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ECCAD21901BEBEEE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61in" svg:height="3.5449in" svg:x="9.4614in" svg:y="1.0248in">
            <draw:object draw:notify-on-update-of-ranges="table.D10:table.D10 table.D11:table.D1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6.1579in" svg:y="1.0039in">
            <draw:object draw:notify-on-update-of-ranges="table.C10:table.C10 table.C11:table.C1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53in" svg:x="16.2343in" svg:y="4.748in">
            <draw:object draw:notify-on-update-of-ranges="table.H10:table.H10 table.H11:table.H139 table.I10:table.I10 table.I11:table.I1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53in" svg:x="9.6661in" svg:y="4.7886in">
            <draw:object draw:notify-on-update-of-ranges="table.J10:table.J10 table.J11:table.J1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ega Per Sample</text:p>
          </table:table-cell>
          <table:table-cell/>
          <table:table-cell table:formula="of:=[.$C$1]/128*3.1415926*2" office:value-type="float" office:value="2.503456603125" calcext:value-type="float">
            <text:p>2.50345660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c</text:p>
          </table:table-cell>
          <table:table-cell/>
          <table:table-cell table:formula="of:=2*COS([.$C$2])" office:value-type="float" office:value="-1.60641501208337" calcext:value-type="float">
            <text:p>-1.6064150120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s</text:p>
          </table:table-cell>
          <table:table-cell/>
          <table:table-cell table:formula="of:=2*SIN([.$C$2])" office:value-type="float" office:value="1.1913986775858" calcext:value-type="float">
            <text:p>1.1913986775858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H138]" office:value-type="float" office:value="3754290.30771288" calcext:value-type="float">
            <text:p>3754290.30771288</text:p>
          </table:table-cell>
          <table:table-cell table:formula="of:=[.I138]" office:value-type="float" office:value="1745425.55622451" calcext:value-type="float">
            <text:p>1745425.55622451</text:p>
          </table:table-cell>
          <table:table-cell table:formula="of:=[.J138]" office:value-type="float" office:value="4140193.96730497" calcext:value-type="float">
            <text:p>4140193.96730497</text:p>
          </table:table-cell>
        </table:table-row>
        <table:table-row table:style-name="ro1">
          <table:table-cell office:value-type="string" calcext:value-type="string">
            <text:p>Sin Omega</text:p>
          </table:table-cell>
          <table:table-cell/>
          <table:table-cell table:formula="of:=([.$C$1])/128*3.1415926*2" office:value-type="float" office:value="2.503456603125" calcext:value-type="float">
            <text:p>2.50345660312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H139]" office:value-type="float" office:value="-4103087.63822942" calcext:value-type="float">
            <text:p>-4103087.63822942</text:p>
          </table:table-cell>
          <table:table-cell table:formula="of:=[.I139]" office:value-type="float" office:value="869988.180665513" calcext:value-type="float">
            <text:p>869988.180665513</text:p>
          </table:table-cell>
          <table:table-cell table:formula="of:=[.J139]" office:value-type="float" office:value="4194306.56980255" calcext:value-type="float">
            <text:p>4194306.56980255</text:p>
          </table:table-cell>
        </table:table-row>
        <table:table-row table:style-name="ro1">
          <table:table-cell office:value-type="string" calcext:value-type="string">
            <text:p>Sin Offs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 Amplitude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 Amplitud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&lt;&lt; I waaaaaaanntttt window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veform to take DFT o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office:value-type="string" calcext:value-type="string">
            <text:p>G’’</text:p>
          </table:table-cell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64-[.$C$8]*ABS(64-[.A11]))/64" office:value-type="float" office:value="1" calcext:value-type="float">
            <text:p>1</text:p>
          </table:table-cell>
          <table:table-cell table:formula="of:=SIN([.A11]*[.$C$5]+[.$C$6])*[.$C$7]*[.B11]" office:value-type="float" office:value="59591.7161644479" calcext:value-type="float">
            <text:p>59591.7161644479</text:p>
          </table:table-cell>
          <table:table-cell office:value-type="float" office:value="0" calcext:value-type="float">
            <text:p>0</text:p>
          </table:table-cell>
          <table:table-cell table:formula="of:=[.$C$2]" office:value-type="float" office:value="2.503456603125" calcext:value-type="float">
            <text:p>2.503456603125</text:p>
          </table:table-cell>
          <table:table-cell table:number-columns-repeated="2"/>
          <table:table-cell table:formula="of:=[.$C$3]*[.D11]-[.F11]" office:value-type="float" office:value="-0" calcext:value-type="float">
            <text:p>0</text:p>
          </table:table-cell>
          <table:table-cell table:formula="of:=[.D11]*[.$C$4]" office:value-type="float" office:value="0" calcext:value-type="float">
            <text:p>0</text:p>
          </table:table-cell>
          <table:table-cell table:formula="of:=SQRT([.H11]*[.H11]+[.I11]*[.I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64-[.$C$8]*ABS(64-[.A12]))/64" office:value-type="float" office:value="1" calcext:value-type="float">
            <text:p>1</text:p>
          </table:table-cell>
          <table:table-cell table:formula="of:=SIN([.A12]*[.$C$5]+[.$C$6])*[.$C$7]*[.B12]" office:value-type="float" office:value="-64110.7829602822" calcext:value-type="float">
            <text:p>-64110.7829602822</text:p>
          </table:table-cell>
          <table:table-cell table:formula="of:=[.C12]+([.$C$3]*[.E11])-[.F11]" office:value-type="float" office:value="-64114.8045505516" calcext:value-type="float">
            <text:p>-64114.8045505516</text:p>
          </table:table-cell>
          <table:table-cell table:formula="of:=[.D12]" office:value-type="float" office:value="-64114.8045505516" calcext:value-type="float">
            <text:p>-64114.8045505516</text:p>
          </table:table-cell>
          <table:table-cell table:formula="of:=[.E11]" office:value-type="float" office:value="2.503456603125" calcext:value-type="float">
            <text:p>2.503456603125</text:p>
          </table:table-cell>
          <table:table-cell/>
          <table:table-cell table:formula="of:=0.5*[.$C$3]*[.D12]-[.F12]" office:value-type="float" office:value="51494.9888067954" calcext:value-type="float">
            <text:p>51494.9888067954</text:p>
          </table:table-cell>
          <table:table-cell table:formula="of:=0.5*[.D12]*[.$C$4]" office:value-type="float" office:value="-38193.1466775997" calcext:value-type="float">
            <text:p>-38193.1466775997</text:p>
          </table:table-cell>
          <table:table-cell table:formula="of:=SQRT([.H12]*[.H12]+[.I12]*[.I12])" office:value-type="float" office:value="64112.7937727613" calcext:value-type="float">
            <text:p>64112.7937727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64-[.$C$8]*ABS(64-[.A13]))/64" office:value-type="float" office:value="1" calcext:value-type="float">
            <text:p>1</text:p>
          </table:table-cell>
          <table:table-cell table:formula="of:=SIN([.A13]*[.$C$5]+[.$C$6])*[.$C$7]*[.B13]" office:value-type="float" office:value="43396.8080193679" calcext:value-type="float">
            <text:p>43396.8080193679</text:p>
          </table:table-cell>
          <table:table-cell table:formula="of:=[.C13]+([.$C$3]*[.E12])-[.F12]" office:value-type="float" office:value="146389.289089562" calcext:value-type="float">
            <text:p>146389.289089562</text:p>
          </table:table-cell>
          <table:table-cell table:formula="of:=[.D13]" office:value-type="float" office:value="146389.289089562" calcext:value-type="float">
            <text:p>146389.289089562</text:p>
          </table:table-cell>
          <table:table-cell table:formula="of:=[.E12]" office:value-type="float" office:value="-64114.8045505516" calcext:value-type="float">
            <text:p>-64114.8045505516</text:p>
          </table:table-cell>
          <table:table-cell/>
          <table:table-cell table:formula="of:=0.5*[.$C$3]*[.D13]-[.F13]" office:value-type="float" office:value="-53466.1712502902" calcext:value-type="float">
            <text:p>-53466.1712502902</text:p>
          </table:table-cell>
          <table:table-cell table:formula="of:=0.5*[.D13]*[.$C$4]" office:value-type="float" office:value="87204.0027170149" calcext:value-type="float">
            <text:p>87204.0027170149</text:p>
          </table:table-cell>
          <table:table-cell table:formula="of:=SQRT([.H13]*[.H13]+[.I13]*[.I13])" office:value-type="float" office:value="102289.635633501" calcext:value-type="float">
            <text:p>102289.635633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64-[.$C$8]*ABS(64-[.A14]))/64" office:value-type="float" office:value="1" calcext:value-type="float">
            <text:p>1</text:p>
          </table:table-cell>
          <table:table-cell table:formula="of:=SIN([.A14]*[.$C$5]+[.$C$6])*[.$C$7]*[.B14]" office:value-type="float" office:value="-5602.50091853016" calcext:value-type="float">
            <text:p>-5602.50091853016</text:p>
          </table:table-cell>
          <table:table-cell table:formula="of:=[.C14]+([.$C$3]*[.E13])-[.F13]" office:value-type="float" office:value="-176649.647969662" calcext:value-type="float">
            <text:p>-176649.647969662</text:p>
          </table:table-cell>
          <table:table-cell table:formula="of:=[.D14]" office:value-type="float" office:value="-176649.647969662" calcext:value-type="float">
            <text:p>-176649.647969662</text:p>
          </table:table-cell>
          <table:table-cell table:formula="of:=[.E13]" office:value-type="float" office:value="146389.289089562" calcext:value-type="float">
            <text:p>146389.289089562</text:p>
          </table:table-cell>
          <table:table-cell/>
          <table:table-cell table:formula="of:=0.5*[.$C$3]*[.D14]-[.F14]" office:value-type="float" office:value="-4502.96590070816" calcext:value-type="float">
            <text:p>-4502.96590070816</text:p>
          </table:table-cell>
          <table:table-cell table:formula="of:=0.5*[.D14]*[.$C$4]" office:value-type="float" office:value="-105230.078493527" calcext:value-type="float">
            <text:p>-105230.078493527</text:p>
          </table:table-cell>
          <table:table-cell table:formula="of:=SQRT([.H14]*[.H14]+[.I14]*[.I14])" office:value-type="float" office:value="105326.3790399" calcext:value-type="float">
            <text:p>105326.3790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64-[.$C$8]*ABS(64-[.A15]))/64" office:value-type="float" office:value="1" calcext:value-type="float">
            <text:p>1</text:p>
          </table:table-cell>
          <table:table-cell table:formula="of:=SIN([.A15]*[.$C$5]+[.$C$6])*[.$C$7]*[.B15]" office:value-type="float" office:value="-34396.8664386302" calcext:value-type="float">
            <text:p>-34396.8664386302</text:p>
          </table:table-cell>
          <table:table-cell table:formula="of:=[.C15]+([.$C$3]*[.E14])-[.F14]" office:value-type="float" office:value="102986.490849515" calcext:value-type="float">
            <text:p>102986.490849515</text:p>
          </table:table-cell>
          <table:table-cell table:formula="of:=[.D15]" office:value-type="float" office:value="102986.490849515" calcext:value-type="float">
            <text:p>102986.490849515</text:p>
          </table:table-cell>
          <table:table-cell table:formula="of:=[.E14]" office:value-type="float" office:value="-176649.647969662" calcext:value-type="float">
            <text:p>-176649.647969662</text:p>
          </table:table-cell>
          <table:table-cell/>
          <table:table-cell table:formula="of:=0.5*[.$C$3]*[.D15]-[.F15]" office:value-type="float" office:value="93930.1254984385" calcext:value-type="float">
            <text:p>93930.1254984385</text:p>
          </table:table-cell>
          <table:table-cell table:formula="of:=0.5*[.D15]*[.$C$4]" office:value-type="float" office:value="61348.9845036574" calcext:value-type="float">
            <text:p>61348.9845036574</text:p>
          </table:table-cell>
          <table:table-cell table:formula="of:=SQRT([.H15]*[.H15]+[.I15]*[.I15])" office:value-type="float" office:value="112189.867527252" calcext:value-type="float">
            <text:p>112189.867527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64-[.$C$8]*ABS(64-[.A16]))/64" office:value-type="float" office:value="1" calcext:value-type="float">
            <text:p>1</text:p>
          </table:table-cell>
          <table:table-cell table:formula="of:=SIN([.A16]*[.$C$5]+[.$C$6])*[.$C$7]*[.B16]" office:value-type="float" office:value="60858.1435341722" calcext:value-type="float">
            <text:p>60858.1435341722</text:p>
          </table:table-cell>
          <table:table-cell table:formula="of:=[.C16]+([.$C$3]*[.E15])-[.F15]" office:value-type="float" office:value="72068.7465613869" calcext:value-type="float">
            <text:p>72068.7465613869</text:p>
          </table:table-cell>
          <table:table-cell table:formula="of:=[.D16]" office:value-type="float" office:value="72068.7465613869" calcext:value-type="float">
            <text:p>72068.7465613869</text:p>
          </table:table-cell>
          <table:table-cell table:formula="of:=[.E15]" office:value-type="float" office:value="102986.490849515" calcext:value-type="float">
            <text:p>102986.490849515</text:p>
          </table:table-cell>
          <table:table-cell/>
          <table:table-cell table:formula="of:=0.5*[.$C$3]*[.D16]-[.F16]" office:value-type="float" office:value="-160872.649038637" calcext:value-type="float">
            <text:p>-160872.649038637</text:p>
          </table:table-cell>
          <table:table-cell table:formula="of:=0.5*[.D16]*[.$C$4]" office:value-type="float" office:value="42931.3046742514" calcext:value-type="float">
            <text:p>42931.3046742514</text:p>
          </table:table-cell>
          <table:table-cell table:formula="of:=SQRT([.H16]*[.H16]+[.I16]*[.I16])" office:value-type="float" office:value="166502.570940337" calcext:value-type="float">
            <text:p>166502.570940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64-[.$C$8]*ABS(64-[.A17]))/64" office:value-type="float" office:value="1" calcext:value-type="float">
            <text:p>1</text:p>
          </table:table-cell>
          <table:table-cell table:formula="of:=SIN([.A17]*[.$C$5]+[.$C$6])*[.$C$7]*[.B17]" office:value-type="float" office:value="-63366.5689421882" calcext:value-type="float">
            <text:p>-63366.5689421882</text:p>
          </table:table-cell>
          <table:table-cell table:formula="of:=[.C17]+([.$C$3]*[.E16])-[.F16]" office:value-type="float" office:value="-282125.376169947" calcext:value-type="float">
            <text:p>-282125.376169947</text:p>
          </table:table-cell>
          <table:table-cell table:formula="of:=[.D17]" office:value-type="float" office:value="-282125.376169947" calcext:value-type="float">
            <text:p>-282125.376169947</text:p>
          </table:table-cell>
          <table:table-cell table:formula="of:=[.E16]" office:value-type="float" office:value="72068.7465613869" calcext:value-type="float">
            <text:p>72068.7465613869</text:p>
          </table:table-cell>
          <table:table-cell/>
          <table:table-cell table:formula="of:=0.5*[.$C$3]*[.D17]-[.F17]" office:value-type="float" office:value="154536.473223148" calcext:value-type="float">
            <text:p>154536.473223148</text:p>
          </table:table-cell>
          <table:table-cell table:formula="of:=0.5*[.D17]*[.$C$4]" office:value-type="float" office:value="-168061.900041136" calcext:value-type="float">
            <text:p>-168061.900041136</text:p>
          </table:table-cell>
          <table:table-cell table:formula="of:=SQRT([.H17]*[.H17]+[.I17]*[.I17])" office:value-type="float" office:value="228311.900262964" calcext:value-type="float">
            <text:p>228311.900262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64-[.$C$8]*ABS(64-[.A18]))/64" office:value-type="float" office:value="1" calcext:value-type="float">
            <text:p>1</text:p>
          </table:table-cell>
          <table:table-cell table:formula="of:=SIN([.A18]*[.$C$5]+[.$C$6])*[.$C$7]*[.B18]" office:value-type="float" office:value="40934.8640787746" calcext:value-type="float">
            <text:p>40934.8640787746</text:p>
          </table:table-cell>
          <table:table-cell table:formula="of:=[.C18]+([.$C$3]*[.E17])-[.F17]" office:value-type="float" office:value="422076.557086457" calcext:value-type="float">
            <text:p>422076.557086457</text:p>
          </table:table-cell>
          <table:table-cell table:formula="of:=[.D18]" office:value-type="float" office:value="422076.557086457" calcext:value-type="float">
            <text:p>422076.557086457</text:p>
          </table:table-cell>
          <table:table-cell table:formula="of:=[.E17]" office:value-type="float" office:value="-282125.376169947" calcext:value-type="float">
            <text:p>-282125.376169947</text:p>
          </table:table-cell>
          <table:table-cell/>
          <table:table-cell table:formula="of:=0.5*[.$C$3]*[.D18]-[.F18]" office:value-type="float" office:value="-56889.6826061262" calcext:value-type="float">
            <text:p>-56889.6826061262</text:p>
          </table:table-cell>
          <table:table-cell table:formula="of:=0.5*[.D18]*[.$C$4]" office:value-type="float" office:value="251430.725976387" calcext:value-type="float">
            <text:p>251430.725976387</text:p>
          </table:table-cell>
          <table:table-cell table:formula="of:=SQRT([.H18]*[.H18]+[.I18]*[.I18])" office:value-type="float" office:value="257786.434771186" calcext:value-type="float">
            <text:p>257786.434771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64-[.$C$8]*ABS(64-[.A19]))/64" office:value-type="float" office:value="1" calcext:value-type="float">
            <text:p>1</text:p>
          </table:table-cell>
          <table:table-cell table:formula="of:=SIN([.A19]*[.$C$5]+[.$C$6])*[.$C$7]*[.B19]" office:value-type="float" office:value="-2391.81123154732" calcext:value-type="float">
            <text:p>-2391.81123154732</text:p>
          </table:table-cell>
          <table:table-cell table:formula="of:=[.C19]+([.$C$3]*[.E18])-[.F18]" office:value-type="float" office:value="-398296.552613747" calcext:value-type="float">
            <text:p>-398296.552613747</text:p>
          </table:table-cell>
          <table:table-cell table:formula="of:=[.D19]" office:value-type="float" office:value="-398296.552613747" calcext:value-type="float">
            <text:p>-398296.552613747</text:p>
          </table:table-cell>
          <table:table-cell table:formula="of:=[.E18]" office:value-type="float" office:value="422076.557086457" calcext:value-type="float">
            <text:p>422076.557086457</text:p>
          </table:table-cell>
          <table:table-cell/>
          <table:table-cell table:formula="of:=0.5*[.$C$3]*[.D19]-[.F19]" office:value-type="float" office:value="-102161.77639657" calcext:value-type="float">
            <text:p>-102161.77639657</text:p>
          </table:table-cell>
          <table:table-cell table:formula="of:=0.5*[.D19]*[.$C$4]" office:value-type="float" office:value="-237264.993035501" calcext:value-type="float">
            <text:p>-237264.993035501</text:p>
          </table:table-cell>
          <table:table-cell table:formula="of:=SQRT([.H19]*[.H19]+[.I19]*[.I19])" office:value-type="float" office:value="258324.806158137" calcext:value-type="float">
            <text:p>258324.806158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64-[.$C$8]*ABS(64-[.A20]))/64" office:value-type="float" office:value="1" calcext:value-type="float">
            <text:p>1</text:p>
          </table:table-cell>
          <table:table-cell table:formula="of:=SIN([.A20]*[.$C$5]+[.$C$6])*[.$C$7]*[.B20]" office:value-type="float" office:value="-37092.6226103474" calcext:value-type="float">
            <text:p>-37092.6226103474</text:p>
          </table:table-cell>
          <table:table-cell table:formula="of:=[.C20]+([.$C$3]*[.E19])-[.F19]" office:value-type="float" office:value="180660.38168297" calcext:value-type="float">
            <text:p>180660.38168297</text:p>
          </table:table-cell>
          <table:table-cell table:formula="of:=[.D20]" office:value-type="float" office:value="180660.38168297" calcext:value-type="float">
            <text:p>180660.38168297</text:p>
          </table:table-cell>
          <table:table-cell table:formula="of:=[.E19]" office:value-type="float" office:value="-398296.552613747" calcext:value-type="float">
            <text:p>-398296.552613747</text:p>
          </table:table-cell>
          <table:table-cell/>
          <table:table-cell table:formula="of:=0.5*[.$C$3]*[.D20]-[.F20]" office:value-type="float" office:value="253188.77800163" calcext:value-type="float">
            <text:p>253188.77800163</text:p>
          </table:table-cell>
          <table:table-cell table:formula="of:=0.5*[.D20]*[.$C$4]" office:value-type="float" office:value="107619.269914618" calcext:value-type="float">
            <text:p>107619.269914618</text:p>
          </table:table-cell>
          <table:table-cell table:formula="of:=SQRT([.H20]*[.H20]+[.I20]*[.I20])" office:value-type="float" office:value="275111.731052883" calcext:value-type="float">
            <text:p>275111.731052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64-[.$C$8]*ABS(64-[.A21]))/64" office:value-type="float" office:value="1" calcext:value-type="float">
            <text:p>1</text:p>
          </table:table-cell>
          <table:table-cell table:formula="of:=SIN([.A21]*[.$C$5]+[.$C$6])*[.$C$7]*[.B21]" office:value-type="float" office:value="61977.9570303522" calcext:value-type="float">
            <text:p>61977.9570303522</text:p>
          </table:table-cell>
          <table:table-cell table:formula="of:=[.C21]+([.$C$3]*[.E20])-[.F20]" office:value-type="float" office:value="170058.960419865" calcext:value-type="float">
            <text:p>170058.960419865</text:p>
          </table:table-cell>
          <table:table-cell table:formula="of:=[.D21]" office:value-type="float" office:value="170058.960419865" calcext:value-type="float">
            <text:p>170058.960419865</text:p>
          </table:table-cell>
          <table:table-cell table:formula="of:=[.E20]" office:value-type="float" office:value="180660.38168297" calcext:value-type="float">
            <text:p>180660.38168297</text:p>
          </table:table-cell>
          <table:table-cell/>
          <table:table-cell table:formula="of:=0.5*[.$C$3]*[.D21]-[.F21]" office:value-type="float" office:value="-317253.015161851" calcext:value-type="float">
            <text:p>-317253.015161851</text:p>
          </table:table-cell>
          <table:table-cell table:formula="of:=0.5*[.D21]*[.$C$4]" office:value-type="float" office:value="101304.010277922" calcext:value-type="float">
            <text:p>101304.010277922</text:p>
          </table:table-cell>
          <table:table-cell table:formula="of:=SQRT([.H21]*[.H21]+[.I21]*[.I21])" office:value-type="float" office:value="333034.499906053" calcext:value-type="float">
            <text:p>333034.4999060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64-[.$C$8]*ABS(64-[.A22]))/64" office:value-type="float" office:value="1" calcext:value-type="float">
            <text:p>1</text:p>
          </table:table-cell>
          <table:table-cell table:formula="of:=SIN([.A22]*[.$C$5]+[.$C$6])*[.$C$7]*[.B22]" office:value-type="float" office:value="-62469.6979814681" calcext:value-type="float">
            <text:p>-62469.6979814681</text:p>
          </table:table-cell>
          <table:table-cell table:formula="of:=[.C22]+([.$C$3]*[.E21])-[.F21]" office:value-type="float" office:value="-516315.3466222" calcext:value-type="float">
            <text:p>-516315.3466222</text:p>
          </table:table-cell>
          <table:table-cell table:formula="of:=[.D22]" office:value-type="float" office:value="-516315.3466222" calcext:value-type="float">
            <text:p>-516315.3466222</text:p>
          </table:table-cell>
          <table:table-cell table:formula="of:=[.E21]" office:value-type="float" office:value="170058.960419865" calcext:value-type="float">
            <text:p>170058.960419865</text:p>
          </table:table-cell>
          <table:table-cell/>
          <table:table-cell table:formula="of:=0.5*[.$C$3]*[.D22]-[.F22]" office:value-type="float" office:value="244649.401471599" calcext:value-type="float">
            <text:p>244649.401471599</text:p>
          </table:table-cell>
          <table:table-cell table:formula="of:=0.5*[.D22]*[.$C$4]" office:value-type="float" office:value="-307568.710591472" calcext:value-type="float">
            <text:p>-307568.710591472</text:p>
          </table:table-cell>
          <table:table-cell table:formula="of:=SQRT([.H22]*[.H22]+[.I22]*[.I22])" office:value-type="float" office:value="393003.614964688" calcext:value-type="float">
            <text:p>393003.614964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64-[.$C$8]*ABS(64-[.A23]))/64" office:value-type="float" office:value="1" calcext:value-type="float">
            <text:p>1</text:p>
          </table:table-cell>
          <table:table-cell table:formula="of:=SIN([.A23]*[.$C$5]+[.$C$6])*[.$C$7]*[.B23]" office:value-type="float" office:value="38374.3036073921" calcext:value-type="float">
            <text:p>38374.3036073921</text:p>
          </table:table-cell>
          <table:table-cell table:formula="of:=[.C23]+([.$C$3]*[.E22])-[.F22]" office:value-type="float" office:value="697732.066970456" calcext:value-type="float">
            <text:p>697732.066970456</text:p>
          </table:table-cell>
          <table:table-cell table:formula="of:=[.D23]" office:value-type="float" office:value="697732.066970456" calcext:value-type="float">
            <text:p>697732.066970456</text:p>
          </table:table-cell>
          <table:table-cell table:formula="of:=[.E22]" office:value-type="float" office:value="-516315.3466222" calcext:value-type="float">
            <text:p>-516315.3466222</text:p>
          </table:table-cell>
          <table:table-cell/>
          <table:table-cell table:formula="of:=0.5*[.$C$3]*[.D23]-[.F23]" office:value-type="float" office:value="-44108.2867744481" calcext:value-type="float">
            <text:p>-44108.2867744481</text:p>
          </table:table-cell>
          <table:table-cell table:formula="of:=0.5*[.D23]*[.$C$4]" office:value-type="float" office:value="415638.530948905" calcext:value-type="float">
            <text:p>415638.530948905</text:p>
          </table:table-cell>
          <table:table-cell table:formula="of:=SQRT([.H23]*[.H23]+[.I23]*[.I23])" office:value-type="float" office:value="417972.402643453" calcext:value-type="float">
            <text:p>417972.4026434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64-[.$C$8]*ABS(64-[.A24]))/64" office:value-type="float" office:value="1" calcext:value-type="float">
            <text:p>1</text:p>
          </table:table-cell>
          <table:table-cell table:formula="of:=SIN([.A24]*[.$C$5]+[.$C$6])*[.$C$7]*[.B24]" office:value-type="float" office:value="824.640588308457" calcext:value-type="float">
            <text:p>824.640588308457</text:p>
          </table:table-cell>
          <table:table-cell table:formula="of:=[.C24]+([.$C$3]*[.E23])-[.F23]" office:value-type="float" office:value="-603707.279582788" calcext:value-type="float">
            <text:p>-603707.279582788</text:p>
          </table:table-cell>
          <table:table-cell table:formula="of:=[.D24]" office:value-type="float" office:value="-603707.279582788" calcext:value-type="float">
            <text:p>-603707.279582788</text:p>
          </table:table-cell>
          <table:table-cell table:formula="of:=[.E23]" office:value-type="float" office:value="697732.066970456" calcext:value-type="float">
            <text:p>697732.066970456</text:p>
          </table:table-cell>
          <table:table-cell/>
          <table:table-cell table:formula="of:=0.5*[.$C$3]*[.D24]-[.F24]" office:value-type="float" office:value="-212829.848557556" calcext:value-type="float">
            <text:p>-212829.848557556</text:p>
          </table:table-cell>
          <table:table-cell table:formula="of:=0.5*[.D24]*[.$C$4]" office:value-type="float" office:value="-359628.027271928" calcext:value-type="float">
            <text:p>-359628.027271928</text:p>
          </table:table-cell>
          <table:table-cell table:formula="of:=SQRT([.H24]*[.H24]+[.I24]*[.I24])" office:value-type="float" office:value="417886.183591335" calcext:value-type="float">
            <text:p>417886.183591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64-[.$C$8]*ABS(64-[.A25]))/64" office:value-type="float" office:value="1" calcext:value-type="float">
            <text:p>1</text:p>
          </table:table-cell>
          <table:table-cell table:formula="of:=SIN([.A25]*[.$C$5]+[.$C$6])*[.$C$7]*[.B25]" office:value-type="float" office:value="-39699.0186280241" calcext:value-type="float">
            <text:p>-39699.0186280241</text:p>
          </table:table-cell>
          <table:table-cell table:formula="of:=[.C25]+([.$C$3]*[.E24])-[.F24]" office:value-type="float" office:value="232373.35122732" calcext:value-type="float">
            <text:p>232373.35122732</text:p>
          </table:table-cell>
          <table:table-cell table:formula="of:=[.D25]" office:value-type="float" office:value="232373.35122732" calcext:value-type="float">
            <text:p>232373.35122732</text:p>
          </table:table-cell>
          <table:table-cell table:formula="of:=[.E24]" office:value-type="float" office:value="-603707.279582788" calcext:value-type="float">
            <text:p>-603707.279582788</text:p>
          </table:table-cell>
          <table:table-cell/>
          <table:table-cell table:formula="of:=0.5*[.$C$3]*[.D25]-[.F25]" office:value-type="float" office:value="417063.259672944" calcext:value-type="float">
            <text:p>417063.259672944</text:p>
          </table:table-cell>
          <table:table-cell table:formula="of:=0.5*[.D25]*[.$C$4]" office:value-type="float" office:value="138424.651679205" calcext:value-type="float">
            <text:p>138424.651679205</text:p>
          </table:table-cell>
          <table:table-cell table:formula="of:=SQRT([.H25]*[.H25]+[.I25]*[.I25])" office:value-type="float" office:value="439435.031331744" calcext:value-type="float">
            <text:p>439435.031331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64-[.$C$8]*ABS(64-[.A26]))/64" office:value-type="float" office:value="1" calcext:value-type="float">
            <text:p>1</text:p>
          </table:table-cell>
          <table:table-cell table:formula="of:=SIN([.A26]*[.$C$5]+[.$C$6])*[.$C$7]*[.B26]" office:value-type="float" office:value="62948.4589007268" calcext:value-type="float">
            <text:p>62948.4589007268</text:p>
          </table:table-cell>
          <table:table-cell table:formula="of:=[.C26]+([.$C$3]*[.E25])-[.F25]" office:value-type="float" office:value="293367.698663827" calcext:value-type="float">
            <text:p>293367.698663827</text:p>
          </table:table-cell>
          <table:table-cell table:formula="of:=[.D26]" office:value-type="float" office:value="293367.698663827" calcext:value-type="float">
            <text:p>293367.698663827</text:p>
          </table:table-cell>
          <table:table-cell table:formula="of:=[.E25]" office:value-type="float" office:value="232373.35122732" calcext:value-type="float">
            <text:p>232373.35122732</text:p>
          </table:table-cell>
          <table:table-cell/>
          <table:table-cell table:formula="of:=0.5*[.$C$3]*[.D26]-[.F26]" office:value-type="float" office:value="-468008.488824281" calcext:value-type="float">
            <text:p>-468008.488824281</text:p>
          </table:table-cell>
          <table:table-cell table:formula="of:=0.5*[.D26]*[.$C$4]" office:value-type="float" office:value="174758.944117237" calcext:value-type="float">
            <text:p>174758.944117237</text:p>
          </table:table-cell>
          <table:table-cell table:formula="of:=SQRT([.H26]*[.H26]+[.I26]*[.I26])" office:value-type="float" office:value="499572.451362721" calcext:value-type="float">
            <text:p>499572.451362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64-[.$C$8]*ABS(64-[.A27]))/64" office:value-type="float" office:value="1" calcext:value-type="float">
            <text:p>1</text:p>
          </table:table-cell>
          <table:table-cell table:formula="of:=SIN([.A27]*[.$C$5]+[.$C$6])*[.$C$7]*[.B27]" office:value-type="float" office:value="-61422.330737616" calcext:value-type="float">
            <text:p>-61422.330737616</text:p>
          </table:table-cell>
          <table:table-cell table:formula="of:=[.C27]+([.$C$3]*[.E26])-[.F26]" office:value-type="float" office:value="-765065.957158857" calcext:value-type="float">
            <text:p>-765065.957158857</text:p>
          </table:table-cell>
          <table:table-cell table:formula="of:=[.D27]" office:value-type="float" office:value="-765065.957158857" calcext:value-type="float">
            <text:p>-765065.957158857</text:p>
          </table:table-cell>
          <table:table-cell table:formula="of:=[.E26]" office:value-type="float" office:value="293367.698663827" calcext:value-type="float">
            <text:p>293367.698663827</text:p>
          </table:table-cell>
          <table:table-cell/>
          <table:table-cell table:formula="of:=0.5*[.$C$3]*[.D27]-[.F27]" office:value-type="float" office:value="321139.020743132" calcext:value-type="float">
            <text:p>321139.020743132</text:p>
          </table:table-cell>
          <table:table-cell table:formula="of:=0.5*[.D27]*[.$C$4]" office:value-type="float" office:value="-455749.28481249" calcext:value-type="float">
            <text:p>-455749.28481249</text:p>
          </table:table-cell>
          <table:table-cell table:formula="of:=SQRT([.H27]*[.H27]+[.I27]*[.I27])" office:value-type="float" office:value="557528.188750088" calcext:value-type="float">
            <text:p>557528.188750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64-[.$C$8]*ABS(64-[.A28]))/64" office:value-type="float" office:value="1" calcext:value-type="float">
            <text:p>1</text:p>
          </table:table-cell>
          <table:table-cell table:formula="of:=SIN([.A28]*[.$C$5]+[.$C$6])*[.$C$7]*[.B28]" office:value-type="float" office:value="35721.2952733293" calcext:value-type="float">
            <text:p>35721.2952733293</text:p>
          </table:table-cell>
          <table:table-cell table:formula="of:=[.C28]+([.$C$3]*[.E27])-[.F27]" office:value-type="float" office:value="971367.03542342" calcext:value-type="float">
            <text:p>971367.03542342</text:p>
          </table:table-cell>
          <table:table-cell table:formula="of:=[.D28]" office:value-type="float" office:value="971367.03542342" calcext:value-type="float">
            <text:p>971367.03542342</text:p>
          </table:table-cell>
          <table:table-cell table:formula="of:=[.E27]" office:value-type="float" office:value="-765065.957158857" calcext:value-type="float">
            <text:p>-765065.957158857</text:p>
          </table:table-cell>
          <table:table-cell/>
          <table:table-cell table:formula="of:=0.5*[.$C$3]*[.D28]-[.F28]" office:value-type="float" office:value="-15143.3368146905" calcext:value-type="float">
            <text:p>-15143.3368146905</text:p>
          </table:table-cell>
          <table:table-cell table:formula="of:=0.5*[.D28]*[.$C$4]" office:value-type="float" office:value="578642.700726952" calcext:value-type="float">
            <text:p>578642.700726952</text:p>
          </table:table-cell>
          <table:table-cell table:formula="of:=SQRT([.H28]*[.H28]+[.I28]*[.I28])" office:value-type="float" office:value="578840.820739574" calcext:value-type="float">
            <text:p>578840.820739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64-[.$C$8]*ABS(64-[.A29]))/64" office:value-type="float" office:value="1" calcext:value-type="float">
            <text:p>1</text:p>
          </table:table-cell>
          <table:table-cell table:formula="of:=SIN([.A29]*[.$C$5]+[.$C$6])*[.$C$7]*[.B29]" office:value-type="float" office:value="4039.10575947766" calcext:value-type="float">
            <text:p>4039.10575947766</text:p>
          </table:table-cell>
          <table:table-cell table:formula="of:=[.C29]+([.$C$3]*[.E28])-[.F28]" office:value-type="float" office:value="-791313.525028761" calcext:value-type="float">
            <text:p>-791313.525028761</text:p>
          </table:table-cell>
          <table:table-cell table:formula="of:=[.D29]" office:value-type="float" office:value="-791313.525028761" calcext:value-type="float">
            <text:p>-791313.525028761</text:p>
          </table:table-cell>
          <table:table-cell table:formula="of:=[.E28]" office:value-type="float" office:value="971367.03542342" calcext:value-type="float">
            <text:p>971367.03542342</text:p>
          </table:table-cell>
          <table:table-cell/>
          <table:table-cell table:formula="of:=0.5*[.$C$3]*[.D29]-[.F29]" office:value-type="float" office:value="-335778.072488016" calcext:value-type="float">
            <text:p>-335778.072488016</text:p>
          </table:table-cell>
          <table:table-cell table:formula="of:=0.5*[.D29]*[.$C$4]" office:value-type="float" office:value="-471384.943637513" calcext:value-type="float">
            <text:p>-471384.943637513</text:p>
          </table:table-cell>
          <table:table-cell table:formula="of:=SQRT([.H29]*[.H29]+[.I29]*[.I29])" office:value-type="float" office:value="578749.236761405" calcext:value-type="float">
            <text:p>578749.2367614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64-[.$C$8]*ABS(64-[.A30]))/64" office:value-type="float" office:value="1" calcext:value-type="float">
            <text:p>1</text:p>
          </table:table-cell>
          <table:table-cell table:formula="of:=SIN([.A30]*[.$C$5]+[.$C$6])*[.$C$7]*[.B30]" office:value-type="float" office:value="-42209.7754007462" calcext:value-type="float">
            <text:p>-42209.7754007462</text:p>
          </table:table-cell>
          <table:table-cell table:formula="of:=[.C30]+([.$C$3]*[.E29])-[.F29]" office:value-type="float" office:value="257601.115046641" calcext:value-type="float">
            <text:p>257601.115046641</text:p>
          </table:table-cell>
          <table:table-cell table:formula="of:=[.D30]" office:value-type="float" office:value="257601.115046641" calcext:value-type="float">
            <text:p>257601.115046641</text:p>
          </table:table-cell>
          <table:table-cell table:formula="of:=[.E29]" office:value-type="float" office:value="-791313.525028761" calcext:value-type="float">
            <text:p>-791313.525028761</text:p>
          </table:table-cell>
          <table:table-cell/>
          <table:table-cell table:formula="of:=0.5*[.$C$3]*[.D30]-[.F30]" office:value-type="float" office:value="584406.375858591" calcext:value-type="float">
            <text:p>584406.375858591</text:p>
          </table:table-cell>
          <table:table-cell table:formula="of:=0.5*[.D30]*[.$C$4]" office:value-type="float" office:value="153452.813905598" calcext:value-type="float">
            <text:p>153452.813905598</text:p>
          </table:table-cell>
          <table:table-cell table:formula="of:=SQRT([.H30]*[.H30]+[.I30]*[.I30])" office:value-type="float" office:value="604217.326993954" calcext:value-type="float">
            <text:p>604217.326993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64-[.$C$8]*ABS(64-[.A31]))/64" office:value-type="float" office:value="1" calcext:value-type="float">
            <text:p>1</text:p>
          </table:table-cell>
          <table:table-cell table:formula="of:=SIN([.A31]*[.$C$5]+[.$C$6])*[.$C$7]*[.B31]" office:value-type="float" office:value="63767.3111009483" calcext:value-type="float">
            <text:p>63767.3111009483</text:p>
          </table:table-cell>
          <table:table-cell table:formula="of:=[.C31]+([.$C$3]*[.E30])-[.F30]" office:value-type="float" office:value="441266.53778937" calcext:value-type="float">
            <text:p>441266.53778937</text:p>
          </table:table-cell>
          <table:table-cell table:formula="of:=[.D31]" office:value-type="float" office:value="441266.53778937" calcext:value-type="float">
            <text:p>441266.53778937</text:p>
          </table:table-cell>
          <table:table-cell table:formula="of:=[.E30]" office:value-type="float" office:value="257601.115046641" calcext:value-type="float">
            <text:p>257601.115046641</text:p>
          </table:table-cell>
          <table:table-cell/>
          <table:table-cell table:formula="of:=0.5*[.$C$3]*[.D31]-[.F31]" office:value-type="float" office:value="-612029.710364089" calcext:value-type="float">
            <text:p>-612029.710364089</text:p>
          </table:table-cell>
          <table:table-cell table:formula="of:=0.5*[.D31]*[.$C$4]" office:value-type="float" office:value="262862.184792561" calcext:value-type="float">
            <text:p>262862.184792561</text:p>
          </table:table-cell>
          <table:table-cell table:formula="of:=SQRT([.H31]*[.H31]+[.I31]*[.I31])" office:value-type="float" office:value="666090.755499781" calcext:value-type="float">
            <text:p>666090.7554997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64-[.$C$8]*ABS(64-[.A32]))/64" office:value-type="float" office:value="1" calcext:value-type="float">
            <text:p>1</text:p>
          </table:table-cell>
          <table:table-cell table:formula="of:=SIN([.A32]*[.$C$5]+[.$C$6])*[.$C$7]*[.B32]" office:value-type="float" office:value="-60226.9904320074" calcext:value-type="float">
            <text:p>-60226.9904320074</text:p>
          </table:table-cell>
          <table:table-cell table:formula="of:=[.C32]+([.$C$3]*[.E31])-[.F31]" office:value-type="float" office:value="-1026685.29611354" calcext:value-type="float">
            <text:p>-1026685.29611354</text:p>
          </table:table-cell>
          <table:table-cell table:formula="of:=[.D32]" office:value-type="float" office:value="-1026685.29611354" calcext:value-type="float">
            <text:p>-1026685.29611354</text:p>
          </table:table-cell>
          <table:table-cell table:formula="of:=[.E31]" office:value-type="float" office:value="441266.53778937" calcext:value-type="float">
            <text:p>441266.53778937</text:p>
          </table:table-cell>
          <table:table-cell/>
          <table:table-cell table:formula="of:=0.5*[.$C$3]*[.D32]-[.F32]" office:value-type="float" office:value="383374.798391657" calcext:value-type="float">
            <text:p>383374.798391657</text:p>
          </table:table-cell>
          <table:table-cell table:formula="of:=0.5*[.D32]*[.$C$4]" office:value-type="float" office:value="-611595.752043233" calcext:value-type="float">
            <text:p>-611595.752043233</text:p>
          </table:table-cell>
          <table:table-cell table:formula="of:=SQRT([.H32]*[.H32]+[.I32]*[.I32])" office:value-type="float" office:value="721821.030421787" calcext:value-type="float">
            <text:p>721821.0304217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4-[.$C$8]*ABS(64-[.A33]))/64" office:value-type="float" office:value="1" calcext:value-type="float">
            <text:p>1</text:p>
          </table:table-cell>
          <table:table-cell table:formula="of:=SIN([.A33]*[.$C$5]+[.$C$6])*[.$C$7]*[.B33]" office:value-type="float" office:value="32982.2304616297" calcext:value-type="float">
            <text:p>32982.2304616297</text:p>
          </table:table-cell>
          <table:table-cell table:formula="of:=[.C33]+([.$C$3]*[.E32])-[.F32]" office:value-type="float" office:value="1240998.36503431" calcext:value-type="float">
            <text:p>1240998.36503431</text:p>
          </table:table-cell>
          <table:table-cell table:formula="of:=[.D33]" office:value-type="float" office:value="1240998.36503431" calcext:value-type="float">
            <text:p>1240998.36503431</text:p>
          </table:table-cell>
          <table:table-cell table:formula="of:=[.E32]" office:value-type="float" office:value="-1026685.29611354" calcext:value-type="float">
            <text:p>-1026685.29611354</text:p>
          </table:table-cell>
          <table:table-cell/>
          <table:table-cell table:formula="of:=0.5*[.$C$3]*[.D33]-[.F33]" office:value-type="float" office:value="29906.0943325283" calcext:value-type="float">
            <text:p>29906.0943325283</text:p>
          </table:table-cell>
          <table:table-cell table:formula="of:=0.5*[.D33]*[.$C$4]" office:value-type="float" office:value="739261.905494012" calcext:value-type="float">
            <text:p>739261.905494012</text:p>
          </table:table-cell>
          <table:table-cell table:formula="of:=SQRT([.H33]*[.H33]+[.I33]*[.I33])" office:value-type="float" office:value="739866.568641173" calcext:value-type="float">
            <text:p>739866.5686411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64-[.$C$8]*ABS(64-[.A34]))/64" office:value-type="float" office:value="1" calcext:value-type="float">
            <text:p>1</text:p>
          </table:table-cell>
          <table:table-cell table:formula="of:=SIN([.A34]*[.$C$5]+[.$C$6])*[.$C$7]*[.B34]" office:value-type="float" office:value="7243.84028645217" calcext:value-type="float">
            <text:p>7243.84028645217</text:p>
          </table:table-cell>
          <table:table-cell table:formula="of:=[.C34]+([.$C$3]*[.E33])-[.F33]" office:value-type="float" office:value="-959629.267162036" calcext:value-type="float">
            <text:p>-959629.267162036</text:p>
          </table:table-cell>
          <table:table-cell table:formula="of:=[.D34]" office:value-type="float" office:value="-959629.267162036" calcext:value-type="float">
            <text:p>-959629.267162036</text:p>
          </table:table-cell>
          <table:table-cell table:formula="of:=[.E33]" office:value-type="float" office:value="1240998.36503431" calcext:value-type="float">
            <text:p>1240998.36503431</text:p>
          </table:table-cell>
          <table:table-cell/>
          <table:table-cell table:formula="of:=0.5*[.$C$3]*[.D34]-[.F34]" office:value-type="float" office:value="-470216.934632486" calcext:value-type="float">
            <text:p>-470216.934632486</text:p>
          </table:table-cell>
          <table:table-cell table:formula="of:=0.5*[.D34]*[.$C$4]" office:value-type="float" office:value="-571650.519934742" calcext:value-type="float">
            <text:p>-571650.519934742</text:p>
          </table:table-cell>
          <table:table-cell table:formula="of:=SQRT([.H34]*[.H34]+[.I34]*[.I34])" office:value-type="float" office:value="740194.759882041" calcext:value-type="float">
            <text:p>740194.7598820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64-[.$C$8]*ABS(64-[.A35]))/64" office:value-type="float" office:value="1" calcext:value-type="float">
            <text:p>1</text:p>
          </table:table-cell>
          <table:table-cell table:formula="of:=SIN([.A35]*[.$C$5]+[.$C$6])*[.$C$7]*[.B35]" office:value-type="float" office:value="-44618.8442429211" calcext:value-type="float">
            <text:p>-44618.8442429211</text:p>
          </table:table-cell>
          <table:table-cell table:formula="of:=[.C35]+([.$C$3]*[.E34])-[.F34]" office:value-type="float" office:value="255945.651526419" calcext:value-type="float">
            <text:p>255945.651526419</text:p>
          </table:table-cell>
          <table:table-cell table:formula="of:=[.D35]" office:value-type="float" office:value="255945.651526419" calcext:value-type="float">
            <text:p>255945.651526419</text:p>
          </table:table-cell>
          <table:table-cell table:formula="of:=[.E34]" office:value-type="float" office:value="-959629.267162036" calcext:value-type="float">
            <text:p>-959629.267162036</text:p>
          </table:table-cell>
          <table:table-cell/>
          <table:table-cell table:formula="of:=0.5*[.$C$3]*[.D35]-[.F35]" office:value-type="float" office:value="754051.798717287" calcext:value-type="float">
            <text:p>754051.798717287</text:p>
          </table:table-cell>
          <table:table-cell table:formula="of:=0.5*[.D35]*[.$C$4]" office:value-type="float" office:value="152466.655381206" calcext:value-type="float">
            <text:p>152466.655381206</text:p>
          </table:table-cell>
          <table:table-cell table:formula="of:=SQRT([.H35]*[.H35]+[.I35]*[.I35])" office:value-type="float" office:value="769311.507876951" calcext:value-type="float">
            <text:p>769311.5078769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64-[.$C$8]*ABS(64-[.A36]))/64" office:value-type="float" office:value="1" calcext:value-type="float">
            <text:p>1</text:p>
          </table:table-cell>
          <table:table-cell table:formula="of:=SIN([.A36]*[.$C$5]+[.$C$6])*[.$C$7]*[.B36]" office:value-type="float" office:value="64432.5409271853" calcext:value-type="float">
            <text:p>64432.5409271853</text:p>
          </table:table-cell>
          <table:table-cell table:formula="of:=[.C36]+([.$C$3]*[.E35])-[.F35]" office:value-type="float" office:value="612906.871199724" calcext:value-type="float">
            <text:p>612906.871199724</text:p>
          </table:table-cell>
          <table:table-cell table:formula="of:=[.D36]" office:value-type="float" office:value="612906.871199724" calcext:value-type="float">
            <text:p>612906.871199724</text:p>
          </table:table-cell>
          <table:table-cell table:formula="of:=[.E35]" office:value-type="float" office:value="255945.651526419" calcext:value-type="float">
            <text:p>255945.651526419</text:p>
          </table:table-cell>
          <table:table-cell/>
          <table:table-cell table:formula="of:=0.5*[.$C$3]*[.D36]-[.F36]" office:value-type="float" office:value="-748237.05097856" calcext:value-type="float">
            <text:p>-748237.05097856</text:p>
          </table:table-cell>
          <table:table-cell table:formula="of:=0.5*[.D36]*[.$C$4]" office:value-type="float" office:value="365108.217915301" calcext:value-type="float">
            <text:p>365108.217915301</text:p>
          </table:table-cell>
          <table:table-cell table:formula="of:=SQRT([.H36]*[.H36]+[.I36]*[.I36])" office:value-type="float" office:value="832563.928624331" calcext:value-type="float">
            <text:p>832563.9286243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64-[.$C$8]*ABS(64-[.A37]))/64" office:value-type="float" office:value="1" calcext:value-type="float">
            <text:p>1</text:p>
          </table:table-cell>
          <table:table-cell table:formula="of:=SIN([.A37]*[.$C$5]+[.$C$6])*[.$C$7]*[.B37]" office:value-type="float" office:value="-58886.5567691855" calcext:value-type="float">
            <text:p>-58886.5567691855</text:p>
          </table:table-cell>
          <table:table-cell table:formula="of:=[.C37]+([.$C$3]*[.E36])-[.F36]" office:value-type="float" office:value="-1299415.00719989" calcext:value-type="float">
            <text:p>-1299415.00719989</text:p>
          </table:table-cell>
          <table:table-cell table:formula="of:=[.D37]" office:value-type="float" office:value="-1299415.00719989" calcext:value-type="float">
            <text:p>-1299415.00719989</text:p>
          </table:table-cell>
          <table:table-cell table:formula="of:=[.E36]" office:value-type="float" office:value="612906.871199724" calcext:value-type="float">
            <text:p>612906.871199724</text:p>
          </table:table-cell>
          <table:table-cell/>
          <table:table-cell table:formula="of:=0.5*[.$C$3]*[.D37]-[.F37]" office:value-type="float" office:value="430793.016046433" calcext:value-type="float">
            <text:p>430793.016046433</text:p>
          </table:table-cell>
          <table:table-cell table:formula="of:=0.5*[.D37]*[.$C$4]" office:value-type="float" office:value="-774060.660606546" calcext:value-type="float">
            <text:p>-774060.660606546</text:p>
          </table:table-cell>
          <table:table-cell table:formula="of:=SQRT([.H37]*[.H37]+[.I37]*[.I37])" office:value-type="float" office:value="885862.590345153" calcext:value-type="float">
            <text:p>885862.5903451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64-[.$C$8]*ABS(64-[.A38]))/64" office:value-type="float" office:value="1" calcext:value-type="float">
            <text:p>1</text:p>
          </table:table-cell>
          <table:table-cell table:formula="of:=SIN([.A38]*[.$C$5]+[.$C$6])*[.$C$7]*[.B38]" office:value-type="float" office:value="30163.7078767337" calcext:value-type="float">
            <text:p>30163.7078767337</text:p>
          </table:table-cell>
          <table:table-cell table:formula="of:=[.C38]+([.$C$3]*[.E37])-[.F37]" office:value-type="float" office:value="1504656.61116932" calcext:value-type="float">
            <text:p>1504656.61116932</text:p>
          </table:table-cell>
          <table:table-cell table:formula="of:=[.D38]" office:value-type="float" office:value="1504656.61116932" calcext:value-type="float">
            <text:p>1504656.61116932</text:p>
          </table:table-cell>
          <table:table-cell table:formula="of:=[.E37]" office:value-type="float" office:value="-1299415.00719989" calcext:value-type="float">
            <text:p>-1299415.00719989</text:p>
          </table:table-cell>
          <table:table-cell/>
          <table:table-cell table:formula="of:=0.5*[.$C$3]*[.D38]-[.F38]" office:value-type="float" office:value="90863.5230934452" calcext:value-type="float">
            <text:p>90863.5230934452</text:p>
          </table:table-cell>
          <table:table-cell table:formula="of:=0.5*[.D38]*[.$C$4]" office:value-type="float" office:value="896322.948383933" calcext:value-type="float">
            <text:p>896322.948383933</text:p>
          </table:table-cell>
          <table:table-cell table:formula="of:=SQRT([.H38]*[.H38]+[.I38]*[.I38])" office:value-type="float" office:value="900916.759544754" calcext:value-type="float">
            <text:p>900916.759544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64-[.$C$8]*ABS(64-[.A39]))/64" office:value-type="float" office:value="1" calcext:value-type="float">
            <text:p>1</text:p>
          </table:table-cell>
          <table:table-cell table:formula="of:=SIN([.A39]*[.$C$5]+[.$C$6])*[.$C$7]*[.B39]" office:value-type="float" office:value="10431.1236159031" calcext:value-type="float">
            <text:p>10431.1236159031</text:p>
          </table:table-cell>
          <table:table-cell table:formula="of:=[.C39]+([.$C$3]*[.E38])-[.F38]" office:value-type="float" office:value="-1107256.83739709" calcext:value-type="float">
            <text:p>-1107256.83739709</text:p>
          </table:table-cell>
          <table:table-cell table:formula="of:=[.D39]" office:value-type="float" office:value="-1107256.83739709" calcext:value-type="float">
            <text:p>-1107256.83739709</text:p>
          </table:table-cell>
          <table:table-cell table:formula="of:=[.E38]" office:value-type="float" office:value="1504656.61116932" calcext:value-type="float">
            <text:p>1504656.61116932</text:p>
          </table:table-cell>
          <table:table-cell/>
          <table:table-cell table:formula="of:=0.5*[.$C$3]*[.D39]-[.F39]" office:value-type="float" office:value="-615299.608256002" calcext:value-type="float">
            <text:p>-615299.608256002</text:p>
          </table:table-cell>
          <table:table-cell table:formula="of:=0.5*[.D39]*[.$C$4]" office:value-type="float" office:value="-659592.165911368" calcext:value-type="float">
            <text:p>-659592.165911368</text:p>
          </table:table-cell>
          <table:table-cell table:formula="of:=SQRT([.H39]*[.H39]+[.I39]*[.I39])" office:value-type="float" office:value="902028.510221068" calcext:value-type="float">
            <text:p>902028.5102210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64-[.$C$8]*ABS(64-[.A40]))/64" office:value-type="float" office:value="1" calcext:value-type="float">
            <text:p>1</text:p>
          </table:table-cell>
          <table:table-cell table:formula="of:=SIN([.A40]*[.$C$5]+[.$C$6])*[.$C$7]*[.B40]" office:value-type="float" office:value="-46920.4214462184" calcext:value-type="float">
            <text:p>-46920.4214462184</text:p>
          </table:table-cell>
          <table:table-cell table:formula="of:=[.C40]+([.$C$3]*[.E39])-[.F39]" office:value-type="float" office:value="227136.973211099" calcext:value-type="float">
            <text:p>227136.973211099</text:p>
          </table:table-cell>
          <table:table-cell table:formula="of:=[.D40]" office:value-type="float" office:value="227136.973211099" calcext:value-type="float">
            <text:p>227136.973211099</text:p>
          </table:table-cell>
          <table:table-cell table:formula="of:=[.E39]" office:value-type="float" office:value="-1107256.83739709" calcext:value-type="float">
            <text:p>-1107256.83739709</text:p>
          </table:table-cell>
          <table:table-cell/>
          <table:table-cell table:formula="of:=0.5*[.$C$3]*[.D40]-[.F40]" office:value-type="float" office:value="924818.715614349" calcext:value-type="float">
            <text:p>924818.715614349</text:p>
          </table:table-cell>
          <table:table-cell table:formula="of:=0.5*[.D40]*[.$C$4]" office:value-type="float" office:value="135305.344757273" calcext:value-type="float">
            <text:p>135305.344757273</text:p>
          </table:table-cell>
          <table:table-cell table:formula="of:=SQRT([.H40]*[.H40]+[.I40]*[.I40])" office:value-type="float" office:value="934664.214073942" calcext:value-type="float">
            <text:p>934664.2140739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64-[.$C$8]*ABS(64-[.A41]))/64" office:value-type="float" office:value="1" calcext:value-type="float">
            <text:p>1</text:p>
          </table:table-cell>
          <table:table-cell table:formula="of:=SIN([.A41]*[.$C$5]+[.$C$6])*[.$C$7]*[.B41]" office:value-type="float" office:value="64942.5457685797" calcext:value-type="float">
            <text:p>64942.5457685797</text:p>
          </table:table-cell>
          <table:table-cell table:formula="of:=[.C41]+([.$C$3]*[.E40])-[.F40]" office:value-type="float" office:value="807323.139600185" calcext:value-type="float">
            <text:p>807323.139600185</text:p>
          </table:table-cell>
          <table:table-cell table:formula="of:=[.D41]" office:value-type="float" office:value="807323.139600185" calcext:value-type="float">
            <text:p>807323.139600185</text:p>
          </table:table-cell>
          <table:table-cell table:formula="of:=[.E40]" office:value-type="float" office:value="227136.973211099" calcext:value-type="float">
            <text:p>227136.973211099</text:p>
          </table:table-cell>
          <table:table-cell/>
          <table:table-cell table:formula="of:=0.5*[.$C$3]*[.D41]-[.F41]" office:value-type="float" office:value="-875584.978739106" calcext:value-type="float">
            <text:p>-875584.978739106</text:p>
          </table:table-cell>
          <table:table-cell table:formula="of:=0.5*[.D41]*[.$C$4]" office:value-type="float" office:value="480921.86045204" calcext:value-type="float">
            <text:p>480921.86045204</text:p>
          </table:table-cell>
          <table:table-cell table:formula="of:=SQRT([.H41]*[.H41]+[.I41]*[.I41])" office:value-type="float" office:value="998966.911791482" calcext:value-type="float">
            <text:p>998966.9117914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64-[.$C$8]*ABS(64-[.A42]))/64" office:value-type="float" office:value="1" calcext:value-type="float">
            <text:p>1</text:p>
          </table:table-cell>
          <table:table-cell table:formula="of:=SIN([.A42]*[.$C$5]+[.$C$6])*[.$C$7]*[.B42]" office:value-type="float" office:value="-57404.2589993392" calcext:value-type="float">
            <text:p>-57404.2589993392</text:p>
          </table:table-cell>
          <table:table-cell table:formula="of:=[.C42]+([.$C$3]*[.E41])-[.F41]" office:value-type="float" office:value="-1581437.24326645" calcext:value-type="float">
            <text:p>-1581437.24326645</text:p>
          </table:table-cell>
          <table:table-cell table:formula="of:=[.D42]" office:value-type="float" office:value="-1581437.24326645" calcext:value-type="float">
            <text:p>-1581437.24326645</text:p>
          </table:table-cell>
          <table:table-cell table:formula="of:=[.E41]" office:value-type="float" office:value="807323.139600185" calcext:value-type="float">
            <text:p>807323.139600185</text:p>
          </table:table-cell>
          <table:table-cell/>
          <table:table-cell table:formula="of:=0.5*[.$C$3]*[.D42]-[.F42]" office:value-type="float" office:value="462899.124525295" calcext:value-type="float">
            <text:p>462899.124525295</text:p>
          </table:table-cell>
          <table:table-cell table:formula="of:=0.5*[.D42]*[.$C$4]" office:value-type="float" office:value="-942061.120156294" calcext:value-type="float">
            <text:p>-942061.120156294</text:p>
          </table:table-cell>
          <table:table-cell table:formula="of:=SQRT([.H42]*[.H42]+[.I42]*[.I42])" office:value-type="float" office:value="1049645.06076884" calcext:value-type="float">
            <text:p>1049645.060768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64-[.$C$8]*ABS(64-[.A43]))/64" office:value-type="float" office:value="1" calcext:value-type="float">
            <text:p>1</text:p>
          </table:table-cell>
          <table:table-cell table:formula="of:=SIN([.A43]*[.$C$5]+[.$C$6])*[.$C$7]*[.B43]" office:value-type="float" office:value="27272.5176454806" calcext:value-type="float">
            <text:p>27272.5176454806</text:p>
          </table:table-cell>
          <table:table-cell table:formula="of:=[.C43]+([.$C$3]*[.E42])-[.F42]" office:value-type="float" office:value="1760393.90629626" calcext:value-type="float">
            <text:p>1760393.90629626</text:p>
          </table:table-cell>
          <table:table-cell table:formula="of:=[.D43]" office:value-type="float" office:value="1760393.90629626" calcext:value-type="float">
            <text:p>1760393.90629626</text:p>
          </table:table-cell>
          <table:table-cell table:formula="of:=[.E42]" office:value-type="float" office:value="-1581437.24326645" calcext:value-type="float">
            <text:p>-1581437.24326645</text:p>
          </table:table-cell>
          <table:table-cell/>
          <table:table-cell table:formula="of:=0.5*[.$C$3]*[.D43]-[.F43]" office:value-type="float" office:value="167475.64413926" calcext:value-type="float">
            <text:p>167475.64413926</text:p>
          </table:table-cell>
          <table:table-cell table:formula="of:=0.5*[.D43]*[.$C$4]" office:value-type="float" office:value="1048665.48599573" calcext:value-type="float">
            <text:p>1048665.48599573</text:p>
          </table:table-cell>
          <table:table-cell table:formula="of:=SQRT([.H43]*[.H43]+[.I43]*[.I43])" office:value-type="float" office:value="1061954.51545654" calcext:value-type="float">
            <text:p>1061954.515456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64-[.$C$8]*ABS(64-[.A44]))/64" office:value-type="float" office:value="1" calcext:value-type="float">
            <text:p>1</text:p>
          </table:table-cell>
          <table:table-cell table:formula="of:=SIN([.A44]*[.$C$5]+[.$C$6])*[.$C$7]*[.B44]" office:value-type="float" office:value="13593.2772363306" calcext:value-type="float">
            <text:p>13593.2772363306</text:p>
          </table:table-cell>
          <table:table-cell table:formula="of:=[.C44]+([.$C$3]*[.E43])-[.F43]" office:value-type="float" office:value="-1232892.6777516" calcext:value-type="float">
            <text:p>-1232892.6777516</text:p>
          </table:table-cell>
          <table:table-cell table:formula="of:=[.D44]" office:value-type="float" office:value="-1232892.6777516" calcext:value-type="float">
            <text:p>-1232892.6777516</text:p>
          </table:table-cell>
          <table:table-cell table:formula="of:=[.E43]" office:value-type="float" office:value="1760393.90629626" calcext:value-type="float">
            <text:p>1760393.90629626</text:p>
          </table:table-cell>
          <table:table-cell/>
          <table:table-cell table:formula="of:=0.5*[.$C$3]*[.D44]-[.F44]" office:value-type="float" office:value="-770125.25338234" calcext:value-type="float">
            <text:p>-770125.25338234</text:p>
          </table:table-cell>
          <table:table-cell table:formula="of:=0.5*[.D44]*[.$C$4]" office:value-type="float" office:value="-734433.352939238" calcext:value-type="float">
            <text:p>-734433.352939238</text:p>
          </table:table-cell>
          <table:table-cell table:formula="of:=SQRT([.H44]*[.H44]+[.I44]*[.I44])" office:value-type="float" office:value="1064182.90524082" calcext:value-type="float">
            <text:p>1064182.90524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64-[.$C$8]*ABS(64-[.A45]))/64" office:value-type="float" office:value="1" calcext:value-type="float">
            <text:p>1</text:p>
          </table:table-cell>
          <table:table-cell table:formula="of:=SIN([.A45]*[.$C$5]+[.$C$6])*[.$C$7]*[.B45]" office:value-type="float" office:value="-49108.9622613332" calcext:value-type="float">
            <text:p>-49108.9622613332</text:p>
          </table:table-cell>
          <table:table-cell table:formula="of:=[.C45]+([.$C$3]*[.E44])-[.F44]" office:value-type="float" office:value="171034.437270242" calcext:value-type="float">
            <text:p>171034.437270242</text:p>
          </table:table-cell>
          <table:table-cell table:formula="of:=[.D45]" office:value-type="float" office:value="171034.437270242" calcext:value-type="float">
            <text:p>171034.437270242</text:p>
          </table:table-cell>
          <table:table-cell table:formula="of:=[.E44]" office:value-type="float" office:value="-1232892.6777516" calcext:value-type="float">
            <text:p>-1232892.6777516</text:p>
          </table:table-cell>
          <table:table-cell/>
          <table:table-cell table:formula="of:=0.5*[.$C$3]*[.D45]-[.F45]" office:value-type="float" office:value="1095516.53394453" calcext:value-type="float">
            <text:p>1095516.53394453</text:p>
          </table:table-cell>
          <table:table-cell table:formula="of:=0.5*[.D45]*[.$C$4]" office:value-type="float" office:value="101885.101192699" calcext:value-type="float">
            <text:p>101885.101192699</text:p>
          </table:table-cell>
          <table:table-cell table:formula="of:=SQRT([.H45]*[.H45]+[.I45]*[.I45])" office:value-type="float" office:value="1100244.0865512" calcext:value-type="float">
            <text:p>1100244.0865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64-[.$C$8]*ABS(64-[.A46]))/64" office:value-type="float" office:value="1" calcext:value-type="float">
            <text:p>1</text:p>
          </table:table-cell>
          <table:table-cell table:formula="of:=SIN([.A46]*[.$C$5]+[.$C$6])*[.$C$7]*[.B46]" office:value-type="float" office:value="65296.0969681107" calcext:value-type="float">
            <text:p>65296.0969681107</text:p>
          </table:table-cell>
          <table:table-cell table:formula="of:=[.C46]+([.$C$3]*[.E45])-[.F45]" office:value-type="float" office:value="1023436.48710556" calcext:value-type="float">
            <text:p>1023436.48710556</text:p>
          </table:table-cell>
          <table:table-cell table:formula="of:=[.D46]" office:value-type="float" office:value="1023436.48710556" calcext:value-type="float">
            <text:p>1023436.48710556</text:p>
          </table:table-cell>
          <table:table-cell table:formula="of:=[.E45]" office:value-type="float" office:value="171034.437270242" calcext:value-type="float">
            <text:p>171034.437270242</text:p>
          </table:table-cell>
          <table:table-cell/>
          <table:table-cell table:formula="of:=0.5*[.$C$3]*[.D46]-[.F46]" office:value-type="float" office:value="-993066.305670363" calcext:value-type="float">
            <text:p>-993066.305670363</text:p>
          </table:table-cell>
          <table:table-cell table:formula="of:=0.5*[.D46]*[.$C$4]" office:value-type="float" office:value="609660.438665315" calcext:value-type="float">
            <text:p>609660.438665315</text:p>
          </table:table-cell>
          <table:table-cell table:formula="of:=SQRT([.H46]*[.H46]+[.I46]*[.I46])" office:value-type="float" office:value="1165275.3056387" calcext:value-type="float">
            <text:p>1165275.30563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64-[.$C$8]*ABS(64-[.A47]))/64" office:value-type="float" office:value="1" calcext:value-type="float">
            <text:p>1</text:p>
          </table:table-cell>
          <table:table-cell table:formula="of:=SIN([.A47]*[.$C$5]+[.$C$6])*[.$C$7]*[.B47]" office:value-type="float" office:value="-55783.6681386906" calcext:value-type="float">
            <text:p>-55783.6681386906</text:p>
          </table:table-cell>
          <table:table-cell table:formula="of:=[.C47]+([.$C$3]*[.E46])-[.F46]" office:value-type="float" office:value="-1870881.84220917" calcext:value-type="float">
            <text:p>-1870881.84220917</text:p>
          </table:table-cell>
          <table:table-cell table:formula="of:=[.D47]" office:value-type="float" office:value="-1870881.84220917" calcext:value-type="float">
            <text:p>-1870881.84220917</text:p>
          </table:table-cell>
          <table:table-cell table:formula="of:=[.E46]" office:value-type="float" office:value="1023436.48710556" calcext:value-type="float">
            <text:p>1023436.48710556</text:p>
          </table:table-cell>
          <table:table-cell/>
          <table:table-cell table:formula="of:=0.5*[.$C$3]*[.D47]-[.F47]" office:value-type="float" office:value="479269.851473936" calcext:value-type="float">
            <text:p>479269.851473936</text:p>
          </table:table-cell>
          <table:table-cell table:formula="of:=0.5*[.D47]*[.$C$4]" office:value-type="float" office:value="-1114483.07636365" calcext:value-type="float">
            <text:p>-1114483.07636365</text:p>
          </table:table-cell>
          <table:table-cell table:formula="of:=SQRT([.H47]*[.H47]+[.I47]*[.I47])" office:value-type="float" office:value="1213166.15433865" calcext:value-type="float">
            <text:p>1213166.15433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64-[.$C$8]*ABS(64-[.A48]))/64" office:value-type="float" office:value="1" calcext:value-type="float">
            <text:p>1</text:p>
          </table:table-cell>
          <table:table-cell table:formula="of:=SIN([.A48]*[.$C$5]+[.$C$6])*[.$C$7]*[.B48]" office:value-type="float" office:value="24315.6249589585" calcext:value-type="float">
            <text:p>24315.6249589585</text:p>
          </table:table-cell>
          <table:table-cell table:formula="of:=[.C48]+([.$C$3]*[.E47])-[.F47]" office:value-type="float" office:value="2006291.81501239" calcext:value-type="float">
            <text:p>2006291.81501239</text:p>
          </table:table-cell>
          <table:table-cell table:formula="of:=[.D48]" office:value-type="float" office:value="2006291.81501239" calcext:value-type="float">
            <text:p>2006291.81501239</text:p>
          </table:table-cell>
          <table:table-cell table:formula="of:=[.E47]" office:value-type="float" office:value="-1870881.84220917" calcext:value-type="float">
            <text:p>-1870881.84220917</text:p>
          </table:table-cell>
          <table:table-cell/>
          <table:table-cell table:formula="of:=0.5*[.$C$3]*[.D48]-[.F48]" office:value-type="float" office:value="259413.197081228" calcext:value-type="float">
            <text:p>259413.197081228</text:p>
          </table:table-cell>
          <table:table-cell table:formula="of:=0.5*[.D48]*[.$C$4]" office:value-type="float" office:value="1195146.70762849" calcext:value-type="float">
            <text:p>1195146.70762849</text:p>
          </table:table-cell>
          <table:table-cell table:formula="of:=SQRT([.H48]*[.H48]+[.I48]*[.I48])" office:value-type="float" office:value="1222976.23017585" calcext:value-type="float">
            <text:p>1222976.23017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64-[.$C$8]*ABS(64-[.A49]))/64" office:value-type="float" office:value="1" calcext:value-type="float">
            <text:p>1</text:p>
          </table:table-cell>
          <table:table-cell table:formula="of:=SIN([.A49]*[.$C$5]+[.$C$6])*[.$C$7]*[.B49]" office:value-type="float" office:value="16722.6831764306" calcext:value-type="float">
            <text:p>16722.6831764306</text:p>
          </table:table-cell>
          <table:table-cell table:formula="of:=[.C49]+([.$C$3]*[.E48])-[.F48]" office:value-type="float" office:value="-1335332.76487029" calcext:value-type="float">
            <text:p>-1335332.76487029</text:p>
          </table:table-cell>
          <table:table-cell table:formula="of:=[.D49]" office:value-type="float" office:value="-1335332.76487029" calcext:value-type="float">
            <text:p>-1335332.76487029</text:p>
          </table:table-cell>
          <table:table-cell table:formula="of:=[.E48]" office:value-type="float" office:value="2006291.81501239" calcext:value-type="float">
            <text:p>2006291.81501239</text:p>
          </table:table-cell>
          <table:table-cell/>
          <table:table-cell table:formula="of:=0.5*[.$C$3]*[.D49]-[.F49]" office:value-type="float" office:value="-933742.515205186" calcext:value-type="float">
            <text:p>-933742.515205186</text:p>
          </table:table-cell>
          <table:table-cell table:formula="of:=0.5*[.D49]*[.$C$4]" office:value-type="float" office:value="-795456.845101727" calcext:value-type="float">
            <text:p>-795456.845101727</text:p>
          </table:table-cell>
          <table:table-cell table:formula="of:=SQRT([.H49]*[.H49]+[.I49]*[.I49])" office:value-type="float" office:value="1226632.25015524" calcext:value-type="float">
            <text:p>1226632.25015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64-[.$C$8]*ABS(64-[.A50]))/64" office:value-type="float" office:value="1" calcext:value-type="float">
            <text:p>1</text:p>
          </table:table-cell>
          <table:table-cell table:formula="of:=SIN([.A50]*[.$C$5]+[.$C$6])*[.$C$7]*[.B50]" office:value-type="float" office:value="-51179.1942558906" calcext:value-type="float">
            <text:p>-51179.1942558906</text:p>
          </table:table-cell>
          <table:table-cell table:formula="of:=[.C50]+([.$C$3]*[.E49])-[.F49]" office:value-type="float" office:value="87627.5903461324" calcext:value-type="float">
            <text:p>87627.5903461324</text:p>
          </table:table-cell>
          <table:table-cell table:formula="of:=[.D50]" office:value-type="float" office:value="87627.5903461324" calcext:value-type="float">
            <text:p>87627.5903461324</text:p>
          </table:table-cell>
          <table:table-cell table:formula="of:=[.E49]" office:value-type="float" office:value="-1335332.76487029" calcext:value-type="float">
            <text:p>-1335332.76487029</text:p>
          </table:table-cell>
          <table:table-cell/>
          <table:table-cell table:formula="of:=0.5*[.$C$3]*[.D50]-[.F50]" office:value-type="float" office:value="1264949.62656793" calcext:value-type="float">
            <text:p>1264949.62656793</text:p>
          </table:table-cell>
          <table:table-cell table:formula="of:=0.5*[.D50]*[.$C$4]" office:value-type="float" office:value="52199.6976292063" calcext:value-type="float">
            <text:p>52199.6976292063</text:p>
          </table:table-cell>
          <table:table-cell table:formula="of:=SQRT([.H50]*[.H50]+[.I50]*[.I50])" office:value-type="float" office:value="1266026.21070297" calcext:value-type="float">
            <text:p>1266026.210702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64-[.$C$8]*ABS(64-[.A51]))/64" office:value-type="float" office:value="1" calcext:value-type="float">
            <text:p>1</text:p>
          </table:table-cell>
          <table:table-cell table:formula="of:=SIN([.A51]*[.$C$5]+[.$C$6])*[.$C$7]*[.B51]" office:value-type="float" office:value="65492.342782563" calcext:value-type="float">
            <text:p>65492.342782563</text:p>
          </table:table-cell>
          <table:table-cell table:formula="of:=[.C51]+([.$C$3]*[.E50])-[.F50]" office:value-type="float" office:value="1260058.83104813" calcext:value-type="float">
            <text:p>1260058.83104813</text:p>
          </table:table-cell>
          <table:table-cell table:formula="of:=[.D51]" office:value-type="float" office:value="1260058.83104813" calcext:value-type="float">
            <text:p>1260058.83104813</text:p>
          </table:table-cell>
          <table:table-cell table:formula="of:=[.E50]" office:value-type="float" office:value="87627.5903461324" calcext:value-type="float">
            <text:p>87627.5903461324</text:p>
          </table:table-cell>
          <table:table-cell/>
          <table:table-cell table:formula="of:=0.5*[.$C$3]*[.D51]-[.F51]" office:value-type="float" office:value="-1099716.3014981" calcext:value-type="float">
            <text:p>-1099716.3014981</text:p>
          </table:table-cell>
          <table:table-cell table:formula="of:=0.5*[.D51]*[.$C$4]" office:value-type="float" office:value="750616.212495529" calcext:value-type="float">
            <text:p>750616.212495529</text:p>
          </table:table-cell>
          <table:table-cell table:formula="of:=SQRT([.H51]*[.H51]+[.I51]*[.I51])" office:value-type="float" office:value="1331465.599346" calcext:value-type="float">
            <text:p>1331465.5993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64-[.$C$8]*ABS(64-[.A52]))/64" office:value-type="float" office:value="1" calcext:value-type="float">
            <text:p>1</text:p>
          </table:table-cell>
          <table:table-cell table:formula="of:=SIN([.A52]*[.$C$5]+[.$C$6])*[.$C$7]*[.B52]" office:value-type="float" office:value="-54028.6883665284" calcext:value-type="float">
            <text:p>-54028.6883665284</text:p>
          </table:table-cell>
          <table:table-cell table:formula="of:=[.C52]+([.$C$3]*[.E51])-[.F51]" office:value-type="float" office:value="-2165833.7010166" calcext:value-type="float">
            <text:p>-2165833.7010166</text:p>
          </table:table-cell>
          <table:table-cell table:formula="of:=[.D52]" office:value-type="float" office:value="-2165833.7010166" calcext:value-type="float">
            <text:p>-2165833.7010166</text:p>
          </table:table-cell>
          <table:table-cell table:formula="of:=[.E51]" office:value-type="float" office:value="1260058.83104813" calcext:value-type="float">
            <text:p>1260058.83104813</text:p>
          </table:table-cell>
          <table:table-cell/>
          <table:table-cell table:formula="of:=0.5*[.$C$3]*[.D52]-[.F52]" office:value-type="float" office:value="479555.054446437" calcext:value-type="float">
            <text:p>479555.054446437</text:p>
          </table:table-cell>
          <table:table-cell table:formula="of:=0.5*[.D52]*[.$C$4]" office:value-type="float" office:value="-1290185.70363097" calcext:value-type="float">
            <text:p>-1290185.70363097</text:p>
          </table:table-cell>
          <table:table-cell table:formula="of:=SQRT([.H52]*[.H52]+[.I52]*[.I52])" office:value-type="float" office:value="1376427.33193542" calcext:value-type="float">
            <text:p>1376427.331935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64-[.$C$8]*ABS(64-[.A53]))/64" office:value-type="float" office:value="1" calcext:value-type="float">
            <text:p>1</text:p>
          </table:table-cell>
          <table:table-cell table:formula="of:=SIN([.A53]*[.$C$5]+[.$C$6])*[.$C$7]*[.B53]" office:value-type="float" office:value="21300.1532926013" calcext:value-type="float">
            <text:p>21300.1532926013</text:p>
          </table:table-cell>
          <table:table-cell table:formula="of:=[.C53]+([.$C$3]*[.E52])-[.F52]" office:value-type="float" office:value="2240469.09323361" calcext:value-type="float">
            <text:p>2240469.09323361</text:p>
          </table:table-cell>
          <table:table-cell table:formula="of:=[.D53]" office:value-type="float" office:value="2240469.09323361" calcext:value-type="float">
            <text:p>2240469.09323361</text:p>
          </table:table-cell>
          <table:table-cell table:formula="of:=[.E52]" office:value-type="float" office:value="-2165833.7010166" calcext:value-type="float">
            <text:p>-2165833.7010166</text:p>
          </table:table-cell>
          <table:table-cell/>
          <table:table-cell table:formula="of:=0.5*[.$C$3]*[.D53]-[.F53]" office:value-type="float" office:value="366272.108276962" calcext:value-type="float">
            <text:p>366272.108276962</text:p>
          </table:table-cell>
          <table:table-cell table:formula="of:=0.5*[.D53]*[.$C$4]" office:value-type="float" office:value="1334645.95742519" calcext:value-type="float">
            <text:p>1334645.95742519</text:p>
          </table:table-cell>
          <table:table-cell table:formula="of:=SQRT([.H53]*[.H53]+[.I53]*[.I53])" office:value-type="float" office:value="1383992.44541762" calcext:value-type="float">
            <text:p>1383992.44541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64-[.$C$8]*ABS(64-[.A54]))/64" office:value-type="float" office:value="1" calcext:value-type="float">
            <text:p>1</text:p>
          </table:table-cell>
          <table:table-cell table:formula="of:=SIN([.A54]*[.$C$5]+[.$C$6])*[.$C$7]*[.B54]" office:value-type="float" office:value="19811.8023576161" calcext:value-type="float">
            <text:p>19811.8023576161</text:p>
          </table:table-cell>
          <table:table-cell table:formula="of:=[.C54]+([.$C$3]*[.E53])-[.F53]" office:value-type="float" office:value="-1413477.68210506" calcext:value-type="float">
            <text:p>-1413477.68210506</text:p>
          </table:table-cell>
          <table:table-cell table:formula="of:=[.D54]" office:value-type="float" office:value="-1413477.68210506" calcext:value-type="float">
            <text:p>-1413477.68210506</text:p>
          </table:table-cell>
          <table:table-cell table:formula="of:=[.E53]" office:value-type="float" office:value="2240469.09323361" calcext:value-type="float">
            <text:p>2240469.09323361</text:p>
          </table:table-cell>
          <table:table-cell/>
          <table:table-cell table:formula="of:=0.5*[.$C$3]*[.D54]-[.F54]" office:value-type="float" office:value="-1105153.20934442" calcext:value-type="float">
            <text:p>-1105153.20934442</text:p>
          </table:table-cell>
          <table:table-cell table:formula="of:=0.5*[.D54]*[.$C$4]" office:value-type="float" office:value="-842007.720628506" calcext:value-type="float">
            <text:p>-842007.720628506</text:p>
          </table:table-cell>
          <table:table-cell table:formula="of:=SQRT([.H54]*[.H54]+[.I54]*[.I54])" office:value-type="float" office:value="1389366.98453731" calcext:value-type="float">
            <text:p>1389366.984537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64-[.$C$8]*ABS(64-[.A55]))/64" office:value-type="float" office:value="1" calcext:value-type="float">
            <text:p>1</text:p>
          </table:table-cell>
          <table:table-cell table:formula="of:=SIN([.A55]*[.$C$5]+[.$C$6])*[.$C$7]*[.B55]" office:value-type="float" office:value="-53126.1300163045" calcext:value-type="float">
            <text:p>-53126.1300163045</text:p>
          </table:table-cell>
          <table:table-cell table:formula="of:=[.C55]+([.$C$3]*[.E54])-[.F54]" office:value-type="float" office:value="-22963.4554715464" calcext:value-type="float">
            <text:p>-22963.4554715464</text:p>
          </table:table-cell>
          <table:table-cell table:formula="of:=[.D55]" office:value-type="float" office:value="-22963.4554715464" calcext:value-type="float">
            <text:p>-22963.4554715464</text:p>
          </table:table-cell>
          <table:table-cell table:formula="of:=[.E54]" office:value-type="float" office:value="-1413477.68210506" calcext:value-type="float">
            <text:p>-1413477.68210506</text:p>
          </table:table-cell>
          <table:table-cell/>
          <table:table-cell table:formula="of:=0.5*[.$C$3]*[.D55]-[.F55]" office:value-type="float" office:value="1431922.10190446" calcext:value-type="float">
            <text:p>1431922.10190446</text:p>
          </table:table-cell>
          <table:table-cell table:formula="of:=0.5*[.D55]*[.$C$4]" office:value-type="float" office:value="-13679.3152408004" calcext:value-type="float">
            <text:p>-13679.3152408004</text:p>
          </table:table-cell>
          <table:table-cell table:formula="of:=SQRT([.H55]*[.H55]+[.I55]*[.I55])" office:value-type="float" office:value="1431987.4404435" calcext:value-type="float">
            <text:p>1431987.44044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64-[.$C$8]*ABS(64-[.A56]))/64" office:value-type="float" office:value="1" calcext:value-type="float">
            <text:p>1</text:p>
          </table:table-cell>
          <table:table-cell table:formula="of:=SIN([.A56]*[.$C$5]+[.$C$6])*[.$C$7]*[.B56]" office:value-type="float" office:value="65530.8104344683" calcext:value-type="float">
            <text:p>65530.8104344683</text:p>
          </table:table-cell>
          <table:table-cell table:formula="of:=[.C56]+([.$C$3]*[.E55])-[.F55]" office:value-type="float" office:value="1515897.33213833" calcext:value-type="float">
            <text:p>1515897.33213833</text:p>
          </table:table-cell>
          <table:table-cell table:formula="of:=[.D56]" office:value-type="float" office:value="1515897.33213833" calcext:value-type="float">
            <text:p>1515897.33213833</text:p>
          </table:table-cell>
          <table:table-cell table:formula="of:=[.E55]" office:value-type="float" office:value="-22963.4554715464" calcext:value-type="float">
            <text:p>-22963.4554715464</text:p>
          </table:table-cell>
          <table:table-cell/>
          <table:table-cell table:formula="of:=0.5*[.$C$3]*[.D56]-[.F56]" office:value-type="float" office:value="-1194616.66009052" calcext:value-type="float">
            <text:p>-1194616.66009052</text:p>
          </table:table-cell>
          <table:table-cell table:formula="of:=0.5*[.D56]*[.$C$4]" office:value-type="float" office:value="903019.038432725" calcext:value-type="float">
            <text:p>903019.038432725</text:p>
          </table:table-cell>
          <table:table-cell table:formula="of:=SQRT([.H56]*[.H56]+[.I56]*[.I56])" office:value-type="float" office:value="1497515.39168644" calcext:value-type="float">
            <text:p>1497515.39168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64-[.$C$8]*ABS(64-[.A57]))/64" office:value-type="float" office:value="1" calcext:value-type="float">
            <text:p>1</text:p>
          </table:table-cell>
          <table:table-cell table:formula="of:=SIN([.A57]*[.$C$5]+[.$C$6])*[.$C$7]*[.B57]" office:value-type="float" office:value="-52143.5476196148" calcext:value-type="float">
            <text:p>-52143.5476196148</text:p>
          </table:table-cell>
          <table:table-cell table:formula="of:=[.C57]+([.$C$3]*[.E56])-[.F56]" office:value-type="float" office:value="-2464340.3232722" calcext:value-type="float">
            <text:p>-2464340.3232722</text:p>
          </table:table-cell>
          <table:table-cell table:formula="of:=[.D57]" office:value-type="float" office:value="-2464340.3232722" calcext:value-type="float">
            <text:p>-2464340.3232722</text:p>
          </table:table-cell>
          <table:table-cell table:formula="of:=[.E56]" office:value-type="float" office:value="1515897.33213833" calcext:value-type="float">
            <text:p>1515897.33213833</text:p>
          </table:table-cell>
          <table:table-cell/>
          <table:table-cell table:formula="of:=0.5*[.$C$3]*[.D57]-[.F57]" office:value-type="float" office:value="463479.312955092" calcext:value-type="float">
            <text:p>463479.312955092</text:p>
          </table:table-cell>
          <table:table-cell table:formula="of:=0.5*[.D57]*[.$C$4]" office:value-type="float" office:value="-1468005.90113393" calcext:value-type="float">
            <text:p>-1468005.90113393</text:p>
          </table:table-cell>
          <table:table-cell table:formula="of:=SQRT([.H57]*[.H57]+[.I57]*[.I57])" office:value-type="float" office:value="1539433.14219922" calcext:value-type="float">
            <text:p>1539433.142199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64-[.$C$8]*ABS(64-[.A58]))/64" office:value-type="float" office:value="1" calcext:value-type="float">
            <text:p>1</text:p>
          </table:table-cell>
          <table:table-cell table:formula="of:=SIN([.A58]*[.$C$5]+[.$C$6])*[.$C$7]*[.B58]" office:value-type="float" office:value="18233.3672449649" calcext:value-type="float">
            <text:p>18233.3672449649</text:p>
          </table:table-cell>
          <table:table-cell table:formula="of:=[.C58]+([.$C$3]*[.E57])-[.F57]" office:value-type="float" office:value="2461089.32529347" calcext:value-type="float">
            <text:p>2461089.32529347</text:p>
          </table:table-cell>
          <table:table-cell table:formula="of:=[.D58]" office:value-type="float" office:value="2461089.32529347" calcext:value-type="float">
            <text:p>2461089.32529347</text:p>
          </table:table-cell>
          <table:table-cell table:formula="of:=[.E57]" office:value-type="float" office:value="-2464340.3232722" calcext:value-type="float">
            <text:p>-2464340.3232722</text:p>
          </table:table-cell>
          <table:table-cell/>
          <table:table-cell table:formula="of:=0.5*[.$C$3]*[.D58]-[.F58]" office:value-type="float" office:value="487574.904157421" calcext:value-type="float">
            <text:p>487574.904157421</text:p>
          </table:table-cell>
          <table:table-cell table:formula="of:=0.5*[.D58]*[.$C$4]" office:value-type="float" office:value="1466069.28378759" calcext:value-type="float">
            <text:p>1466069.28378759</text:p>
          </table:table-cell>
          <table:table-cell table:formula="of:=SQRT([.H58]*[.H58]+[.I58]*[.I58])" office:value-type="float" office:value="1545020.52802854" calcext:value-type="float">
            <text:p>1545020.528028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64-[.$C$8]*ABS(64-[.A59]))/64" office:value-type="float" office:value="1" calcext:value-type="float">
            <text:p>1</text:p>
          </table:table-cell>
          <table:table-cell table:formula="of:=SIN([.A59]*[.$C$5]+[.$C$6])*[.$C$7]*[.B59]" office:value-type="float" office:value="22853.1927564749" calcext:value-type="float">
            <text:p>22853.1927564749</text:p>
          </table:table-cell>
          <table:table-cell table:formula="of:=[.C59]+([.$C$3]*[.E58])-[.F58]" office:value-type="float" office:value="-1466337.32220088" calcext:value-type="float">
            <text:p>-1466337.32220088</text:p>
          </table:table-cell>
          <table:table-cell table:formula="of:=[.D59]" office:value-type="float" office:value="-1466337.32220088" calcext:value-type="float">
            <text:p>-1466337.32220088</text:p>
          </table:table-cell>
          <table:table-cell table:formula="of:=[.E58]" office:value-type="float" office:value="2461089.32529347" calcext:value-type="float">
            <text:p>2461089.32529347</text:p>
          </table:table-cell>
          <table:table-cell/>
          <table:table-cell table:formula="of:=0.5*[.$C$3]*[.D59]-[.F59]" office:value-type="float" office:value="-1283316.18171266" calcext:value-type="float">
            <text:p>-1283316.18171266</text:p>
          </table:table-cell>
          <table:table-cell table:formula="of:=0.5*[.D59]*[.$C$4]" office:value-type="float" office:value="-873496.17328242" calcext:value-type="float">
            <text:p>-873496.17328242</text:p>
          </table:table-cell>
          <table:table-cell table:formula="of:=SQRT([.H59]*[.H59]+[.I59]*[.I59])" office:value-type="float" office:value="1552383.96892798" calcext:value-type="float">
            <text:p>1552383.968927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64-[.$C$8]*ABS(64-[.A60]))/64" office:value-type="float" office:value="1" calcext:value-type="float">
            <text:p>1</text:p>
          </table:table-cell>
          <table:table-cell table:formula="of:=SIN([.A60]*[.$C$5]+[.$C$6])*[.$C$7]*[.B60]" office:value-type="float" office:value="-54945.0791630001" calcext:value-type="float">
            <text:p>-54945.0791630001</text:p>
          </table:table-cell>
          <table:table-cell table:formula="of:=[.C60]+([.$C$3]*[.E59])-[.F59]" office:value-type="float" office:value="-160488.117294852" calcext:value-type="float">
            <text:p>-160488.117294852</text:p>
          </table:table-cell>
          <table:table-cell table:formula="of:=[.D60]" office:value-type="float" office:value="-160488.117294852" calcext:value-type="float">
            <text:p>-160488.117294852</text:p>
          </table:table-cell>
          <table:table-cell table:formula="of:=[.E59]" office:value-type="float" office:value="-1466337.32220088" calcext:value-type="float">
            <text:p>-1466337.32220088</text:p>
          </table:table-cell>
          <table:table-cell/>
          <table:table-cell table:formula="of:=0.5*[.$C$3]*[.D60]-[.F60]" office:value-type="float" office:value="1595242.58264261" calcext:value-type="float">
            <text:p>1595242.58264261</text:p>
          </table:table-cell>
          <table:table-cell table:formula="of:=0.5*[.D60]*[.$C$4]" office:value-type="float" office:value="-95602.6653566611" calcext:value-type="float">
            <text:p>-95602.6653566611</text:p>
          </table:table-cell>
          <table:table-cell table:formula="of:=SQRT([.H60]*[.H60]+[.I60]*[.I60])" office:value-type="float" office:value="1598104.74221797" calcext:value-type="float">
            <text:p>1598104.74221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64-[.$C$8]*ABS(64-[.A61]))/64" office:value-type="float" office:value="1" calcext:value-type="float">
            <text:p>1</text:p>
          </table:table-cell>
          <table:table-cell table:formula="of:=SIN([.A61]*[.$C$5]+[.$C$6])*[.$C$7]*[.B61]" office:value-type="float" office:value="65411.4072510776" calcext:value-type="float">
            <text:p>65411.4072510776</text:p>
          </table:table-cell>
          <table:table-cell table:formula="of:=[.C61]+([.$C$3]*[.E60])-[.F60]" office:value-type="float" office:value="1789559.25033541" calcext:value-type="float">
            <text:p>1789559.25033541</text:p>
          </table:table-cell>
          <table:table-cell table:formula="of:=[.D61]" office:value-type="float" office:value="1789559.25033541" calcext:value-type="float">
            <text:p>1789559.25033541</text:p>
          </table:table-cell>
          <table:table-cell table:formula="of:=[.E60]" office:value-type="float" office:value="-160488.117294852" calcext:value-type="float">
            <text:p>-160488.117294852</text:p>
          </table:table-cell>
          <table:table-cell/>
          <table:table-cell table:formula="of:=0.5*[.$C$3]*[.D61]-[.F61]" office:value-type="float" office:value="-1276899.30508087" calcext:value-type="float">
            <text:p>-1276899.30508087</text:p>
          </table:table-cell>
          <table:table-cell table:formula="of:=0.5*[.D61]*[.$C$4]" office:value-type="float" office:value="1066039.26215552" calcext:value-type="float">
            <text:p>1066039.26215552</text:p>
          </table:table-cell>
          <table:table-cell table:formula="of:=SQRT([.H61]*[.H61]+[.I61]*[.I61])" office:value-type="float" office:value="1663403.60218833" calcext:value-type="float">
            <text:p>1663403.602188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64-[.$C$8]*ABS(64-[.A62]))/64" office:value-type="float" office:value="1" calcext:value-type="float">
            <text:p>1</text:p>
          </table:table-cell>
          <table:table-cell table:formula="of:=SIN([.A62]*[.$C$5]+[.$C$6])*[.$C$7]*[.B62]" office:value-type="float" office:value="-50132.7874066292" calcext:value-type="float">
            <text:p>-50132.7874066292</text:p>
          </table:table-cell>
          <table:table-cell table:formula="of:=[.C62]+([.$C$3]*[.E61])-[.F61]" office:value-type="float" office:value="-2764419.51486323" calcext:value-type="float">
            <text:p>-2764419.51486323</text:p>
          </table:table-cell>
          <table:table-cell table:formula="of:=[.D62]" office:value-type="float" office:value="-2764419.51486323" calcext:value-type="float">
            <text:p>-2764419.51486323</text:p>
          </table:table-cell>
          <table:table-cell table:formula="of:=[.E61]" office:value-type="float" office:value="1789559.25033541" calcext:value-type="float">
            <text:p>1789559.25033541</text:p>
          </table:table-cell>
          <table:table-cell/>
          <table:table-cell table:formula="of:=0.5*[.$C$3]*[.D62]-[.F62]" office:value-type="float" office:value="430843.253850846" calcext:value-type="float">
            <text:p>430843.253850846</text:p>
          </table:table-cell>
          <table:table-cell table:formula="of:=0.5*[.D62]*[.$C$4]" office:value-type="float" office:value="-1646762.87715022" calcext:value-type="float">
            <text:p>-1646762.87715022</text:p>
          </table:table-cell>
          <table:table-cell table:formula="of:=SQRT([.H62]*[.H62]+[.I62]*[.I62])" office:value-type="float" office:value="1702190.9067284" calcext:value-type="float">
            <text:p>1702190.9067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64-[.$C$8]*ABS(64-[.A63]))/64" office:value-type="float" office:value="1" calcext:value-type="float">
            <text:p>1</text:p>
          </table:table-cell>
          <table:table-cell table:formula="of:=SIN([.A63]*[.$C$5]+[.$C$6])*[.$C$7]*[.B63]" office:value-type="float" office:value="15122.6550365166" calcext:value-type="float">
            <text:p>15122.6550365166</text:p>
          </table:table-cell>
          <table:table-cell table:formula="of:=[.C63]+([.$C$3]*[.E62])-[.F62]" office:value-type="float" office:value="2666368.41307362" calcext:value-type="float">
            <text:p>2666368.41307362</text:p>
          </table:table-cell>
          <table:table-cell table:formula="of:=[.D63]" office:value-type="float" office:value="2666368.41307362" calcext:value-type="float">
            <text:p>2666368.41307362</text:p>
          </table:table-cell>
          <table:table-cell table:formula="of:=[.E62]" office:value-type="float" office:value="-2764419.51486323" calcext:value-type="float">
            <text:p>-2764419.51486323</text:p>
          </table:table-cell>
          <table:table-cell/>
          <table:table-cell table:formula="of:=0.5*[.$C$3]*[.D63]-[.F63]" office:value-type="float" office:value="622772.391610051" calcext:value-type="float">
            <text:p>622772.391610051</text:p>
          </table:table-cell>
          <table:table-cell table:formula="of:=0.5*[.D63]*[.$C$4]" office:value-type="float" office:value="1588353.90064623" calcext:value-type="float">
            <text:p>1588353.90064623</text:p>
          </table:table-cell>
          <table:table-cell table:formula="of:=SQRT([.H63]*[.H63]+[.I63]*[.I63])" office:value-type="float" office:value="1706081.34784066" calcext:value-type="float">
            <text:p>1706081.347840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64-[.$C$8]*ABS(64-[.A64]))/64" office:value-type="float" office:value="1" calcext:value-type="float">
            <text:p>1</text:p>
          </table:table-cell>
          <table:table-cell table:formula="of:=SIN([.A64]*[.$C$5]+[.$C$6])*[.$C$7]*[.B64]" office:value-type="float" office:value="25839.5273334123" calcext:value-type="float">
            <text:p>25839.5273334123</text:p>
          </table:table-cell>
          <table:table-cell table:formula="of:=[.C64]+([.$C$3]*[.E63])-[.F63]" office:value-type="float" office:value="-1493035.20430972" calcext:value-type="float">
            <text:p>-1493035.20430972</text:p>
          </table:table-cell>
          <table:table-cell table:formula="of:=[.D64]" office:value-type="float" office:value="-1493035.20430972" calcext:value-type="float">
            <text:p>-1493035.20430972</text:p>
          </table:table-cell>
          <table:table-cell table:formula="of:=[.E63]" office:value-type="float" office:value="2666368.41307362" calcext:value-type="float">
            <text:p>2666368.41307362</text:p>
          </table:table-cell>
          <table:table-cell/>
          <table:table-cell table:formula="of:=0.5*[.$C$3]*[.D64]-[.F64]" office:value-type="float" office:value="-1467151.33018758" calcext:value-type="float">
            <text:p>-1467151.33018758</text:p>
          </table:table-cell>
          <table:table-cell table:formula="of:=0.5*[.D64]*[.$C$4]" office:value-type="float" office:value="-889400.084001822" calcext:value-type="float">
            <text:p>-889400.084001822</text:p>
          </table:table-cell>
          <table:table-cell table:formula="of:=SQRT([.H64]*[.H64]+[.I64]*[.I64])" office:value-type="float" office:value="1715682.23604886" calcext:value-type="float">
            <text:p>1715682.236048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64-[.$C$8]*ABS(64-[.A65]))/64" office:value-type="float" office:value="1" calcext:value-type="float">
            <text:p>1</text:p>
          </table:table-cell>
          <table:table-cell table:formula="of:=SIN([.A65]*[.$C$5]+[.$C$6])*[.$C$7]*[.B65]" office:value-type="float" office:value="-56631.6596500472" calcext:value-type="float">
            <text:p>-56631.6596500472</text:p>
          </table:table-cell>
          <table:table-cell table:formula="of:=[.C65]+([.$C$3]*[.E64])-[.F64]" office:value-type="float" office:value="-324565.906951582" calcext:value-type="float">
            <text:p>-324565.906951582</text:p>
          </table:table-cell>
          <table:table-cell table:formula="of:=[.D65]" office:value-type="float" office:value="-324565.906951582" calcext:value-type="float">
            <text:p>-324565.906951582</text:p>
          </table:table-cell>
          <table:table-cell table:formula="of:=[.E64]" office:value-type="float" office:value="-1493035.20430972" calcext:value-type="float">
            <text:p>-1493035.20430972</text:p>
          </table:table-cell>
          <table:table-cell/>
          <table:table-cell table:formula="of:=0.5*[.$C$3]*[.D65]-[.F65]" office:value-type="float" office:value="1753728.97697845" calcext:value-type="float">
            <text:p>1753728.97697845</text:p>
          </table:table-cell>
          <table:table-cell table:formula="of:=0.5*[.D65]*[.$C$4]" office:value-type="float" office:value="-193343.696165776" calcext:value-type="float">
            <text:p>-193343.696165776</text:p>
          </table:table-cell>
          <table:table-cell table:formula="of:=SQRT([.H65]*[.H65]+[.I65]*[.I65])" office:value-type="float" office:value="1764354.5872474" calcext:value-type="float">
            <text:p>1764354.58724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64-[.$C$8]*ABS(64-[.A66]))/64" office:value-type="float" office:value="1" calcext:value-type="float">
            <text:p>1</text:p>
          </table:table-cell>
          <table:table-cell table:formula="of:=SIN([.A66]*[.$C$5]+[.$C$6])*[.$C$7]*[.B66]" office:value-type="float" office:value="65134.4208876203" calcext:value-type="float">
            <text:p>65134.4208876203</text:p>
          </table:table-cell>
          <table:table-cell table:formula="of:=[.C66]+([.$C$3]*[.E65])-[.F65]" office:value-type="float" office:value="2079557.17053481" calcext:value-type="float">
            <text:p>2079557.17053481</text:p>
          </table:table-cell>
          <table:table-cell table:formula="of:=[.D66]" office:value-type="float" office:value="2079557.17053481" calcext:value-type="float">
            <text:p>2079557.17053481</text:p>
          </table:table-cell>
          <table:table-cell table:formula="of:=[.E65]" office:value-type="float" office:value="-324565.906951582" calcext:value-type="float">
            <text:p>-324565.906951582</text:p>
          </table:table-cell>
          <table:table-cell/>
          <table:table-cell table:formula="of:=0.5*[.$C$3]*[.D66]-[.F66]" office:value-type="float" office:value="-1345750.02166478" calcext:value-type="float">
            <text:p>-1345750.02166478</text:p>
          </table:table-cell>
          <table:table-cell table:formula="of:=0.5*[.D66]*[.$C$4]" office:value-type="float" office:value="1238790.83146962" calcext:value-type="float">
            <text:p>1238790.83146962</text:p>
          </table:table-cell>
          <table:table-cell table:formula="of:=SQRT([.H66]*[.H66]+[.I66]*[.I66])" office:value-type="float" office:value="1829110.67050191" calcext:value-type="float">
            <text:p>1829110.670501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64-[.$C$8]*ABS(64-[.A67]))/64" office:value-type="float" office:value="1" calcext:value-type="float">
            <text:p>1</text:p>
          </table:table-cell>
          <table:table-cell table:formula="of:=SIN([.A67]*[.$C$5]+[.$C$6])*[.$C$7]*[.B67]" office:value-type="float" office:value="-48001.2518671827" calcext:value-type="float">
            <text:p>-48001.2518671827</text:p>
          </table:table-cell>
          <table:table-cell table:formula="of:=[.C67]+([.$C$3]*[.E66])-[.F66]" office:value-type="float" office:value="-3064067.20214833" calcext:value-type="float">
            <text:p>-3064067.20214833</text:p>
          </table:table-cell>
          <table:table-cell table:formula="of:=[.D67]" office:value-type="float" office:value="-3064067.20214833" calcext:value-type="float">
            <text:p>-3064067.20214833</text:p>
          </table:table-cell>
          <table:table-cell table:formula="of:=[.E66]" office:value-type="float" office:value="2079557.17053481" calcext:value-type="float">
            <text:p>2079557.17053481</text:p>
          </table:table-cell>
          <table:table-cell/>
          <table:table-cell table:formula="of:=0.5*[.$C$3]*[.D67]-[.F67]" office:value-type="float" office:value="381524.605246865" calcext:value-type="float">
            <text:p>381524.605246865</text:p>
          </table:table-cell>
          <table:table-cell table:formula="of:=0.5*[.D67]*[.$C$4]" office:value-type="float" office:value="-1825262.80633677" calcext:value-type="float">
            <text:p>-1825262.80633677</text:p>
          </table:table-cell>
          <table:table-cell table:formula="of:=SQRT([.H67]*[.H67]+[.I67]*[.I67])" office:value-type="float" office:value="1864710.52354117" calcext:value-type="float">
            <text:p>1864710.52354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64-[.$C$8]*ABS(64-[.A68]))/64" office:value-type="float" office:value="1" calcext:value-type="float">
            <text:p>1</text:p>
          </table:table-cell>
          <table:table-cell table:formula="of:=SIN([.A68]*[.$C$5]+[.$C$6])*[.$C$7]*[.B68]" office:value-type="float" office:value="11975.5107106157" calcext:value-type="float">
            <text:p>11975.5107106157</text:p>
          </table:table-cell>
          <table:table-cell table:formula="of:=[.C68]+([.$C$3]*[.E67])-[.F67]" office:value-type="float" office:value="2854581.89173915" calcext:value-type="float">
            <text:p>2854581.89173915</text:p>
          </table:table-cell>
          <table:table-cell table:formula="of:=[.D68]" office:value-type="float" office:value="2854581.89173915" calcext:value-type="float">
            <text:p>2854581.89173915</text:p>
          </table:table-cell>
          <table:table-cell table:formula="of:=[.E67]" office:value-type="float" office:value="-3064067.20214833" calcext:value-type="float">
            <text:p>-3064067.20214833</text:p>
          </table:table-cell>
          <table:table-cell/>
          <table:table-cell table:formula="of:=0.5*[.$C$3]*[.D68]-[.F68]" office:value-type="float" office:value="771245.600092771" calcext:value-type="float">
            <text:p>771245.600092771</text:p>
          </table:table-cell>
          <table:table-cell table:formula="of:=0.5*[.D68]*[.$C$4]" office:value-type="float" office:value="1700472.5454392" calcext:value-type="float">
            <text:p>1700472.5454392</text:p>
          </table:table-cell>
          <table:table-cell table:formula="of:=SQRT([.H68]*[.H68]+[.I68]*[.I68])" office:value-type="float" office:value="1867197.54001952" calcext:value-type="float">
            <text:p>1867197.540019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64-[.$C$8]*ABS(64-[.A69]))/64" office:value-type="float" office:value="1" calcext:value-type="float">
            <text:p>1</text:p>
          </table:table-cell>
          <table:table-cell table:formula="of:=SIN([.A69]*[.$C$5]+[.$C$6])*[.$C$7]*[.B69]" office:value-type="float" office:value="28763.6116842846" calcext:value-type="float">
            <text:p>28763.6116842846</text:p>
          </table:table-cell>
          <table:table-cell table:formula="of:=[.C69]+([.$C$3]*[.E68])-[.F68]" office:value-type="float" office:value="-1492812.3902785" calcext:value-type="float">
            <text:p>-1492812.3902785</text:p>
          </table:table-cell>
          <table:table-cell table:formula="of:=[.D69]" office:value-type="float" office:value="-1492812.3902785" calcext:value-type="float">
            <text:p>-1492812.3902785</text:p>
          </table:table-cell>
          <table:table-cell table:formula="of:=[.E68]" office:value-type="float" office:value="2854581.89173915" calcext:value-type="float">
            <text:p>2854581.89173915</text:p>
          </table:table-cell>
          <table:table-cell/>
          <table:table-cell table:formula="of:=0.5*[.$C$3]*[.D69]-[.F69]" office:value-type="float" office:value="-1655543.77475544" calcext:value-type="float">
            <text:p>-1655543.77475544</text:p>
          </table:table-cell>
          <table:table-cell table:formula="of:=0.5*[.D69]*[.$C$4]" office:value-type="float" office:value="-889267.353830753" calcext:value-type="float">
            <text:p>-889267.353830753</text:p>
          </table:table-cell>
          <table:table-cell table:formula="of:=SQRT([.H69]*[.H69]+[.I69]*[.I69])" office:value-type="float" office:value="1879260.92300155" calcext:value-type="float">
            <text:p>1879260.923001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64-[.$C$8]*ABS(64-[.A70]))/64" office:value-type="float" office:value="1" calcext:value-type="float">
            <text:p>1</text:p>
          </table:table-cell>
          <table:table-cell table:formula="of:=SIN([.A70]*[.$C$5]+[.$C$6])*[.$C$7]*[.B70]" office:value-type="float" office:value="-58181.8083219857" calcext:value-type="float">
            <text:p>-58181.8083219857</text:p>
          </table:table-cell>
          <table:table-cell table:formula="of:=[.C70]+([.$C$3]*[.E69])-[.F69]" office:value-type="float" office:value="-514687.466093707" calcext:value-type="float">
            <text:p>-514687.466093707</text:p>
          </table:table-cell>
          <table:table-cell table:formula="of:=[.D70]" office:value-type="float" office:value="-514687.466093707" calcext:value-type="float">
            <text:p>-514687.466093707</text:p>
          </table:table-cell>
          <table:table-cell table:formula="of:=[.E69]" office:value-type="float" office:value="-1492812.3902785" calcext:value-type="float">
            <text:p>-1492812.3902785</text:p>
          </table:table-cell>
          <table:table-cell/>
          <table:table-cell table:formula="of:=0.5*[.$C$3]*[.D70]-[.F70]" office:value-type="float" office:value="1906213.22631054" calcext:value-type="float">
            <text:p>1906213.22631054</text:p>
          </table:table-cell>
          <table:table-cell table:formula="of:=0.5*[.D70]*[.$C$4]" office:value-type="float" office:value="-306598.983237015" calcext:value-type="float">
            <text:p>-306598.983237015</text:p>
          </table:table-cell>
          <table:table-cell table:formula="of:=SQRT([.H70]*[.H70]+[.I70]*[.I70])" office:value-type="float" office:value="1930712.7701145" calcext:value-type="float">
            <text:p>1930712.77011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64-[.$C$8]*ABS(64-[.A71]))/64" office:value-type="float" office:value="1" calcext:value-type="float">
            <text:p>1</text:p>
          </table:table-cell>
          <table:table-cell table:formula="of:=SIN([.A71]*[.$C$5]+[.$C$6])*[.$C$7]*[.B71]" office:value-type="float" office:value="64700.518634311" calcext:value-type="float">
            <text:p>64700.518634311</text:p>
          </table:table-cell>
          <table:table-cell table:formula="of:=[.C71]+([.$C$3]*[.E70])-[.F70]" office:value-type="float" office:value="2384314.58097689" calcext:value-type="float">
            <text:p>2384314.58097689</text:p>
          </table:table-cell>
          <table:table-cell table:formula="of:=[.D71]" office:value-type="float" office:value="2384314.58097689" calcext:value-type="float">
            <text:p>2384314.58097689</text:p>
          </table:table-cell>
          <table:table-cell table:formula="of:=[.E70]" office:value-type="float" office:value="-514687.466093707" calcext:value-type="float">
            <text:p>-514687.466093707</text:p>
          </table:table-cell>
          <table:table-cell/>
          <table:table-cell table:formula="of:=0.5*[.$C$3]*[.D71]-[.F71]" office:value-type="float" office:value="-1400411.90211156" calcext:value-type="float">
            <text:p>-1400411.90211156</text:p>
          </table:table-cell>
          <table:table-cell table:formula="of:=0.5*[.D71]*[.$C$4]" office:value-type="float" office:value="1420334.61936221" calcext:value-type="float">
            <text:p>1420334.61936221</text:p>
          </table:table-cell>
          <table:table-cell table:formula="of:=SQRT([.H71]*[.H71]+[.I71]*[.I71])" office:value-type="float" office:value="1994618.74214961" calcext:value-type="float">
            <text:p>1994618.742149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64-[.$C$8]*ABS(64-[.A72]))/64" office:value-type="float" office:value="1" calcext:value-type="float">
            <text:p>1</text:p>
          </table:table-cell>
          <table:table-cell table:formula="of:=SIN([.A72]*[.$C$5]+[.$C$6])*[.$C$7]*[.B72]" office:value-type="float" office:value="-45754.0761017514" calcext:value-type="float">
            <text:p>-45754.0761017514</text:p>
          </table:table-cell>
          <table:table-cell table:formula="of:=[.C72]+([.$C$3]*[.E71])-[.F71]" office:value-type="float" office:value="-3361265.34641858" calcext:value-type="float">
            <text:p>-3361265.34641858</text:p>
          </table:table-cell>
          <table:table-cell table:formula="of:=[.D72]" office:value-type="float" office:value="-3361265.34641858" calcext:value-type="float">
            <text:p>-3361265.34641858</text:p>
          </table:table-cell>
          <table:table-cell table:formula="of:=[.E71]" office:value-type="float" office:value="2384314.58097689" calcext:value-type="float">
            <text:p>2384314.58097689</text:p>
          </table:table-cell>
          <table:table-cell/>
          <table:table-cell table:formula="of:=0.5*[.$C$3]*[.D72]-[.F72]" office:value-type="float" office:value="315478.97506431" calcext:value-type="float">
            <text:p>315478.97506431</text:p>
          </table:table-cell>
          <table:table-cell table:formula="of:=0.5*[.D72]*[.$C$4]" office:value-type="float" office:value="-2002303.54436904" calcext:value-type="float">
            <text:p>-2002303.54436904</text:p>
          </table:table-cell>
          <table:table-cell table:formula="of:=SQRT([.H72]*[.H72]+[.I72]*[.I72])" office:value-type="float" office:value="2027004.30870298" calcext:value-type="float">
            <text:p>2027004.30870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64-[.$C$8]*ABS(64-[.A73]))/64" office:value-type="float" office:value="1" calcext:value-type="float">
            <text:p>1</text:p>
          </table:table-cell>
          <table:table-cell table:formula="of:=SIN([.A73]*[.$C$5]+[.$C$6])*[.$C$7]*[.B73]" office:value-type="float" office:value="8799.51607954631" calcext:value-type="float">
            <text:p>8799.51607954631</text:p>
          </table:table-cell>
          <table:table-cell table:formula="of:=[.C73]+([.$C$3]*[.E72])-[.F72]" office:value-type="float" office:value="3024072.04718506" calcext:value-type="float">
            <text:p>3024072.04718506</text:p>
          </table:table-cell>
          <table:table-cell table:formula="of:=[.D73]" office:value-type="float" office:value="3024072.04718506" calcext:value-type="float">
            <text:p>3024072.04718506</text:p>
          </table:table-cell>
          <table:table-cell table:formula="of:=[.E72]" office:value-type="float" office:value="-3361265.34641858" calcext:value-type="float">
            <text:p>-3361265.34641858</text:p>
          </table:table-cell>
          <table:table-cell/>
          <table:table-cell table:formula="of:=0.5*[.$C$3]*[.D73]-[.F73]" office:value-type="float" office:value="932307.979308704" calcext:value-type="float">
            <text:p>932307.979308704</text:p>
          </table:table-cell>
          <table:table-cell table:formula="of:=0.5*[.D73]*[.$C$4]" office:value-type="float" office:value="1801437.71897023" calcext:value-type="float">
            <text:p>1801437.71897023</text:p>
          </table:table-cell>
          <table:table-cell table:formula="of:=SQRT([.H73]*[.H73]+[.I73]*[.I73])" office:value-type="float" office:value="2028392.47277527" calcext:value-type="float">
            <text:p>2028392.472775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64-[.$C$8]*ABS(64-[.A74]))/64" office:value-type="float" office:value="1" calcext:value-type="float">
            <text:p>1</text:p>
          </table:table-cell>
          <table:table-cell table:formula="of:=SIN([.A74]*[.$C$5]+[.$C$6])*[.$C$7]*[.B74]" office:value-type="float" office:value="31618.4013724978" calcext:value-type="float">
            <text:p>31618.4013724978</text:p>
          </table:table-cell>
          <table:table-cell table:formula="of:=[.C74]+([.$C$3]*[.E73])-[.F73]" office:value-type="float" office:value="-1465030.98642867" calcext:value-type="float">
            <text:p>-1465030.98642867</text:p>
          </table:table-cell>
          <table:table-cell table:formula="of:=[.D74]" office:value-type="float" office:value="-1465030.98642867" calcext:value-type="float">
            <text:p>-1465030.98642867</text:p>
          </table:table-cell>
          <table:table-cell table:formula="of:=[.E73]" office:value-type="float" office:value="3024072.04718506" calcext:value-type="float">
            <text:p>3024072.04718506</text:p>
          </table:table-cell>
          <table:table-cell/>
          <table:table-cell table:formula="of:=0.5*[.$C$3]*[.D74]-[.F74]" office:value-type="float" office:value="-1847348.1623019" calcext:value-type="float">
            <text:p>-1847348.1623019</text:p>
          </table:table-cell>
          <table:table-cell table:formula="of:=0.5*[.D74]*[.$C$4]" office:value-type="float" office:value="-872717.989926672" calcext:value-type="float">
            <text:p>-872717.989926672</text:p>
          </table:table-cell>
          <table:table-cell table:formula="of:=SQRT([.H74]*[.H74]+[.I74]*[.I74])" office:value-type="float" office:value="2043118.18618058" calcext:value-type="float">
            <text:p>2043118.186180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64-[.$C$8]*ABS(64-[.A75]))/64" office:value-type="float" office:value="1" calcext:value-type="float">
            <text:p>1</text:p>
          </table:table-cell>
          <table:table-cell table:formula="of:=SIN([.A75]*[.$C$5]+[.$C$6])*[.$C$7]*[.B75]" office:value-type="float" office:value="-59591.7907024054" calcext:value-type="float">
            <text:p>-59591.7907024054</text:p>
          </table:table-cell>
          <table:table-cell table:formula="of:=[.C75]+([.$C$3]*[.E74])-[.F74]" office:value-type="float" office:value="-730216.06812114" calcext:value-type="float">
            <text:p>-730216.06812114</text:p>
          </table:table-cell>
          <table:table-cell table:formula="of:=[.D75]" office:value-type="float" office:value="-730216.06812114" calcext:value-type="float">
            <text:p>-730216.06812114</text:p>
          </table:table-cell>
          <table:table-cell table:formula="of:=[.E74]" office:value-type="float" office:value="-1465030.98642867" calcext:value-type="float">
            <text:p>-1465030.98642867</text:p>
          </table:table-cell>
          <table:table-cell/>
          <table:table-cell table:formula="of:=0.5*[.$C$3]*[.D75]-[.F75]" office:value-type="float" office:value="2051546.01337582" calcext:value-type="float">
            <text:p>2051546.01337582</text:p>
          </table:table-cell>
          <table:table-cell table:formula="of:=0.5*[.D75]*[.$C$4]" office:value-type="float" office:value="-434989.228955716" calcext:value-type="float">
            <text:p>-434989.228955716</text:p>
          </table:table-cell>
          <table:table-cell table:formula="of:=SQRT([.H75]*[.H75]+[.I75]*[.I75])" office:value-type="float" office:value="2097154.42309471" calcext:value-type="float">
            <text:p>2097154.423094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64-[.$C$8]*ABS(64-[.A76]))/64" office:value-type="float" office:value="1" calcext:value-type="float">
            <text:p>1</text:p>
          </table:table-cell>
          <table:table-cell table:formula="of:=SIN([.A76]*[.$C$5]+[.$C$6])*[.$C$7]*[.B76]" office:value-type="float" office:value="64110.7458087754" calcext:value-type="float">
            <text:p>64110.7458087754</text:p>
          </table:table-cell>
          <table:table-cell table:formula="of:=[.C76]+([.$C$3]*[.E75])-[.F75]" office:value-type="float" office:value="2702171.78613174" calcext:value-type="float">
            <text:p>2702171.78613174</text:p>
          </table:table-cell>
          <table:table-cell table:formula="of:=[.D76]" office:value-type="float" office:value="2702171.78613174" calcext:value-type="float">
            <text:p>2702171.78613174</text:p>
          </table:table-cell>
          <table:table-cell table:formula="of:=[.E75]" office:value-type="float" office:value="-730216.06812114" calcext:value-type="float">
            <text:p>-730216.06812114</text:p>
          </table:table-cell>
          <table:table-cell/>
          <table:table-cell table:formula="of:=0.5*[.$C$3]*[.D76]-[.F76]" office:value-type="float" office:value="-1440188.59311393" calcext:value-type="float">
            <text:p>-1440188.59311393</text:p>
          </table:table-cell>
          <table:table-cell table:formula="of:=0.5*[.D76]*[.$C$4]" office:value-type="float" office:value="1609681.94630351" calcext:value-type="float">
            <text:p>1609681.94630351</text:p>
          </table:table-cell>
          <table:table-cell table:formula="of:=SQRT([.H76]*[.H76]+[.I76]*[.I76])" office:value-type="float" office:value="2159911.83893948" calcext:value-type="float">
            <text:p>2159911.838939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64-[.$C$8]*ABS(64-[.A77]))/64" office:value-type="float" office:value="1" calcext:value-type="float">
            <text:p>1</text:p>
          </table:table-cell>
          <table:table-cell table:formula="of:=SIN([.A77]*[.$C$5]+[.$C$6])*[.$C$7]*[.B77]" office:value-type="float" office:value="-43396.6738006725" calcext:value-type="float">
            <text:p>-43396.6738006725</text:p>
          </table:table-cell>
          <table:table-cell table:formula="of:=[.C77]+([.$C$3]*[.E76])-[.F76]" office:value-type="float" office:value="-3653989.92814968" calcext:value-type="float">
            <text:p>-3653989.92814968</text:p>
          </table:table-cell>
          <table:table-cell table:formula="of:=[.D77]" office:value-type="float" office:value="-3653989.92814968" calcext:value-type="float">
            <text:p>-3653989.92814968</text:p>
          </table:table-cell>
          <table:table-cell table:formula="of:=[.E76]" office:value-type="float" office:value="2702171.78613174" calcext:value-type="float">
            <text:p>2702171.78613174</text:p>
          </table:table-cell>
          <table:table-cell/>
          <table:table-cell table:formula="of:=0.5*[.$C$3]*[.D77]-[.F77]" office:value-type="float" office:value="232740.351158792" calcext:value-type="float">
            <text:p>232740.351158792</text:p>
          </table:table-cell>
          <table:table-cell table:formula="of:=0.5*[.D77]*[.$C$4]" office:value-type="float" office:value="-2176679.38415468" calcext:value-type="float">
            <text:p>-2176679.38415468</text:p>
          </table:table-cell>
          <table:table-cell table:formula="of:=SQRT([.H77]*[.H77]+[.I77]*[.I77])" office:value-type="float" office:value="2189086.84443115" calcext:value-type="float">
            <text:p>2189086.84443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64-[.$C$8]*ABS(64-[.A78]))/64" office:value-type="float" office:value="1" calcext:value-type="float">
            <text:p>1</text:p>
          </table:table-cell>
          <table:table-cell table:formula="of:=SIN([.A78]*[.$C$5]+[.$C$6])*[.$C$7]*[.B78]" office:value-type="float" office:value="5602.32245910886" calcext:value-type="float">
            <text:p>5602.32245910886</text:p>
          </table:table-cell>
          <table:table-cell table:formula="of:=[.C78]+([.$C$3]*[.E77])-[.F77]" office:value-type="float" office:value="3173254.81090843" calcext:value-type="float">
            <text:p>3173254.81090843</text:p>
          </table:table-cell>
          <table:table-cell table:formula="of:=[.D78]" office:value-type="float" office:value="3173254.81090843" calcext:value-type="float">
            <text:p>3173254.81090843</text:p>
          </table:table-cell>
          <table:table-cell table:formula="of:=[.E77]" office:value-type="float" office:value="-3653989.92814968" calcext:value-type="float">
            <text:p>-3653989.92814968</text:p>
          </table:table-cell>
          <table:table-cell/>
          <table:table-cell table:formula="of:=0.5*[.$C$3]*[.D78]-[.F78]" office:value-type="float" office:value="1105207.84544514" calcext:value-type="float">
            <text:p>1105207.84544514</text:p>
          </table:table-cell>
          <table:table-cell table:formula="of:=0.5*[.D78]*[.$C$4]" office:value-type="float" office:value="1890305.79267955" calcext:value-type="float">
            <text:p>1890305.79267955</text:p>
          </table:table-cell>
          <table:table-cell table:formula="of:=SQRT([.H78]*[.H78]+[.I78]*[.I78])" office:value-type="float" office:value="2189689.56052481" calcext:value-type="float">
            <text:p>2189689.560524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64-[.$C$8]*ABS(64-[.A79]))/64" office:value-type="float" office:value="1" calcext:value-type="float">
            <text:p>1</text:p>
          </table:table-cell>
          <table:table-cell table:formula="of:=SIN([.A79]*[.$C$5]+[.$C$6])*[.$C$7]*[.B79]" office:value-type="float" office:value="34397.0188998268" calcext:value-type="float">
            <text:p>34397.0188998268</text:p>
          </table:table-cell>
          <table:table-cell table:formula="of:=[.C79]+([.$C$3]*[.E78])-[.F78]" office:value-type="float" office:value="-1409177.21835956" calcext:value-type="float">
            <text:p>-1409177.21835956</text:p>
          </table:table-cell>
          <table:table-cell table:formula="of:=[.D79]" office:value-type="float" office:value="-1409177.21835956" calcext:value-type="float">
            <text:p>-1409177.21835956</text:p>
          </table:table-cell>
          <table:table-cell table:formula="of:=[.E78]" office:value-type="float" office:value="3173254.81090843" calcext:value-type="float">
            <text:p>3173254.81090843</text:p>
          </table:table-cell>
          <table:table-cell/>
          <table:table-cell table:formula="of:=0.5*[.$C$3]*[.D79]-[.F79]" office:value-type="float" office:value="-2041393.09177909" calcext:value-type="float">
            <text:p>-2041393.09177909</text:p>
          </table:table-cell>
          <table:table-cell table:formula="of:=0.5*[.D79]*[.$C$4]" office:value-type="float" office:value="-839445.93721881" calcext:value-type="float">
            <text:p>-839445.93721881</text:p>
          </table:table-cell>
          <table:table-cell table:formula="of:=SQRT([.H79]*[.H79]+[.I79]*[.I79])" office:value-type="float" office:value="2207250.60577103" calcext:value-type="float">
            <text:p>2207250.60577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64-[.$C$8]*ABS(64-[.A80]))/64" office:value-type="float" office:value="1" calcext:value-type="float">
            <text:p>1</text:p>
          </table:table-cell>
          <table:table-cell table:formula="of:=SIN([.A80]*[.$C$5]+[.$C$6])*[.$C$7]*[.B80]" office:value-type="float" office:value="-60858.2099907072" calcext:value-type="float">
            <text:p>-60858.2099907072</text:p>
          </table:table-cell>
          <table:table-cell table:formula="of:=[.C80]+([.$C$3]*[.E79])-[.F79]" office:value-type="float" office:value="-970389.58264046" calcext:value-type="float">
            <text:p>-970389.58264046</text:p>
          </table:table-cell>
          <table:table-cell table:formula="of:=[.D80]" office:value-type="float" office:value="-970389.58264046" calcext:value-type="float">
            <text:p>-970389.58264046</text:p>
          </table:table-cell>
          <table:table-cell table:formula="of:=[.E79]" office:value-type="float" office:value="-1409177.21835956" calcext:value-type="float">
            <text:p>-1409177.21835956</text:p>
          </table:table-cell>
          <table:table-cell/>
          <table:table-cell table:formula="of:=0.5*[.$C$3]*[.D80]-[.F80]" office:value-type="float" office:value="2188601.41492103" calcext:value-type="float">
            <text:p>2188601.41492103</text:p>
          </table:table-cell>
          <table:table-cell table:formula="of:=0.5*[.D80]*[.$C$4]" office:value-type="float" office:value="-578060.432750442" calcext:value-type="float">
            <text:p>-578060.432750442</text:p>
          </table:table-cell>
          <table:table-cell table:formula="of:=SQRT([.H80]*[.H80]+[.I80]*[.I80])" office:value-type="float" office:value="2263654.12934617" calcext:value-type="float">
            <text:p>2263654.129346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64-[.$C$8]*ABS(64-[.A81]))/64" office:value-type="float" office:value="1" calcext:value-type="float">
            <text:p>1</text:p>
          </table:table-cell>
          <table:table-cell table:formula="of:=SIN([.A81]*[.$C$5]+[.$C$6])*[.$C$7]*[.B81]" office:value-type="float" office:value="63366.5232377667" calcext:value-type="float">
            <text:p>63366.5232377667</text:p>
          </table:table-cell>
          <table:table-cell table:formula="of:=[.C81]+([.$C$3]*[.E80])-[.F80]" office:value-type="float" office:value="3031392.13472027" calcext:value-type="float">
            <text:p>3031392.13472027</text:p>
          </table:table-cell>
          <table:table-cell table:formula="of:=[.D81]" office:value-type="float" office:value="3031392.13472027" calcext:value-type="float">
            <text:p>3031392.13472027</text:p>
          </table:table-cell>
          <table:table-cell table:formula="of:=[.E80]" office:value-type="float" office:value="-970389.58264046" calcext:value-type="float">
            <text:p>-970389.58264046</text:p>
          </table:table-cell>
          <table:table-cell/>
          <table:table-cell table:formula="of:=0.5*[.$C$3]*[.D81]-[.F81]" office:value-type="float" office:value="-1464447.33372258" calcext:value-type="float">
            <text:p>-1464447.33372258</text:p>
          </table:table-cell>
          <table:table-cell table:formula="of:=0.5*[.D81]*[.$C$4]" office:value-type="float" office:value="1805798.29027487" calcext:value-type="float">
            <text:p>1805798.29027487</text:p>
          </table:table-cell>
          <table:table-cell table:formula="of:=SQRT([.H81]*[.H81]+[.I81]*[.I81])" office:value-type="float" office:value="2324976.01243687" calcext:value-type="float">
            <text:p>2324976.012436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64-[.$C$8]*ABS(64-[.A82]))/64" office:value-type="float" office:value="1" calcext:value-type="float">
            <text:p>1</text:p>
          </table:table-cell>
          <table:table-cell table:formula="of:=SIN([.A82]*[.$C$5]+[.$C$6])*[.$C$7]*[.B82]" office:value-type="float" office:value="-40934.7242019705" calcext:value-type="float">
            <text:p>-40934.7242019705</text:p>
          </table:table-cell>
          <table:table-cell table:formula="of:=[.C82]+([.$C$3]*[.E81])-[.F81]" office:value-type="float" office:value="-3940218.9742876" calcext:value-type="float">
            <text:p>-3940218.9742876</text:p>
          </table:table-cell>
          <table:table-cell table:formula="of:=[.D82]" office:value-type="float" office:value="-3940218.9742876" calcext:value-type="float">
            <text:p>-3940218.9742876</text:p>
          </table:table-cell>
          <table:table-cell table:formula="of:=[.E81]" office:value-type="float" office:value="3031392.13472027" calcext:value-type="float">
            <text:p>3031392.13472027</text:p>
          </table:table-cell>
          <table:table-cell/>
          <table:table-cell table:formula="of:=0.5*[.$C$3]*[.D82]-[.F82]" office:value-type="float" office:value="133421.320875385" calcext:value-type="float">
            <text:p>133421.320875385</text:p>
          </table:table-cell>
          <table:table-cell table:formula="of:=0.5*[.D82]*[.$C$4]" office:value-type="float" office:value="-2347185.83768237" calcext:value-type="float">
            <text:p>-2347185.83768237</text:p>
          </table:table-cell>
          <table:table-cell table:formula="of:=SQRT([.H82]*[.H82]+[.I82]*[.I82])" office:value-type="float" office:value="2350974.82025665" calcext:value-type="float">
            <text:p>2350974.820256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64-[.$C$8]*ABS(64-[.A83]))/64" office:value-type="float" office:value="1" calcext:value-type="float">
            <text:p>1</text:p>
          </table:table-cell>
          <table:table-cell table:formula="of:=SIN([.A83]*[.$C$5]+[.$C$6])*[.$C$7]*[.B83]" office:value-type="float" office:value="2391.63223577038" calcext:value-type="float">
            <text:p>2391.63223577038</text:p>
          </table:table-cell>
          <table:table-cell table:formula="of:=[.C83]+([.$C$3]*[.E82])-[.F82]" office:value-type="float" office:value="3300626.40870681" calcext:value-type="float">
            <text:p>3300626.40870681</text:p>
          </table:table-cell>
          <table:table-cell table:formula="of:=[.D83]" office:value-type="float" office:value="3300626.40870681" calcext:value-type="float">
            <text:p>3300626.40870681</text:p>
          </table:table-cell>
          <table:table-cell table:formula="of:=[.E82]" office:value-type="float" office:value="-3940218.9742876" calcext:value-type="float">
            <text:p>-3940218.9742876</text:p>
          </table:table-cell>
          <table:table-cell/>
          <table:table-cell table:formula="of:=0.5*[.$C$3]*[.D83]-[.F83]" office:value-type="float" office:value="1289131.06817488" calcext:value-type="float">
            <text:p>1289131.06817488</text:p>
          </table:table-cell>
          <table:table-cell table:formula="of:=0.5*[.D83]*[.$C$4]" office:value-type="float" office:value="1966180.96926904" calcext:value-type="float">
            <text:p>1966180.96926904</text:p>
          </table:table-cell>
          <table:table-cell table:formula="of:=SQRT([.H83]*[.H83]+[.I83]*[.I83])" office:value-type="float" office:value="2351111.76145445" calcext:value-type="float">
            <text:p>2351111.761454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64-[.$C$8]*ABS(64-[.A84]))/64" office:value-type="float" office:value="1" calcext:value-type="float">
            <text:p>1</text:p>
          </table:table-cell>
          <table:table-cell table:formula="of:=SIN([.A84]*[.$C$5]+[.$C$6])*[.$C$7]*[.B84]" office:value-type="float" office:value="37092.770275045" calcext:value-type="float">
            <text:p>37092.770275045</text:p>
          </table:table-cell>
          <table:table-cell table:formula="of:=[.C84]+([.$C$3]*[.E83])-[.F83]" office:value-type="float" office:value="-1324864.06766279" calcext:value-type="float">
            <text:p>-1324864.06766279</text:p>
          </table:table-cell>
          <table:table-cell table:formula="of:=[.D84]" office:value-type="float" office:value="-1324864.06766279" calcext:value-type="float">
            <text:p>-1324864.06766279</text:p>
          </table:table-cell>
          <table:table-cell table:formula="of:=[.E83]" office:value-type="float" office:value="3300626.40870681" calcext:value-type="float">
            <text:p>3300626.40870681</text:p>
          </table:table-cell>
          <table:table-cell/>
          <table:table-cell table:formula="of:=0.5*[.$C$3]*[.D84]-[.F84]" office:value-type="float" office:value="-2236485.64507515" calcext:value-type="float">
            <text:p>-2236485.64507515</text:p>
          </table:table-cell>
          <table:table-cell table:formula="of:=0.5*[.D84]*[.$C$4]" office:value-type="float" office:value="-789220.649097198" calcext:value-type="float">
            <text:p>-789220.649097198</text:p>
          </table:table-cell>
          <table:table-cell table:formula="of:=SQRT([.H84]*[.H84]+[.I84]*[.I84])" office:value-type="float" office:value="2371652.85688876" calcext:value-type="float">
            <text:p>2371652.856888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64-[.$C$8]*ABS(64-[.A85]))/64" office:value-type="float" office:value="1" calcext:value-type="float">
            <text:p>1</text:p>
          </table:table-cell>
          <table:table-cell table:formula="of:=SIN([.A85]*[.$C$5]+[.$C$6])*[.$C$7]*[.B85]" office:value-type="float" office:value="-61978.0152453636" calcext:value-type="float">
            <text:p>-61978.0152453636</text:p>
          </table:table-cell>
          <table:table-cell table:formula="of:=[.C85]+([.$C$3]*[.E84])-[.F84]" office:value-type="float" office:value="-1234322.89668884" calcext:value-type="float">
            <text:p>-1234322.89668884</text:p>
          </table:table-cell>
          <table:table-cell table:formula="of:=[.D85]" office:value-type="float" office:value="-1234322.89668884" calcext:value-type="float">
            <text:p>-1234322.89668884</text:p>
          </table:table-cell>
          <table:table-cell table:formula="of:=[.E84]" office:value-type="float" office:value="-1324864.06766279" calcext:value-type="float">
            <text:p>-1324864.06766279</text:p>
          </table:table-cell>
          <table:table-cell/>
          <table:table-cell table:formula="of:=0.5*[.$C$3]*[.D85]-[.F85]" office:value-type="float" office:value="2316281.48316238" calcext:value-type="float">
            <text:p>2316281.48316238</text:p>
          </table:table-cell>
          <table:table-cell table:formula="of:=0.5*[.D85]*[.$C$4]" office:value-type="float" office:value="-735285.333414481" calcext:value-type="float">
            <text:p>-735285.333414481</text:p>
          </table:table-cell>
          <table:table-cell table:formula="of:=SQRT([.H85]*[.H85]+[.I85]*[.I85])" office:value-type="float" office:value="2430186.08974197" calcext:value-type="float">
            <text:p>2430186.08974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64-[.$C$8]*ABS(64-[.A86]))/64" office:value-type="float" office:value="1" calcext:value-type="float">
            <text:p>1</text:p>
          </table:table-cell>
          <table:table-cell table:formula="of:=SIN([.A86]*[.$C$5]+[.$C$6])*[.$C$7]*[.B86]" office:value-type="float" office:value="62469.6438342385" calcext:value-type="float">
            <text:p>62469.6438342385</text:p>
          </table:table-cell>
          <table:table-cell table:formula="of:=[.C86]+([.$C$3]*[.E85])-[.F85]" office:value-type="float" office:value="3370168.54249621" calcext:value-type="float">
            <text:p>3370168.54249621</text:p>
          </table:table-cell>
          <table:table-cell table:formula="of:=[.D86]" office:value-type="float" office:value="3370168.54249621" calcext:value-type="float">
            <text:p>3370168.54249621</text:p>
          </table:table-cell>
          <table:table-cell table:formula="of:=[.E85]" office:value-type="float" office:value="-1234322.89668884" calcext:value-type="float">
            <text:p>-1234322.89668884</text:p>
          </table:table-cell>
          <table:table-cell/>
          <table:table-cell table:formula="of:=0.5*[.$C$3]*[.D86]-[.F86]" office:value-type="float" office:value="-1472621.77326967" calcext:value-type="float">
            <text:p>-1472621.77326967</text:p>
          </table:table-cell>
          <table:table-cell table:formula="of:=0.5*[.D86]*[.$C$4]" office:value-type="float" office:value="2007607.17238563" calcext:value-type="float">
            <text:p>2007607.17238563</text:p>
          </table:table-cell>
          <table:table-cell table:formula="of:=SQRT([.H86]*[.H86]+[.I86]*[.I86])" office:value-type="float" office:value="2489799.47901877" calcext:value-type="float">
            <text:p>2489799.479018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64-[.$C$8]*ABS(64-[.A87]))/64" office:value-type="float" office:value="1" calcext:value-type="float">
            <text:p>1</text:p>
          </table:table-cell>
          <table:table-cell table:formula="of:=SIN([.A87]*[.$C$5]+[.$C$6])*[.$C$7]*[.B87]" office:value-type="float" office:value="-38374.1584094578" calcext:value-type="float">
            <text:p>-38374.1584094578</text:p>
          </table:table-cell>
          <table:table-cell table:formula="of:=[.C87]+([.$C$3]*[.E86])-[.F86]" office:value-type="float" office:value="-4217940.60163764" calcext:value-type="float">
            <text:p>-4217940.60163764</text:p>
          </table:table-cell>
          <table:table-cell table:formula="of:=[.D87]" office:value-type="float" office:value="-4217940.60163764" calcext:value-type="float">
            <text:p>-4217940.60163764</text:p>
          </table:table-cell>
          <table:table-cell table:formula="of:=[.E86]" office:value-type="float" office:value="3370168.54249621" calcext:value-type="float">
            <text:p>3370168.54249621</text:p>
          </table:table-cell>
          <table:table-cell/>
          <table:table-cell table:formula="of:=0.5*[.$C$3]*[.D87]-[.F87]" office:value-type="float" office:value="17713.008777116" calcext:value-type="float">
            <text:p>17713.008777116</text:p>
          </table:table-cell>
          <table:table-cell table:formula="of:=0.5*[.D87]*[.$C$4]" office:value-type="float" office:value="-2512624.42746327" calcext:value-type="float">
            <text:p>-2512624.42746327</text:p>
          </table:table-cell>
          <table:table-cell table:formula="of:=SQRT([.H87]*[.H87]+[.I87]*[.I87])" office:value-type="float" office:value="2512686.86154186" calcext:value-type="float">
            <text:p>2512686.861541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64-[.$C$8]*ABS(64-[.A88]))/64" office:value-type="float" office:value="1" calcext:value-type="float">
            <text:p>1</text:p>
          </table:table-cell>
          <table:table-cell table:formula="of:=SIN([.A88]*[.$C$5]+[.$C$6])*[.$C$7]*[.B88]" office:value-type="float" office:value="-824.81968922078" calcext:value-type="float">
            <text:p>-824.81968922078</text:p>
          </table:table-cell>
          <table:table-cell table:formula="of:=[.C88]+([.$C$3]*[.E87])-[.F87]" office:value-type="float" office:value="3404769.74036122" calcext:value-type="float">
            <text:p>3404769.74036122</text:p>
          </table:table-cell>
          <table:table-cell table:formula="of:=[.D88]" office:value-type="float" office:value="3404769.74036122" calcext:value-type="float">
            <text:p>3404769.74036122</text:p>
          </table:table-cell>
          <table:table-cell table:formula="of:=[.E87]" office:value-type="float" office:value="-4217940.60163764" calcext:value-type="float">
            <text:p>-4217940.60163764</text:p>
          </table:table-cell>
          <table:table-cell/>
          <table:table-cell table:formula="of:=0.5*[.$C$3]*[.D88]-[.F88]" office:value-type="float" office:value="1483203.98983592" calcext:value-type="float">
            <text:p>1483203.98983592</text:p>
          </table:table-cell>
          <table:table-cell table:formula="of:=0.5*[.D88]*[.$C$4]" office:value-type="float" office:value="2028219.08307526" calcext:value-type="float">
            <text:p>2028219.08307526</text:p>
          </table:table-cell>
          <table:table-cell table:formula="of:=SQRT([.H88]*[.H88]+[.I88]*[.I88])" office:value-type="float" office:value="2512681.18240572" calcext:value-type="float">
            <text:p>2512681.182405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64-[.$C$8]*ABS(64-[.A89]))/64" office:value-type="float" office:value="1" calcext:value-type="float">
            <text:p>1</text:p>
          </table:table-cell>
          <table:table-cell table:formula="of:=SIN([.A89]*[.$C$5]+[.$C$6])*[.$C$7]*[.B89]" office:value-type="float" office:value="39699.1611404826" calcext:value-type="float">
            <text:p>39699.1611404826</text:p>
          </table:table-cell>
          <table:table-cell table:formula="of:=[.C89]+([.$C$3]*[.E88])-[.F88]" office:value-type="float" office:value="-1211833.46082532" calcext:value-type="float">
            <text:p>-1211833.46082532</text:p>
          </table:table-cell>
          <table:table-cell table:formula="of:=[.D89]" office:value-type="float" office:value="-1211833.46082532" calcext:value-type="float">
            <text:p>-1211833.46082532</text:p>
          </table:table-cell>
          <table:table-cell table:formula="of:=[.E88]" office:value-type="float" office:value="3404769.74036122" calcext:value-type="float">
            <text:p>3404769.74036122</text:p>
          </table:table-cell>
          <table:table-cell/>
          <table:table-cell table:formula="of:=0.5*[.$C$3]*[.D89]-[.F89]" office:value-type="float" office:value="-2431416.00855385" calcext:value-type="float">
            <text:p>-2431416.00855385</text:p>
          </table:table-cell>
          <table:table-cell table:formula="of:=0.5*[.D89]*[.$C$4]" office:value-type="float" office:value="-721888.391340758" calcext:value-type="float">
            <text:p>-721888.391340758</text:p>
          </table:table-cell>
          <table:table-cell table:formula="of:=SQRT([.H89]*[.H89]+[.I89]*[.I89])" office:value-type="float" office:value="2536317.53852006" calcext:value-type="float">
            <text:p>2536317.53852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64-[.$C$8]*ABS(64-[.A90]))/64" office:value-type="float" office:value="1" calcext:value-type="float">
            <text:p>1</text:p>
          </table:table-cell>
          <table:table-cell table:formula="of:=SIN([.A90]*[.$C$5]+[.$C$6])*[.$C$7]*[.B90]" office:value-type="float" office:value="-62948.5087339683" calcext:value-type="float">
            <text:p>-62948.5087339683</text:p>
          </table:table-cell>
          <table:table-cell table:formula="of:=[.C90]+([.$C$3]*[.E89])-[.F89]" office:value-type="float" office:value="-1521010.78548045" calcext:value-type="float">
            <text:p>-1521010.78548045</text:p>
          </table:table-cell>
          <table:table-cell table:formula="of:=[.D90]" office:value-type="float" office:value="-1521010.78548045" calcext:value-type="float">
            <text:p>-1521010.78548045</text:p>
          </table:table-cell>
          <table:table-cell table:formula="of:=[.E89]" office:value-type="float" office:value="-1211833.46082532" calcext:value-type="float">
            <text:p>-1211833.46082532</text:p>
          </table:table-cell>
          <table:table-cell/>
          <table:table-cell table:formula="of:=0.5*[.$C$3]*[.D90]-[.F90]" office:value-type="float" office:value="2433520.74049357" calcext:value-type="float">
            <text:p>2433520.74049357</text:p>
          </table:table-cell>
          <table:table-cell table:formula="of:=0.5*[.D90]*[.$C$4]" office:value-type="float" office:value="-906065.119207576" calcext:value-type="float">
            <text:p>-906065.119207576</text:p>
          </table:table-cell>
          <table:table-cell table:formula="of:=SQRT([.H90]*[.H90]+[.I90]*[.I90])" office:value-type="float" office:value="2596724.32011121" calcext:value-type="float">
            <text:p>2596724.320111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64-[.$C$8]*ABS(64-[.A91]))/64" office:value-type="float" office:value="1" calcext:value-type="float">
            <text:p>1</text:p>
          </table:table-cell>
          <table:table-cell table:formula="of:=SIN([.A91]*[.$C$5]+[.$C$6])*[.$C$7]*[.B91]" office:value-type="float" office:value="61422.2682780247" calcext:value-type="float">
            <text:p>61422.2682780247</text:p>
          </table:table-cell>
          <table:table-cell table:formula="of:=[.C91]+([.$C$3]*[.E90])-[.F90]" office:value-type="float" office:value="3716630.28843985" calcext:value-type="float">
            <text:p>3716630.28843985</text:p>
          </table:table-cell>
          <table:table-cell table:formula="of:=[.D91]" office:value-type="float" office:value="3716630.28843985" calcext:value-type="float">
            <text:p>3716630.28843985</text:p>
          </table:table-cell>
          <table:table-cell table:formula="of:=[.E90]" office:value-type="float" office:value="-1521010.78548045" calcext:value-type="float">
            <text:p>-1521010.78548045</text:p>
          </table:table-cell>
          <table:table-cell/>
          <table:table-cell table:formula="of:=0.5*[.$C$3]*[.D91]-[.F91]" office:value-type="float" office:value="-1464214.5593763" calcext:value-type="float">
            <text:p>-1464214.5593763</text:p>
          </table:table-cell>
          <table:table-cell table:formula="of:=0.5*[.D91]*[.$C$4]" office:value-type="float" office:value="2213994.20536129" calcext:value-type="float">
            <text:p>2213994.20536129</text:p>
          </table:table-cell>
          <table:table-cell table:formula="of:=SQRT([.H91]*[.H91]+[.I91]*[.I91])" office:value-type="float" office:value="2654372.73517924" calcext:value-type="float">
            <text:p>2654372.735179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64-[.$C$8]*ABS(64-[.A92]))/64" office:value-type="float" office:value="1" calcext:value-type="float">
            <text:p>1</text:p>
          </table:table-cell>
          <table:table-cell table:formula="of:=SIN([.A92]*[.$C$5]+[.$C$6])*[.$C$7]*[.B92]" office:value-type="float" office:value="-35721.1451040621" calcext:value-type="float">
            <text:p>-35721.1451040621</text:p>
          </table:table-cell>
          <table:table-cell table:formula="of:=[.C92]+([.$C$3]*[.E91])-[.F91]" office:value-type="float" office:value="-4485161.04933712" calcext:value-type="float">
            <text:p>-4485161.04933712</text:p>
          </table:table-cell>
          <table:table-cell table:formula="of:=[.D92]" office:value-type="float" office:value="-4485161.04933712" calcext:value-type="float">
            <text:p>-4485161.04933712</text:p>
          </table:table-cell>
          <table:table-cell table:formula="of:=[.E91]" office:value-type="float" office:value="3716630.28843985" calcext:value-type="float">
            <text:p>3716630.28843985</text:p>
          </table:table-cell>
          <table:table-cell/>
          <table:table-cell table:formula="of:=0.5*[.$C$3]*[.D92]-[.F92]" office:value-type="float" office:value="-114115.267806488" calcext:value-type="float">
            <text:p>-114115.267806488</text:p>
          </table:table-cell>
          <table:table-cell table:formula="of:=0.5*[.D92]*[.$C$4]" office:value-type="float" office:value="-2671807.4714698" calcext:value-type="float">
            <text:p>-2671807.4714698</text:p>
          </table:table-cell>
          <table:table-cell table:formula="of:=SQRT([.H92]*[.H92]+[.I92]*[.I92])" office:value-type="float" office:value="2674243.34325588" calcext:value-type="float">
            <text:p>2674243.343255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64-[.$C$8]*ABS(64-[.A93]))/64" office:value-type="float" office:value="1" calcext:value-type="float">
            <text:p>1</text:p>
          </table:table-cell>
          <table:table-cell table:formula="of:=SIN([.A93]*[.$C$5]+[.$C$6])*[.$C$7]*[.B93]" office:value-type="float" office:value="-4039.28453404973" calcext:value-type="float">
            <text:p>-4039.28453404973</text:p>
          </table:table-cell>
          <table:table-cell table:formula="of:=[.C93]+([.$C$3]*[.E92])-[.F92]" office:value-type="float" office:value="3484360.46829283" calcext:value-type="float">
            <text:p>3484360.46829283</text:p>
          </table:table-cell>
          <table:table-cell table:formula="of:=[.D93]" office:value-type="float" office:value="3484360.46829283" calcext:value-type="float">
            <text:p>3484360.46829283</text:p>
          </table:table-cell>
          <table:table-cell table:formula="of:=[.E92]" office:value-type="float" office:value="-4485161.04933712" calcext:value-type="float">
            <text:p>-4485161.04933712</text:p>
          </table:table-cell>
          <table:table-cell/>
          <table:table-cell table:formula="of:=0.5*[.$C$3]*[.D93]-[.F93]" office:value-type="float" office:value="1686496.56744941" calcext:value-type="float">
            <text:p>1686496.56744941</text:p>
          </table:table-cell>
          <table:table-cell table:formula="of:=0.5*[.D93]*[.$C$4]" office:value-type="float" office:value="2075631.22707816" calcext:value-type="float">
            <text:p>2075631.22707816</text:p>
          </table:table-cell>
          <table:table-cell table:formula="of:=SQRT([.H93]*[.H93]+[.I93]*[.I93])" office:value-type="float" office:value="2674418.75233491" calcext:value-type="float">
            <text:p>2674418.752334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64-[.$C$8]*ABS(64-[.A94]))/64" office:value-type="float" office:value="1" calcext:value-type="float">
            <text:p>1</text:p>
          </table:table-cell>
          <table:table-cell table:formula="of:=SIN([.A94]*[.$C$5]+[.$C$6])*[.$C$7]*[.B94]" office:value-type="float" office:value="42209.9124176373" calcext:value-type="float">
            <text:p>42209.9124176373</text:p>
          </table:table-cell>
          <table:table-cell table:formula="of:=[.C94]+([.$C$3]*[.E93])-[.F93]" office:value-type="float" office:value="-1069958.00202067" calcext:value-type="float">
            <text:p>-1069958.00202067</text:p>
          </table:table-cell>
          <table:table-cell table:formula="of:=[.D94]" office:value-type="float" office:value="-1069958.00202067" calcext:value-type="float">
            <text:p>-1069958.00202067</text:p>
          </table:table-cell>
          <table:table-cell table:formula="of:=[.E93]" office:value-type="float" office:value="3484360.46829283" calcext:value-type="float">
            <text:p>3484360.46829283</text:p>
          </table:table-cell>
          <table:table-cell/>
          <table:table-cell table:formula="of:=0.5*[.$C$3]*[.D94]-[.F94]" office:value-type="float" office:value="-2624962.16992047" calcext:value-type="float">
            <text:p>-2624962.16992047</text:p>
          </table:table-cell>
          <table:table-cell table:formula="of:=0.5*[.D94]*[.$C$4]" office:value-type="float" office:value="-637373.274339885" calcext:value-type="float">
            <text:p>-637373.274339885</text:p>
          </table:table-cell>
          <table:table-cell table:formula="of:=SQRT([.H94]*[.H94]+[.I94]*[.I94])" office:value-type="float" office:value="2701235.10349549" calcext:value-type="float">
            <text:p>2701235.103495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64-[.$C$8]*ABS(64-[.A95]))/64" office:value-type="float" office:value="1" calcext:value-type="float">
            <text:p>1</text:p>
          </table:table-cell>
          <table:table-cell table:formula="of:=SIN([.A95]*[.$C$5]+[.$C$6])*[.$C$7]*[.B95]" office:value-type="float" office:value="-63767.3524323663" calcext:value-type="float">
            <text:p>-63767.3524323663</text:p>
          </table:table-cell>
          <table:table-cell table:formula="of:=[.C95]+([.$C$3]*[.E94])-[.F94]" office:value-type="float" office:value="-1829331.22398047" calcext:value-type="float">
            <text:p>-1829331.22398047</text:p>
          </table:table-cell>
          <table:table-cell table:formula="of:=[.D95]" office:value-type="float" office:value="-1829331.22398047" calcext:value-type="float">
            <text:p>-1829331.22398047</text:p>
          </table:table-cell>
          <table:table-cell table:formula="of:=[.E94]" office:value-type="float" office:value="-1069958.00202067" calcext:value-type="float">
            <text:p>-1069958.00202067</text:p>
          </table:table-cell>
          <table:table-cell/>
          <table:table-cell table:formula="of:=0.5*[.$C$3]*[.D95]-[.F95]" office:value-type="float" office:value="2539290.5721582" calcext:value-type="float">
            <text:p>2539290.5721582</text:p>
          </table:table-cell>
          <table:table-cell table:formula="of:=0.5*[.D95]*[.$C$4]" office:value-type="float" office:value="-1089731.40055838" calcext:value-type="float">
            <text:p>-1089731.40055838</text:p>
          </table:table-cell>
          <table:table-cell table:formula="of:=SQRT([.H95]*[.H95]+[.I95]*[.I95])" office:value-type="float" office:value="2763242.8657674" calcext:value-type="float">
            <text:p>2763242.86576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64-[.$C$8]*ABS(64-[.A96]))/64" office:value-type="float" office:value="1" calcext:value-type="float">
            <text:p>1</text:p>
          </table:table-cell>
          <table:table-cell table:formula="of:=SIN([.A96]*[.$C$5]+[.$C$6])*[.$C$7]*[.B96]" office:value-type="float" office:value="60226.9198105264" calcext:value-type="float">
            <text:p>60226.9198105264</text:p>
          </table:table-cell>
          <table:table-cell table:formula="of:=[.C96]+([.$C$3]*[.E95])-[.F95]" office:value-type="float" office:value="4068850.06210626" calcext:value-type="float">
            <text:p>4068850.06210626</text:p>
          </table:table-cell>
          <table:table-cell table:formula="of:=[.D96]" office:value-type="float" office:value="4068850.06210626" calcext:value-type="float">
            <text:p>4068850.06210626</text:p>
          </table:table-cell>
          <table:table-cell table:formula="of:=[.E95]" office:value-type="float" office:value="-1829331.22398047" calcext:value-type="float">
            <text:p>-1829331.22398047</text:p>
          </table:table-cell>
          <table:table-cell/>
          <table:table-cell table:formula="of:=0.5*[.$C$3]*[.D96]-[.F96]" office:value-type="float" office:value="-1438799.68686144" calcext:value-type="float">
            <text:p>-1438799.68686144</text:p>
          </table:table-cell>
          <table:table-cell table:formula="of:=0.5*[.D96]*[.$C$4]" office:value-type="float" office:value="2423811.29164416" calcext:value-type="float">
            <text:p>2423811.29164416</text:p>
          </table:table-cell>
          <table:table-cell table:formula="of:=SQRT([.H96]*[.H96]+[.I96]*[.I96])" office:value-type="float" office:value="2818688.65191143" calcext:value-type="float">
            <text:p>2818688.651911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64-[.$C$8]*ABS(64-[.A97]))/64" office:value-type="float" office:value="1" calcext:value-type="float">
            <text:p>1</text:p>
          </table:table-cell>
          <table:table-cell table:formula="of:=SIN([.A97]*[.$C$5]+[.$C$6])*[.$C$7]*[.B97]" office:value-type="float" office:value="-32982.075682804" calcext:value-type="float">
            <text:p>-32982.075682804</text:p>
          </table:table-cell>
          <table:table-cell table:formula="of:=[.C97]+([.$C$3]*[.E96])-[.F96]" office:value-type="float" office:value="-4739912.67338616" calcext:value-type="float">
            <text:p>-4739912.67338616</text:p>
          </table:table-cell>
          <table:table-cell table:formula="of:=[.D97]" office:value-type="float" office:value="-4739912.67338616" calcext:value-type="float">
            <text:p>-4739912.67338616</text:p>
          </table:table-cell>
          <table:table-cell table:formula="of:=[.E96]" office:value-type="float" office:value="4068850.06210626" calcext:value-type="float">
            <text:p>4068850.06210626</text:p>
          </table:table-cell>
          <table:table-cell/>
          <table:table-cell table:formula="of:=0.5*[.$C$3]*[.D97]-[.F97]" office:value-type="float" office:value="-261716.624860395" calcext:value-type="float">
            <text:p>-261716.624860395</text:p>
          </table:table-cell>
          <table:table-cell table:formula="of:=0.5*[.D97]*[.$C$4]" office:value-type="float" office:value="-2823562.84547223" calcext:value-type="float">
            <text:p>-2823562.84547223</text:p>
          </table:table-cell>
          <table:table-cell table:formula="of:=SQRT([.H97]*[.H97]+[.I97]*[.I97])" office:value-type="float" office:value="2835666.18875698" calcext:value-type="float">
            <text:p>2835666.188756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64-[.$C$8]*ABS(64-[.A98]))/64" office:value-type="float" office:value="1" calcext:value-type="float">
            <text:p>1</text:p>
          </table:table-cell>
          <table:table-cell table:formula="of:=SIN([.A98]*[.$C$5]+[.$C$6])*[.$C$7]*[.B98]" office:value-type="float" office:value="-7244.01830399897" calcext:value-type="float">
            <text:p>-7244.01830399897</text:p>
          </table:table-cell>
          <table:table-cell table:formula="of:=[.C98]+([.$C$3]*[.E97])-[.F97]" office:value-type="float" office:value="3538172.79408147" calcext:value-type="float">
            <text:p>3538172.79408147</text:p>
          </table:table-cell>
          <table:table-cell table:formula="of:=[.D98]" office:value-type="float" office:value="3538172.79408147" calcext:value-type="float">
            <text:p>3538172.79408147</text:p>
          </table:table-cell>
          <table:table-cell table:formula="of:=[.E97]" office:value-type="float" office:value="-4739912.67338616" calcext:value-type="float">
            <text:p>-4739912.67338616</text:p>
          </table:table-cell>
          <table:table-cell/>
          <table:table-cell table:formula="of:=0.5*[.$C$3]*[.D98]-[.F98]" office:value-type="float" office:value="1898025.72750745" calcext:value-type="float">
            <text:p>1898025.72750745</text:p>
          </table:table-cell>
          <table:table-cell table:formula="of:=0.5*[.D98]*[.$C$4]" office:value-type="float" office:value="2107687.19396937" calcext:value-type="float">
            <text:p>2107687.19396937</text:p>
          </table:table-cell>
          <table:table-cell table:formula="of:=SQRT([.H98]*[.H98]+[.I98]*[.I98])" office:value-type="float" office:value="2836343.94421809" calcext:value-type="float">
            <text:p>2836343.944218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64-[.$C$8]*ABS(64-[.A99]))/64" office:value-type="float" office:value="1" calcext:value-type="float">
            <text:p>1</text:p>
          </table:table-cell>
          <table:table-cell table:formula="of:=SIN([.A99]*[.$C$5]+[.$C$6])*[.$C$7]*[.B99]" office:value-type="float" office:value="44618.9754341561" calcext:value-type="float">
            <text:p>44618.9754341561</text:p>
          </table:table-cell>
          <table:table-cell table:formula="of:=[.C99]+([.$C$3]*[.E98])-[.F98]" office:value-type="float" office:value="-899242.242937104" calcext:value-type="float">
            <text:p>-899242.242937104</text:p>
          </table:table-cell>
          <table:table-cell table:formula="of:=[.D99]" office:value-type="float" office:value="-899242.242937104" calcext:value-type="float">
            <text:p>-899242.242937104</text:p>
          </table:table-cell>
          <table:table-cell table:formula="of:=[.E98]" office:value-type="float" office:value="3538172.79408147" calcext:value-type="float">
            <text:p>3538172.79408147</text:p>
          </table:table-cell>
          <table:table-cell/>
          <table:table-cell table:formula="of:=0.5*[.$C$3]*[.D99]-[.F99]" office:value-type="float" office:value="-2815894.67480463" calcext:value-type="float">
            <text:p>-2815894.67480463</text:p>
          </table:table-cell>
          <table:table-cell table:formula="of:=0.5*[.D99]*[.$C$4]" office:value-type="float" office:value="-535678.009532278" calcext:value-type="float">
            <text:p>-535678.009532278</text:p>
          </table:table-cell>
          <table:table-cell table:formula="of:=SQRT([.H99]*[.H99]+[.I99]*[.I99])" office:value-type="float" office:value="2866393.85805397" calcext:value-type="float">
            <text:p>2866393.858053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64-[.$C$8]*ABS(64-[.A100]))/64" office:value-type="float" office:value="1" calcext:value-type="float">
            <text:p>1</text:p>
          </table:table-cell>
          <table:table-cell table:formula="of:=SIN([.A100]*[.$C$5]+[.$C$6])*[.$C$7]*[.B100]" office:value-type="float" office:value="-64432.5736572074" calcext:value-type="float">
            <text:p>-64432.5736572074</text:p>
          </table:table-cell>
          <table:table-cell table:formula="of:=[.C100]+([.$C$3]*[.E99])-[.F99]" office:value-type="float" office:value="-2158049.129185" calcext:value-type="float">
            <text:p>-2158049.129185</text:p>
          </table:table-cell>
          <table:table-cell table:formula="of:=[.D100]" office:value-type="float" office:value="-2158049.129185" calcext:value-type="float">
            <text:p>-2158049.129185</text:p>
          </table:table-cell>
          <table:table-cell table:formula="of:=[.E99]" office:value-type="float" office:value="-899242.242937104" calcext:value-type="float">
            <text:p>-899242.242937104</text:p>
          </table:table-cell>
          <table:table-cell/>
          <table:table-cell table:formula="of:=0.5*[.$C$3]*[.D100]-[.F100]" office:value-type="float" office:value="2632603.50190521" calcext:value-type="float">
            <text:p>2632603.50190521</text:p>
          </table:table-cell>
          <table:table-cell table:formula="of:=0.5*[.D100]*[.$C$4]" office:value-type="float" office:value="-1285548.4393381" calcext:value-type="float">
            <text:p>-1285548.4393381</text:p>
          </table:table-cell>
          <table:table-cell table:formula="of:=SQRT([.H100]*[.H100]+[.I100]*[.I100])" office:value-type="float" office:value="2929716.02516835" calcext:value-type="float">
            <text:p>2929716.025168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64-[.$C$8]*ABS(64-[.A101]))/64" office:value-type="float" office:value="1" calcext:value-type="float">
            <text:p>1</text:p>
          </table:table-cell>
          <table:table-cell table:formula="of:=SIN([.A101]*[.$C$5]+[.$C$6])*[.$C$7]*[.B101]" office:value-type="float" office:value="58886.4781559494" calcext:value-type="float">
            <text:p>58886.4781559494</text:p>
          </table:table-cell>
          <table:table-cell table:formula="of:=[.C101]+([.$C$3]*[.E100])-[.F100]" office:value-type="float" office:value="4424851.23902927" calcext:value-type="float">
            <text:p>4424851.23902927</text:p>
          </table:table-cell>
          <table:table-cell table:formula="of:=[.D101]" office:value-type="float" office:value="4424851.23902927" calcext:value-type="float">
            <text:p>4424851.23902927</text:p>
          </table:table-cell>
          <table:table-cell table:formula="of:=[.E100]" office:value-type="float" office:value="-2158049.129185" calcext:value-type="float">
            <text:p>-2158049.129185</text:p>
          </table:table-cell>
          <table:table-cell/>
          <table:table-cell table:formula="of:=0.5*[.$C$3]*[.D101]-[.F101]" office:value-type="float" office:value="-1396024.59912115" calcext:value-type="float">
            <text:p>-1396024.59912115</text:p>
          </table:table-cell>
          <table:table-cell table:formula="of:=0.5*[.D101]*[.$C$4]" office:value-type="float" office:value="2635880.95734669" calcext:value-type="float">
            <text:p>2635880.95734669</text:p>
          </table:table-cell>
          <table:table-cell table:formula="of:=SQRT([.H101]*[.H101]+[.I101]*[.I101])" office:value-type="float" office:value="2982742.54716264" calcext:value-type="float">
            <text:p>2982742.547162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64-[.$C$8]*ABS(64-[.A102]))/64" office:value-type="float" office:value="1" calcext:value-type="float">
            <text:p>1</text:p>
          </table:table-cell>
          <table:table-cell table:formula="of:=SIN([.A102]*[.$C$5]+[.$C$6])*[.$C$7]*[.B102]" office:value-type="float" office:value="-30163.5488612281" calcext:value-type="float">
            <text:p>-30163.5488612281</text:p>
          </table:table-cell>
          <table:table-cell table:formula="of:=[.C102]+([.$C$3]*[.E101])-[.F101]" office:value-type="float" office:value="-4980261.87628853" calcext:value-type="float">
            <text:p>-4980261.87628853</text:p>
          </table:table-cell>
          <table:table-cell table:formula="of:=[.D102]" office:value-type="float" office:value="-4980261.87628853" calcext:value-type="float">
            <text:p>-4980261.87628853</text:p>
          </table:table-cell>
          <table:table-cell table:formula="of:=[.E101]" office:value-type="float" office:value="4424851.23902927" calcext:value-type="float">
            <text:p>4424851.23902927</text:p>
          </table:table-cell>
          <table:table-cell/>
          <table:table-cell table:formula="of:=0.5*[.$C$3]*[.D102]-[.F102]" office:value-type="float" office:value="-424667.517941089" calcext:value-type="float">
            <text:p>-424667.517941089</text:p>
          </table:table-cell>
          <table:table-cell table:formula="of:=0.5*[.D102]*[.$C$4]" office:value-type="float" office:value="-2966738.70672057" calcext:value-type="float">
            <text:p>-2966738.70672057</text:p>
          </table:table-cell>
          <table:table-cell table:formula="of:=SQRT([.H102]*[.H102]+[.I102]*[.I102])" office:value-type="float" office:value="2996978.65436981" calcext:value-type="float">
            <text:p>2996978.654369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64-[.$C$8]*ABS(64-[.A103]))/64" office:value-type="float" office:value="1" calcext:value-type="float">
            <text:p>1</text:p>
          </table:table-cell>
          <table:table-cell table:formula="of:=SIN([.A103]*[.$C$5]+[.$C$6])*[.$C$7]*[.B103]" office:value-type="float" office:value="-10431.300447561" calcext:value-type="float">
            <text:p>-10431.300447561</text:p>
          </table:table-cell>
          <table:table-cell table:formula="of:=[.C103]+([.$C$3]*[.E102])-[.F102]" office:value-type="float" office:value="3565084.90269953" calcext:value-type="float">
            <text:p>3565084.90269953</text:p>
          </table:table-cell>
          <table:table-cell table:formula="of:=[.D103]" office:value-type="float" office:value="3565084.90269953" calcext:value-type="float">
            <text:p>3565084.90269953</text:p>
          </table:table-cell>
          <table:table-cell table:formula="of:=[.E102]" office:value-type="float" office:value="-4980261.87628853" calcext:value-type="float">
            <text:p>-4980261.87628853</text:p>
          </table:table-cell>
          <table:table-cell/>
          <table:table-cell table:formula="of:=0.5*[.$C$3]*[.D103]-[.F103]" office:value-type="float" office:value="2116758.92276438" calcext:value-type="float">
            <text:p>2116758.92276438</text:p>
          </table:table-cell>
          <table:table-cell table:formula="of:=0.5*[.D103]*[.$C$4]" office:value-type="float" office:value="2123718.71927867" calcext:value-type="float">
            <text:p>2123718.71927867</text:p>
          </table:table-cell>
          <table:table-cell table:formula="of:=SQRT([.H103]*[.H103]+[.I103]*[.I103])" office:value-type="float" office:value="2998474.53477885" calcext:value-type="float">
            <text:p>2998474.53477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64-[.$C$8]*ABS(64-[.A104]))/64" office:value-type="float" office:value="1" calcext:value-type="float">
            <text:p>1</text:p>
          </table:table-cell>
          <table:table-cell table:formula="of:=SIN([.A104]*[.$C$5]+[.$C$6])*[.$C$7]*[.B104]" office:value-type="float" office:value="46920.5464957436" calcext:value-type="float">
            <text:p>46920.5464957436</text:p>
          </table:table-cell>
          <table:table-cell table:formula="of:=[.C104]+([.$C$3]*[.E103])-[.F103]" office:value-type="float" office:value="-699823.484264019" calcext:value-type="float">
            <text:p>-699823.484264019</text:p>
          </table:table-cell>
          <table:table-cell table:formula="of:=[.D104]" office:value-type="float" office:value="-699823.484264019" calcext:value-type="float">
            <text:p>-699823.484264019</text:p>
          </table:table-cell>
          <table:table-cell table:formula="of:=[.E103]" office:value-type="float" office:value="3565084.90269953" calcext:value-type="float">
            <text:p>3565084.90269953</text:p>
          </table:table-cell>
          <table:table-cell/>
          <table:table-cell table:formula="of:=0.5*[.$C$3]*[.D104]-[.F104]" office:value-type="float" office:value="-3002981.42723443" calcext:value-type="float">
            <text:p>-3002981.42723443</text:p>
          </table:table-cell>
          <table:table-cell table:formula="of:=0.5*[.D104]*[.$C$4]" office:value-type="float" office:value="-416884.386847821" calcext:value-type="float">
            <text:p>-416884.386847821</text:p>
          </table:table-cell>
          <table:table-cell table:formula="of:=SQRT([.H104]*[.H104]+[.I104]*[.I104])" office:value-type="float" office:value="3031780.01251944" calcext:value-type="float">
            <text:p>3031780.012519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64-[.$C$8]*ABS(64-[.A105]))/64" office:value-type="float" office:value="1" calcext:value-type="float">
            <text:p>1</text:p>
          </table:table-cell>
          <table:table-cell table:formula="of:=SIN([.A105]*[.$C$5]+[.$C$6])*[.$C$7]*[.B105]" office:value-type="float" office:value="-64942.5698183562" calcext:value-type="float">
            <text:p>-64942.5698183562</text:p>
          </table:table-cell>
          <table:table-cell table:formula="of:=[.C105]+([.$C$3]*[.E104])-[.F104]" office:value-type="float" office:value="-2505820.52158768" calcext:value-type="float">
            <text:p>-2505820.52158768</text:p>
          </table:table-cell>
          <table:table-cell table:formula="of:=[.D105]" office:value-type="float" office:value="-2505820.52158768" calcext:value-type="float">
            <text:p>-2505820.52158768</text:p>
          </table:table-cell>
          <table:table-cell table:formula="of:=[.E104]" office:value-type="float" office:value="-699823.484264019" calcext:value-type="float">
            <text:p>-699823.484264019</text:p>
          </table:table-cell>
          <table:table-cell/>
          <table:table-cell table:formula="of:=0.5*[.$C$3]*[.D105]-[.F105]" office:value-type="float" office:value="2712517.33599653" calcext:value-type="float">
            <text:p>2712517.33599653</text:p>
          </table:table-cell>
          <table:table-cell table:formula="of:=0.5*[.D105]*[.$C$4]" office:value-type="float" office:value="-1492715.62784346" calcext:value-type="float">
            <text:p>-1492715.62784346</text:p>
          </table:table-cell>
          <table:table-cell table:formula="of:=SQRT([.H105]*[.H105]+[.I105]*[.I105])" office:value-type="float" office:value="3096118.57713651" calcext:value-type="float">
            <text:p>3096118.577136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64-[.$C$8]*ABS(64-[.A106]))/64" office:value-type="float" office:value="1" calcext:value-type="float">
            <text:p>1</text:p>
          </table:table-cell>
          <table:table-cell table:formula="of:=SIN([.A106]*[.$C$5]+[.$C$6])*[.$C$7]*[.B106]" office:value-type="float" office:value="57404.1725837362" calcext:value-type="float">
            <text:p>57404.1725837362</text:p>
          </table:table-cell>
          <table:table-cell table:formula="of:=[.C106]+([.$C$3]*[.E105])-[.F105]" office:value-type="float" office:value="4782615.36031277" calcext:value-type="float">
            <text:p>4782615.36031277</text:p>
          </table:table-cell>
          <table:table-cell table:formula="of:=[.D106]" office:value-type="float" office:value="4782615.36031277" calcext:value-type="float">
            <text:p>4782615.36031277</text:p>
          </table:table-cell>
          <table:table-cell table:formula="of:=[.E105]" office:value-type="float" office:value="-2505820.52158768" calcext:value-type="float">
            <text:p>-2505820.52158768</text:p>
          </table:table-cell>
          <table:table-cell/>
          <table:table-cell table:formula="of:=0.5*[.$C$3]*[.D106]-[.F106]" office:value-type="float" office:value="-1335612.03432579" calcext:value-type="float">
            <text:p>-1335612.03432579</text:p>
          </table:table-cell>
          <table:table-cell table:formula="of:=0.5*[.D106]*[.$C$4]" office:value-type="float" office:value="2849000.80783909" calcext:value-type="float">
            <text:p>2849000.80783909</text:p>
          </table:table-cell>
          <table:table-cell table:formula="of:=SQRT([.H106]*[.H106]+[.I106]*[.I106])" office:value-type="float" office:value="3146532.2355418" calcext:value-type="float">
            <text:p>3146532.23554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64-[.$C$8]*ABS(64-[.A107]))/64" office:value-type="float" office:value="1" calcext:value-type="float">
            <text:p>1</text:p>
          </table:table-cell>
          <table:table-cell table:formula="of:=SIN([.A107]*[.$C$5]+[.$C$6])*[.$C$7]*[.B107]" office:value-type="float" office:value="-27272.3547763812" calcext:value-type="float">
            <text:p>-27272.3547763812</text:p>
          </table:table-cell>
          <table:table-cell table:formula="of:=[.C107]+([.$C$3]*[.E106])-[.F106]" office:value-type="float" office:value="-5204316.94501563" calcext:value-type="float">
            <text:p>-5204316.94501563</text:p>
          </table:table-cell>
          <table:table-cell table:formula="of:=[.D107]" office:value-type="float" office:value="-5204316.94501563" calcext:value-type="float">
            <text:p>-5204316.94501563</text:p>
          </table:table-cell>
          <table:table-cell table:formula="of:=[.E106]" office:value-type="float" office:value="4782615.36031277" calcext:value-type="float">
            <text:p>4782615.36031277</text:p>
          </table:table-cell>
          <table:table-cell/>
          <table:table-cell table:formula="of:=0.5*[.$C$3]*[.D107]-[.F107]" office:value-type="float" office:value="-602468.926256296" calcext:value-type="float">
            <text:p>-602468.926256296</text:p>
          </table:table-cell>
          <table:table-cell table:formula="of:=0.5*[.D107]*[.$C$4]" office:value-type="float" office:value="-3100208.16301451" calcext:value-type="float">
            <text:p>-3100208.16301451</text:p>
          </table:table-cell>
          <table:table-cell table:formula="of:=SQRT([.H107]*[.H107]+[.I107]*[.I107])" office:value-type="float" office:value="3158205.10118108" calcext:value-type="float">
            <text:p>3158205.101181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64-[.$C$8]*ABS(64-[.A108]))/64" office:value-type="float" office:value="1" calcext:value-type="float">
            <text:p>1</text:p>
          </table:table-cell>
          <table:table-cell table:formula="of:=SIN([.A108]*[.$C$5]+[.$C$6])*[.$C$7]*[.B108]" office:value-type="float" office:value="-13593.4524560926" calcext:value-type="float">
            <text:p>-13593.4524560926</text:p>
          </table:table-cell>
          <table:table-cell table:formula="of:=[.C108]+([.$C$3]*[.E107])-[.F107]" office:value-type="float" office:value="3564084.05534409" calcext:value-type="float">
            <text:p>3564084.05534409</text:p>
          </table:table-cell>
          <table:table-cell table:formula="of:=[.D108]" office:value-type="float" office:value="3564084.05534409" calcext:value-type="float">
            <text:p>3564084.05534409</text:p>
          </table:table-cell>
          <table:table-cell table:formula="of:=[.E107]" office:value-type="float" office:value="-5204316.94501563" calcext:value-type="float">
            <text:p>-5204316.94501563</text:p>
          </table:table-cell>
          <table:table-cell/>
          <table:table-cell table:formula="of:=0.5*[.$C$3]*[.D108]-[.F108]" office:value-type="float" office:value="2341617.87959978" calcext:value-type="float">
            <text:p>2341617.87959978</text:p>
          </table:table-cell>
          <table:table-cell table:formula="of:=0.5*[.D108]*[.$C$4]" office:value-type="float" office:value="2123122.5151708" calcext:value-type="float">
            <text:p>2123122.5151708</text:p>
          </table:table-cell>
          <table:table-cell table:formula="of:=SQRT([.H108]*[.H108]+[.I108]*[.I108])" office:value-type="float" office:value="3160826.39644865" calcext:value-type="float">
            <text:p>3160826.396448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64-[.$C$8]*ABS(64-[.A109]))/64" office:value-type="float" office:value="1" calcext:value-type="float">
            <text:p>1</text:p>
          </table:table-cell>
          <table:table-cell table:formula="of:=SIN([.A109]*[.$C$5]+[.$C$6])*[.$C$7]*[.B109]" office:value-type="float" office:value="49109.0808678912" calcext:value-type="float">
            <text:p>49109.0808678912</text:p>
          </table:table-cell>
          <table:table-cell table:formula="of:=[.C109]+([.$C$3]*[.E108])-[.F108]" office:value-type="float" office:value="-471972.10494818" calcext:value-type="float">
            <text:p>-471972.10494818</text:p>
          </table:table-cell>
          <table:table-cell table:formula="of:=[.D109]" office:value-type="float" office:value="-471972.10494818" calcext:value-type="float">
            <text:p>-471972.10494818</text:p>
          </table:table-cell>
          <table:table-cell table:formula="of:=[.E108]" office:value-type="float" office:value="3564084.05534409" calcext:value-type="float">
            <text:p>3564084.05534409</text:p>
          </table:table-cell>
          <table:table-cell/>
          <table:table-cell table:formula="of:=0.5*[.$C$3]*[.D109]-[.F109]" office:value-type="float" office:value="-3184992.51800742" calcext:value-type="float">
            <text:p>-3184992.51800742</text:p>
          </table:table-cell>
          <table:table-cell table:formula="of:=0.5*[.D109]*[.$C$4]" office:value-type="float" office:value="-281153.470846325" calcext:value-type="float">
            <text:p>-281153.470846325</text:p>
          </table:table-cell>
          <table:table-cell table:formula="of:=SQRT([.H109]*[.H109]+[.I109]*[.I109])" office:value-type="float" office:value="3197377.77153907" calcext:value-type="float">
            <text:p>3197377.771539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64-[.$C$8]*ABS(64-[.A110]))/64" office:value-type="float" office:value="1" calcext:value-type="float">
            <text:p>1</text:p>
          </table:table-cell>
          <table:table-cell table:formula="of:=SIN([.A110]*[.$C$5]+[.$C$6])*[.$C$7]*[.B110]" office:value-type="float" office:value="-65296.1122797031" calcext:value-type="float">
            <text:p>-65296.1122797031</text:p>
          </table:table-cell>
          <table:table-cell table:formula="of:=[.C110]+([.$C$3]*[.E109])-[.F109]" office:value-type="float" office:value="-2871197.09295045" calcext:value-type="float">
            <text:p>-2871197.09295045</text:p>
          </table:table-cell>
          <table:table-cell table:formula="of:=[.D110]" office:value-type="float" office:value="-2871197.09295045" calcext:value-type="float">
            <text:p>-2871197.09295045</text:p>
          </table:table-cell>
          <table:table-cell table:formula="of:=[.E109]" office:value-type="float" office:value="-471972.10494818" calcext:value-type="float">
            <text:p>-471972.10494818</text:p>
          </table:table-cell>
          <table:table-cell/>
          <table:table-cell table:formula="of:=0.5*[.$C$3]*[.D110]-[.F110]" office:value-type="float" office:value="2778139.16133104" calcext:value-type="float">
            <text:p>2778139.16133104</text:p>
          </table:table-cell>
          <table:table-cell table:formula="of:=0.5*[.D110]*[.$C$4]" office:value-type="float" office:value="-1710370.20981468" calcext:value-type="float">
            <text:p>-1710370.20981468</text:p>
          </table:table-cell>
          <table:table-cell table:formula="of:=SQRT([.H110]*[.H110]+[.I110]*[.I110])" office:value-type="float" office:value="3262426.00748931" calcext:value-type="float">
            <text:p>3262426.00748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64-[.$C$8]*ABS(64-[.A111]))/64" office:value-type="float" office:value="1" calcext:value-type="float">
            <text:p>1</text:p>
          </table:table-cell>
          <table:table-cell table:formula="of:=SIN([.A111]*[.$C$5]+[.$C$6])*[.$C$7]*[.B111]" office:value-type="float" office:value="55783.5741289051" calcext:value-type="float">
            <text:p>55783.5741289051</text:p>
          </table:table-cell>
          <table:table-cell table:formula="of:=[.C111]+([.$C$3]*[.E110])-[.F110]" office:value-type="float" office:value="5140089.79184281" calcext:value-type="float">
            <text:p>5140089.79184281</text:p>
          </table:table-cell>
          <table:table-cell table:formula="of:=[.D111]" office:value-type="float" office:value="5140089.79184281" calcext:value-type="float">
            <text:p>5140089.79184281</text:p>
          </table:table-cell>
          <table:table-cell table:formula="of:=[.E110]" office:value-type="float" office:value="-2871197.09295045" calcext:value-type="float">
            <text:p>-2871197.09295045</text:p>
          </table:table-cell>
          <table:table-cell/>
          <table:table-cell table:formula="of:=0.5*[.$C$3]*[.D111]-[.F111]" office:value-type="float" office:value="-1257361.60958592" calcext:value-type="float">
            <text:p>-1257361.60958592</text:p>
          </table:table-cell>
          <table:table-cell table:formula="of:=0.5*[.D111]*[.$C$4]" office:value-type="float" office:value="3061948.0903369" calcext:value-type="float">
            <text:p>3061948.0903369</text:p>
          </table:table-cell>
          <table:table-cell table:formula="of:=SQRT([.H111]*[.H111]+[.I111]*[.I111])" office:value-type="float" office:value="3310058.05465377" calcext:value-type="float">
            <text:p>3310058.054653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64-[.$C$8]*ABS(64-[.A112]))/64" office:value-type="float" office:value="1" calcext:value-type="float">
            <text:p>1</text:p>
          </table:table-cell>
          <table:table-cell table:formula="of:=SIN([.A112]*[.$C$5]+[.$C$6])*[.$C$7]*[.B112]" office:value-type="float" office:value="-24315.4586286362" calcext:value-type="float">
            <text:p>-24315.4586286362</text:p>
          </table:table-cell>
          <table:table-cell table:formula="of:=[.C112]+([.$C$3]*[.E111])-[.F111]" office:value-type="float" office:value="-5410235.77075093" calcext:value-type="float">
            <text:p>-5410235.77075093</text:p>
          </table:table-cell>
          <table:table-cell table:formula="of:=[.D112]" office:value-type="float" office:value="-5410235.77075093" calcext:value-type="float">
            <text:p>-5410235.77075093</text:p>
          </table:table-cell>
          <table:table-cell table:formula="of:=[.E111]" office:value-type="float" office:value="5140089.79184281" calcext:value-type="float">
            <text:p>5140089.79184281</text:p>
          </table:table-cell>
          <table:table-cell/>
          <table:table-cell table:formula="of:=0.5*[.$C$3]*[.D112]-[.F112]" office:value-type="float" office:value="-794547.811320449" calcext:value-type="float">
            <text:p>-794547.811320449</text:p>
          </table:table-cell>
          <table:table-cell table:formula="of:=0.5*[.D112]*[.$C$4]" office:value-type="float" office:value="-3222873.87135003" calcext:value-type="float">
            <text:p>-3222873.87135003</text:p>
          </table:table-cell>
          <table:table-cell table:formula="of:=SQRT([.H112]*[.H112]+[.I112]*[.I112])" office:value-type="float" office:value="3319370.7558971" calcext:value-type="float">
            <text:p>3319370.75589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64-[.$C$8]*ABS(64-[.A113]))/64" office:value-type="float" office:value="1" calcext:value-type="float">
            <text:p>1</text:p>
          </table:table-cell>
          <table:table-cell table:formula="of:=SIN([.A113]*[.$C$5]+[.$C$6])*[.$C$7]*[.B113]" office:value-type="float" office:value="-16722.856362175" calcext:value-type="float">
            <text:p>-16722.856362175</text:p>
          </table:table-cell>
          <table:table-cell table:formula="of:=[.C113]+([.$C$3]*[.E112])-[.F112]" office:value-type="float" office:value="3534271.31283973" calcext:value-type="float">
            <text:p>3534271.31283973</text:p>
          </table:table-cell>
          <table:table-cell table:formula="of:=[.D113]" office:value-type="float" office:value="3534271.31283973" calcext:value-type="float">
            <text:p>3534271.31283973</text:p>
          </table:table-cell>
          <table:table-cell table:formula="of:=[.E112]" office:value-type="float" office:value="-5410235.77075093" calcext:value-type="float">
            <text:p>-5410235.77075093</text:p>
          </table:table-cell>
          <table:table-cell/>
          <table:table-cell table:formula="of:=0.5*[.$C$3]*[.D113]-[.F113]" office:value-type="float" office:value="2571482.52389027" calcext:value-type="float">
            <text:p>2571482.52389027</text:p>
          </table:table-cell>
          <table:table-cell table:formula="of:=0.5*[.D113]*[.$C$4]" office:value-type="float" office:value="2105363.08417335" calcext:value-type="float">
            <text:p>2105363.08417335</text:p>
          </table:table-cell>
          <table:table-cell table:formula="of:=SQRT([.H113]*[.H113]+[.I113]*[.I113])" office:value-type="float" office:value="3323413.31869405" calcext:value-type="float">
            <text:p>3323413.318694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64-[.$C$8]*ABS(64-[.A114]))/64" office:value-type="float" office:value="1" calcext:value-type="float">
            <text:p>1</text:p>
          </table:table-cell>
          <table:table-cell table:formula="of:=SIN([.A114]*[.$C$5]+[.$C$6])*[.$C$7]*[.B114]" office:value-type="float" office:value="51179.3061337448" calcext:value-type="float">
            <text:p>51179.3061337448</text:p>
          </table:table-cell>
          <table:table-cell table:formula="of:=[.C114]+([.$C$3]*[.E113])-[.F113]" office:value-type="float" office:value="-216091.416836655" calcext:value-type="float">
            <text:p>-216091.416836655</text:p>
          </table:table-cell>
          <table:table-cell table:formula="of:=[.D114]" office:value-type="float" office:value="-216091.416836655" calcext:value-type="float">
            <text:p>-216091.416836655</text:p>
          </table:table-cell>
          <table:table-cell table:formula="of:=[.E113]" office:value-type="float" office:value="3534271.31283973" calcext:value-type="float">
            <text:p>3534271.31283973</text:p>
          </table:table-cell>
          <table:table-cell/>
          <table:table-cell table:formula="of:=0.5*[.$C$3]*[.D114]-[.F114]" office:value-type="float" office:value="-3360705.06484535" calcext:value-type="float">
            <text:p>-3360705.06484535</text:p>
          </table:table-cell>
          <table:table-cell table:formula="of:=0.5*[.D114]*[.$C$4]" office:value-type="float" office:value="-128725.514128417" calcext:value-type="float">
            <text:p>-128725.514128417</text:p>
          </table:table-cell>
          <table:table-cell table:formula="of:=SQRT([.H114]*[.H114]+[.I114]*[.I114])" office:value-type="float" office:value="3363169.45616257" calcext:value-type="float">
            <text:p>3363169.456162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64-[.$C$8]*ABS(64-[.A115]))/64" office:value-type="float" office:value="1" calcext:value-type="float">
            <text:p>1</text:p>
          </table:table-cell>
          <table:table-cell table:formula="of:=SIN([.A115]*[.$C$5]+[.$C$6])*[.$C$7]*[.B115]" office:value-type="float" office:value="-65492.3493190839" calcext:value-type="float">
            <text:p>-65492.3493190839</text:p>
          </table:table-cell>
          <table:table-cell table:formula="of:=[.C115]+([.$C$3]*[.E114])-[.F114]" office:value-type="float" office:value="-3252631.16617005" calcext:value-type="float">
            <text:p>-3252631.16617005</text:p>
          </table:table-cell>
          <table:table-cell table:formula="of:=[.D115]" office:value-type="float" office:value="-3252631.16617005" calcext:value-type="float">
            <text:p>-3252631.16617005</text:p>
          </table:table-cell>
          <table:table-cell table:formula="of:=[.E114]" office:value-type="float" office:value="-216091.416836655" calcext:value-type="float">
            <text:p>-216091.416836655</text:p>
          </table:table-cell>
          <table:table-cell/>
          <table:table-cell table:formula="of:=0.5*[.$C$3]*[.D115]-[.F115]" office:value-type="float" office:value="2828629.18388955" calcext:value-type="float">
            <text:p>2828629.18388955</text:p>
          </table:table-cell>
          <table:table-cell table:formula="of:=0.5*[.D115]*[.$C$4]" office:value-type="float" office:value="-1937590.23502468" calcext:value-type="float">
            <text:p>-1937590.23502468</text:p>
          </table:table-cell>
          <table:table-cell table:formula="of:=SQRT([.H115]*[.H115]+[.I115]*[.I115])" office:value-type="float" office:value="3428614.73175606" calcext:value-type="float">
            <text:p>3428614.731756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64-[.$C$8]*ABS(64-[.A116]))/64" office:value-type="float" office:value="1" calcext:value-type="float">
            <text:p>1</text:p>
          </table:table-cell>
          <table:table-cell table:formula="of:=SIN([.A116]*[.$C$5]+[.$C$6])*[.$C$7]*[.B116]" office:value-type="float" office:value="54028.5869890407" calcext:value-type="float">
            <text:p>54028.5869890407</text:p>
          </table:table-cell>
          <table:table-cell table:formula="of:=[.C116]+([.$C$3]*[.E115])-[.F115]" office:value-type="float" office:value="5495195.53793149" calcext:value-type="float">
            <text:p>5495195.53793149</text:p>
          </table:table-cell>
          <table:table-cell table:formula="of:=[.D116]" office:value-type="float" office:value="5495195.53793149" calcext:value-type="float">
            <text:p>5495195.53793149</text:p>
          </table:table-cell>
          <table:table-cell table:formula="of:=[.E115]" office:value-type="float" office:value="-3252631.16617005" calcext:value-type="float">
            <text:p>-3252631.16617005</text:p>
          </table:table-cell>
          <table:table-cell/>
          <table:table-cell table:formula="of:=0.5*[.$C$3]*[.D116]-[.F116]" office:value-type="float" office:value="-1161151.13706328" calcext:value-type="float">
            <text:p>-1161151.13706328</text:p>
          </table:table-cell>
          <table:table-cell table:formula="of:=0.5*[.D116]*[.$C$4]" office:value-type="float" office:value="3273484.34848349" calcext:value-type="float">
            <text:p>3273484.34848349</text:p>
          </table:table-cell>
          <table:table-cell table:formula="of:=SQRT([.H116]*[.H116]+[.I116]*[.I116])" office:value-type="float" office:value="3473322.86763983" calcext:value-type="float">
            <text:p>3473322.8676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64-[.$C$8]*ABS(64-[.A117]))/64" office:value-type="float" office:value="1" calcext:value-type="float">
            <text:p>1</text:p>
          </table:table-cell>
          <table:table-cell table:formula="of:=SIN([.A117]*[.$C$5]+[.$C$6])*[.$C$7]*[.B117]" office:value-type="float" office:value="-21299.9839017606" calcext:value-type="float">
            <text:p>-21299.9839017606</text:p>
          </table:table-cell>
          <table:table-cell table:formula="of:=[.C117]+([.$C$3]*[.E116])-[.F116]" office:value-type="float" office:value="-5596233.42419838" calcext:value-type="float">
            <text:p>-5596233.42419838</text:p>
          </table:table-cell>
          <table:table-cell table:formula="of:=[.D117]" office:value-type="float" office:value="-5596233.42419838" calcext:value-type="float">
            <text:p>-5596233.42419838</text:p>
          </table:table-cell>
          <table:table-cell table:formula="of:=[.E116]" office:value-type="float" office:value="5495195.53793149" calcext:value-type="float">
            <text:p>5495195.53793149</text:p>
          </table:table-cell>
          <table:table-cell/>
          <table:table-cell table:formula="of:=0.5*[.$C$3]*[.D117]-[.F117]" office:value-type="float" office:value="-1000258.846054" calcext:value-type="float">
            <text:p>-1000258.846054</text:p>
          </table:table-cell>
          <table:table-cell table:formula="of:=0.5*[.D117]*[.$C$4]" office:value-type="float" office:value="-3333672.55052571" calcext:value-type="float">
            <text:p>-3333672.55052571</text:p>
          </table:table-cell>
          <table:table-cell table:formula="of:=SQRT([.H117]*[.H117]+[.I117]*[.I117])" office:value-type="float" office:value="3480501.4628984" calcext:value-type="float">
            <text:p>3480501.46289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64-[.$C$8]*ABS(64-[.A118]))/64" office:value-type="float" office:value="1" calcext:value-type="float">
            <text:p>1</text:p>
          </table:table-cell>
          <table:table-cell table:formula="of:=SIN([.A118]*[.$C$5]+[.$C$6])*[.$C$7]*[.B118]" office:value-type="float" office:value="-19811.9730921159" calcext:value-type="float">
            <text:p>-19811.9730921159</text:p>
          </table:table-cell>
          <table:table-cell table:formula="of:=[.C118]+([.$C$3]*[.E117])-[.F117]" office:value-type="float" office:value="3474865.87273137" calcext:value-type="float">
            <text:p>3474865.87273137</text:p>
          </table:table-cell>
          <table:table-cell table:formula="of:=[.D118]" office:value-type="float" office:value="3474865.87273137" calcext:value-type="float">
            <text:p>3474865.87273137</text:p>
          </table:table-cell>
          <table:table-cell table:formula="of:=[.E117]" office:value-type="float" office:value="-5596233.42419838" calcext:value-type="float">
            <text:p>-5596233.42419838</text:p>
          </table:table-cell>
          <table:table-cell/>
          <table:table-cell table:formula="of:=0.5*[.$C$3]*[.D118]-[.F118]" office:value-type="float" office:value="2805195.07273246" calcext:value-type="float">
            <text:p>2805195.07273246</text:p>
          </table:table-cell>
          <table:table-cell table:formula="of:=0.5*[.D118]*[.$C$4]" office:value-type="float" office:value="2069975.3027801" calcext:value-type="float">
            <text:p>2069975.3027801</text:p>
          </table:table-cell>
          <table:table-cell table:formula="of:=SQRT([.H118]*[.H118]+[.I118]*[.I118])" office:value-type="float" office:value="3486246.85732408" calcext:value-type="float">
            <text:p>3486246.857324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64-[.$C$8]*ABS(64-[.A119]))/64" office:value-type="float" office:value="1" calcext:value-type="float">
            <text:p>1</text:p>
          </table:table-cell>
          <table:table-cell table:formula="of:=SIN([.A119]*[.$C$5]+[.$C$6])*[.$C$7]*[.B119]" office:value-type="float" office:value="53126.2348959277" calcext:value-type="float">
            <text:p>53126.2348959277</text:p>
          </table:table-cell>
          <table:table-cell table:formula="of:=[.C119]+([.$C$3]*[.E118])-[.F118]" office:value-type="float" office:value="67282.9561624704" calcext:value-type="float">
            <text:p>67282.9561624704</text:p>
          </table:table-cell>
          <table:table-cell table:formula="of:=[.D119]" office:value-type="float" office:value="67282.9561624704" calcext:value-type="float">
            <text:p>67282.9561624704</text:p>
          </table:table-cell>
          <table:table-cell table:formula="of:=[.E118]" office:value-type="float" office:value="3474865.87273137" calcext:value-type="float">
            <text:p>3474865.87273137</text:p>
          </table:table-cell>
          <table:table-cell/>
          <table:table-cell table:formula="of:=0.5*[.$C$3]*[.D119]-[.F119]" office:value-type="float" office:value="-3528908.04814974" calcext:value-type="float">
            <text:p>-3528908.04814974</text:p>
          </table:table-cell>
          <table:table-cell table:formula="of:=0.5*[.D119]*[.$C$4]" office:value-type="float" office:value="40080.4124980154" calcext:value-type="float">
            <text:p>40080.4124980154</text:p>
          </table:table-cell>
          <table:table-cell table:formula="of:=SQRT([.H119]*[.H119]+[.I119]*[.I119])" office:value-type="float" office:value="3529135.65221883" calcext:value-type="float">
            <text:p>3529135.652218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64-[.$C$8]*ABS(64-[.A120]))/64" office:value-type="float" office:value="1" calcext:value-type="float">
            <text:p>1</text:p>
          </table:table-cell>
          <table:table-cell table:formula="of:=SIN([.A120]*[.$C$5]+[.$C$6])*[.$C$7]*[.B120]" office:value-type="float" office:value="-65530.8081801705" calcext:value-type="float">
            <text:p>-65530.8081801705</text:p>
          </table:table-cell>
          <table:table-cell table:formula="of:=[.C120]+([.$C$3]*[.E119])-[.F119]" office:value-type="float" office:value="-3648481.03174828" calcext:value-type="float">
            <text:p>-3648481.03174828</text:p>
          </table:table-cell>
          <table:table-cell table:formula="of:=[.D120]" office:value-type="float" office:value="-3648481.03174828" calcext:value-type="float">
            <text:p>-3648481.03174828</text:p>
          </table:table-cell>
          <table:table-cell table:formula="of:=[.E119]" office:value-type="float" office:value="67282.9561624704" calcext:value-type="float">
            <text:p>67282.9561624704</text:p>
          </table:table-cell>
          <table:table-cell/>
          <table:table-cell table:formula="of:=0.5*[.$C$3]*[.D120]-[.F120]" office:value-type="float" office:value="2863204.39418845" calcext:value-type="float">
            <text:p>2863204.39418845</text:p>
          </table:table-cell>
          <table:table-cell table:formula="of:=0.5*[.D120]*[.$C$4]" office:value-type="float" office:value="-2173397.73821089" calcext:value-type="float">
            <text:p>-2173397.73821089</text:p>
          </table:table-cell>
          <table:table-cell table:formula="of:=SQRT([.H120]*[.H120]+[.I120]*[.I120])" office:value-type="float" office:value="3594662.31117198" calcext:value-type="float">
            <text:p>3594662.311171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64-[.$C$8]*ABS(64-[.A121]))/64" office:value-type="float" office:value="1" calcext:value-type="float">
            <text:p>1</text:p>
          </table:table-cell>
          <table:table-cell table:formula="of:=SIN([.A121]*[.$C$5]+[.$C$6])*[.$C$7]*[.B121]" office:value-type="float" office:value="52143.4391186527" calcext:value-type="float">
            <text:p>52143.4391186527</text:p>
          </table:table-cell>
          <table:table-cell table:formula="of:=[.C121]+([.$C$3]*[.E120])-[.F120]" office:value-type="float" office:value="5845835.18365802" calcext:value-type="float">
            <text:p>5845835.18365802</text:p>
          </table:table-cell>
          <table:table-cell table:formula="of:=[.D121]" office:value-type="float" office:value="5845835.18365802" calcext:value-type="float">
            <text:p>5845835.18365802</text:p>
          </table:table-cell>
          <table:table-cell table:formula="of:=[.E120]" office:value-type="float" office:value="-3648481.03174828" calcext:value-type="float">
            <text:p>-3648481.03174828</text:p>
          </table:table-cell>
          <table:table-cell/>
          <table:table-cell table:formula="of:=0.5*[.$C$3]*[.D121]-[.F121]" office:value-type="float" office:value="-1046937.66684841" calcext:value-type="float">
            <text:p>-1046937.66684841</text:p>
          </table:table-cell>
          <table:table-cell table:formula="of:=0.5*[.D121]*[.$C$4]" office:value-type="float" office:value="3482360.15359736" calcext:value-type="float">
            <text:p>3482360.15359736</text:p>
          </table:table-cell>
          <table:table-cell table:formula="of:=SQRT([.H121]*[.H121]+[.I121]*[.I121])" office:value-type="float" office:value="3636332.0417185" calcext:value-type="float">
            <text:p>3636332.04171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64-[.$C$8]*ABS(64-[.A122]))/64" office:value-type="float" office:value="1" calcext:value-type="float">
            <text:p>1</text:p>
          </table:table-cell>
          <table:table-cell table:formula="of:=SIN([.A122]*[.$C$5]+[.$C$6])*[.$C$7]*[.B122]" office:value-type="float" office:value="-18233.1952016892" calcext:value-type="float">
            <text:p>-18233.1952016892</text:p>
          </table:table-cell>
          <table:table-cell table:formula="of:=[.C122]+([.$C$3]*[.E121])-[.F121]" office:value-type="float" office:value="-5760589.56064678" calcext:value-type="float">
            <text:p>-5760589.56064678</text:p>
          </table:table-cell>
          <table:table-cell table:formula="of:=[.D122]" office:value-type="float" office:value="-5760589.56064678" calcext:value-type="float">
            <text:p>-5760589.56064678</text:p>
          </table:table-cell>
          <table:table-cell table:formula="of:=[.E121]" office:value-type="float" office:value="5845835.18365802" calcext:value-type="float">
            <text:p>5845835.18365802</text:p>
          </table:table-cell>
          <table:table-cell/>
          <table:table-cell table:formula="of:=0.5*[.$C$3]*[.D122]-[.F122]" office:value-type="float" office:value="-1218886.40932117" calcext:value-type="float">
            <text:p>-1218886.40932117</text:p>
          </table:table-cell>
          <table:table-cell table:formula="of:=0.5*[.D122]*[.$C$4]" office:value-type="float" office:value="-3431579.39233458" calcext:value-type="float">
            <text:p>-3431579.39233458</text:p>
          </table:table-cell>
          <table:table-cell table:formula="of:=SQRT([.H122]*[.H122]+[.I122]*[.I122])" office:value-type="float" office:value="3641623.429835" calcext:value-type="float">
            <text:p>3641623.4298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64-[.$C$8]*ABS(64-[.A123]))/64" office:value-type="float" office:value="1" calcext:value-type="float">
            <text:p>1</text:p>
          </table:table-cell>
          <table:table-cell table:formula="of:=SIN([.A123]*[.$C$5]+[.$C$6])*[.$C$7]*[.B123]" office:value-type="float" office:value="-22853.3606284124" calcext:value-type="float">
            <text:p>-22853.3606284124</text:p>
          </table:table-cell>
          <table:table-cell table:formula="of:=[.C123]+([.$C$3]*[.E122])-[.F122]" office:value-type="float" office:value="3385209.00438727" calcext:value-type="float">
            <text:p>3385209.00438727</text:p>
          </table:table-cell>
          <table:table-cell table:formula="of:=[.D123]" office:value-type="float" office:value="3385209.00438727" calcext:value-type="float">
            <text:p>3385209.00438727</text:p>
          </table:table-cell>
          <table:table-cell table:formula="of:=[.E122]" office:value-type="float" office:value="-5760589.56064678" calcext:value-type="float">
            <text:p>-5760589.56064678</text:p>
          </table:table-cell>
          <table:table-cell/>
          <table:table-cell table:formula="of:=0.5*[.$C$3]*[.D123]-[.F123]" office:value-type="float" office:value="3041564.27880303" calcext:value-type="float">
            <text:p>3041564.27880303</text:p>
          </table:table-cell>
          <table:table-cell table:formula="of:=0.5*[.D123]*[.$C$4]" office:value-type="float" office:value="2016566.76558927" calcext:value-type="float">
            <text:p>2016566.76558927</text:p>
          </table:table-cell>
          <table:table-cell table:formula="of:=SQRT([.H123]*[.H123]+[.I123]*[.I123])" office:value-type="float" office:value="3649336.21117181" calcext:value-type="float">
            <text:p>3649336.211171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64-[.$C$8]*ABS(64-[.A124]))/64" office:value-type="float" office:value="1" calcext:value-type="float">
            <text:p>1</text:p>
          </table:table-cell>
          <table:table-cell table:formula="of:=SIN([.A124]*[.$C$5]+[.$C$6])*[.$C$7]*[.B124]" office:value-type="float" office:value="54945.1767917283" calcext:value-type="float">
            <text:p>54945.1767917283</text:p>
          </table:table-cell>
          <table:table-cell table:formula="of:=[.C124]+([.$C$3]*[.E123])-[.F123]" office:value-type="float" office:value="377484.173751018" calcext:value-type="float">
            <text:p>377484.173751018</text:p>
          </table:table-cell>
          <table:table-cell table:formula="of:=[.D124]" office:value-type="float" office:value="377484.173751018" calcext:value-type="float">
            <text:p>377484.173751018</text:p>
          </table:table-cell>
          <table:table-cell table:formula="of:=[.E123]" office:value-type="float" office:value="3385209.00438727" calcext:value-type="float">
            <text:p>3385209.00438727</text:p>
          </table:table-cell>
          <table:table-cell/>
          <table:table-cell table:formula="of:=0.5*[.$C$3]*[.D124]-[.F124]" office:value-type="float" office:value="-3688407.12615603" calcext:value-type="float">
            <text:p>-3688407.12615603</text:p>
          </table:table-cell>
          <table:table-cell table:formula="of:=0.5*[.D124]*[.$C$4]" office:value-type="float" office:value="224867.072708266" calcext:value-type="float">
            <text:p>224867.072708266</text:p>
          </table:table-cell>
          <table:table-cell table:formula="of:=SQRT([.H124]*[.H124]+[.I124]*[.I124])" office:value-type="float" office:value="3695255.3807101" calcext:value-type="float">
            <text:p>3695255.3807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64-[.$C$8]*ABS(64-[.A125]))/64" office:value-type="float" office:value="1" calcext:value-type="float">
            <text:p>1</text:p>
          </table:table-cell>
          <table:table-cell table:formula="of:=SIN([.A125]*[.$C$5]+[.$C$6])*[.$C$7]*[.B125]" office:value-type="float" office:value="-65411.396211392" calcext:value-type="float">
            <text:p>-65411.396211392</text:p>
          </table:table-cell>
          <table:table-cell table:formula="of:=[.C125]+([.$C$3]*[.E124])-[.F124]" office:value-type="float" office:value="-4057016.64413618" calcext:value-type="float">
            <text:p>-4057016.64413618</text:p>
          </table:table-cell>
          <table:table-cell table:formula="of:=[.D125]" office:value-type="float" office:value="-4057016.64413618" calcext:value-type="float">
            <text:p>-4057016.64413618</text:p>
          </table:table-cell>
          <table:table-cell table:formula="of:=[.E124]" office:value-type="float" office:value="377484.173751018" calcext:value-type="float">
            <text:p>377484.173751018</text:p>
          </table:table-cell>
          <table:table-cell/>
          <table:table-cell table:formula="of:=0.5*[.$C$3]*[.D125]-[.F125]" office:value-type="float" office:value="2881142.0469552" calcext:value-type="float">
            <text:p>2881142.0469552</text:p>
          </table:table-cell>
          <table:table-cell table:formula="of:=0.5*[.D125]*[.$C$4]" office:value-type="float" office:value="-2416762.13238372" calcext:value-type="float">
            <text:p>-2416762.13238372</text:p>
          </table:table-cell>
          <table:table-cell table:formula="of:=SQRT([.H125]*[.H125]+[.I125]*[.I125])" office:value-type="float" office:value="3760547.65948487" calcext:value-type="float">
            <text:p>3760547.65948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64-[.$C$8]*ABS(64-[.A126]))/64" office:value-type="float" office:value="1" calcext:value-type="float">
            <text:p>1</text:p>
          </table:table-cell>
          <table:table-cell table:formula="of:=SIN([.A126]*[.$C$5]+[.$C$6])*[.$C$7]*[.B126]" office:value-type="float" office:value="50132.6720435862" calcext:value-type="float">
            <text:p>50132.6720435862</text:p>
          </table:table-cell>
          <table:table-cell table:formula="of:=[.C126]+([.$C$3]*[.E125])-[.F125]" office:value-type="float" office:value="6189900.93970501" calcext:value-type="float">
            <text:p>6189900.93970501</text:p>
          </table:table-cell>
          <table:table-cell table:formula="of:=[.D126]" office:value-type="float" office:value="6189900.93970501" calcext:value-type="float">
            <text:p>6189900.93970501</text:p>
          </table:table-cell>
          <table:table-cell table:formula="of:=[.E125]" office:value-type="float" office:value="-4057016.64413618" calcext:value-type="float">
            <text:p>-4057016.64413618</text:p>
          </table:table-cell>
          <table:table-cell/>
          <table:table-cell table:formula="of:=0.5*[.$C$3]*[.D126]-[.F126]" office:value-type="float" office:value="-914758.252289346" calcext:value-type="float">
            <text:p>-914758.252289346</text:p>
          </table:table-cell>
          <table:table-cell table:formula="of:=0.5*[.D126]*[.$C$4]" office:value-type="float" office:value="3687319.89697583" calcext:value-type="float">
            <text:p>3687319.89697583</text:p>
          </table:table-cell>
          <table:table-cell table:formula="of:=SQRT([.H126]*[.H126]+[.I126]*[.I126])" office:value-type="float" office:value="3799093.40274299" calcext:value-type="float">
            <text:p>3799093.402742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64-[.$C$8]*ABS(64-[.A127]))/64" office:value-type="float" office:value="1" calcext:value-type="float">
            <text:p>1</text:p>
          </table:table-cell>
          <table:table-cell table:formula="of:=SIN([.A127]*[.$C$5]+[.$C$6])*[.$C$7]*[.B127]" office:value-type="float" office:value="-15122.4807552742" calcext:value-type="float">
            <text:p>-15122.4807552742</text:p>
          </table:table-cell>
          <table:table-cell table:formula="of:=[.C127]+([.$C$3]*[.E126])-[.F126]" office:value-type="float" office:value="-5901655.62947015" calcext:value-type="float">
            <text:p>-5901655.62947015</text:p>
          </table:table-cell>
          <table:table-cell table:formula="of:=[.D127]" office:value-type="float" office:value="-5901655.62947015" calcext:value-type="float">
            <text:p>-5901655.62947015</text:p>
          </table:table-cell>
          <table:table-cell table:formula="of:=[.E126]" office:value-type="float" office:value="6189900.93970501" calcext:value-type="float">
            <text:p>6189900.93970501</text:p>
          </table:table-cell>
          <table:table-cell/>
          <table:table-cell table:formula="of:=0.5*[.$C$3]*[.D127]-[.F127]" office:value-type="float" office:value="-1449646.84004143" calcext:value-type="float">
            <text:p>-1449646.84004143</text:p>
          </table:table-cell>
          <table:table-cell table:formula="of:=0.5*[.D127]*[.$C$4]" office:value-type="float" office:value="-3515612.35625877" calcext:value-type="float">
            <text:p>-3515612.35625877</text:p>
          </table:table-cell>
          <table:table-cell table:formula="of:=SQRT([.H127]*[.H127]+[.I127]*[.I127])" office:value-type="float" office:value="3802762.96925294" calcext:value-type="float">
            <text:p>3802762.969252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64-[.$C$8]*ABS(64-[.A128]))/64" office:value-type="float" office:value="1" calcext:value-type="float">
            <text:p>1</text:p>
          </table:table-cell>
          <table:table-cell table:formula="of:=SIN([.A128]*[.$C$5]+[.$C$6])*[.$C$7]*[.B128]" office:value-type="float" office:value="-25839.6919383692" calcext:value-type="float">
            <text:p>-25839.6919383692</text:p>
          </table:table-cell>
          <table:table-cell table:formula="of:=[.C128]+([.$C$3]*[.E127])-[.F127]" office:value-type="float" office:value="3264767.56768377" calcext:value-type="float">
            <text:p>3264767.56768377</text:p>
          </table:table-cell>
          <table:table-cell table:formula="of:=[.D128]" office:value-type="float" office:value="3264767.56768377" calcext:value-type="float">
            <text:p>3264767.56768377</text:p>
          </table:table-cell>
          <table:table-cell table:formula="of:=[.E127]" office:value-type="float" office:value="-5901655.62947015" calcext:value-type="float">
            <text:p>-5901655.62947015</text:p>
          </table:table-cell>
          <table:table-cell/>
          <table:table-cell table:formula="of:=0.5*[.$C$3]*[.D128]-[.F128]" office:value-type="float" office:value="3279369.81362509" calcext:value-type="float">
            <text:p>3279369.81362509</text:p>
          </table:table-cell>
          <table:table-cell table:formula="of:=0.5*[.D128]*[.$C$4]" office:value-type="float" office:value="1944819.88138173" calcext:value-type="float">
            <text:p>1944819.88138173</text:p>
          </table:table-cell>
          <table:table-cell table:formula="of:=SQRT([.H128]*[.H128]+[.I128]*[.I128])" office:value-type="float" office:value="3812688.12592023" calcext:value-type="float">
            <text:p>3812688.125920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64-[.$C$8]*ABS(64-[.A129]))/64" office:value-type="float" office:value="1" calcext:value-type="float">
            <text:p>1</text:p>
          </table:table-cell>
          <table:table-cell table:formula="of:=SIN([.A129]*[.$C$5]+[.$C$6])*[.$C$7]*[.B129]" office:value-type="float" office:value="56631.7497926805" calcext:value-type="float">
            <text:p>56631.7497926805</text:p>
          </table:table-cell>
          <table:table-cell table:formula="of:=[.C129]+([.$C$3]*[.E128])-[.F128]" office:value-type="float" office:value="713715.747572716" calcext:value-type="float">
            <text:p>713715.747572716</text:p>
          </table:table-cell>
          <table:table-cell table:formula="of:=[.D129]" office:value-type="float" office:value="713715.747572716" calcext:value-type="float">
            <text:p>713715.747572716</text:p>
          </table:table-cell>
          <table:table-cell table:formula="of:=[.E128]" office:value-type="float" office:value="3264767.56768377" calcext:value-type="float">
            <text:p>3264767.56768377</text:p>
          </table:table-cell>
          <table:table-cell/>
          <table:table-cell table:formula="of:=0.5*[.$C$3]*[.D129]-[.F129]" office:value-type="float" office:value="-3838029.41331433" calcext:value-type="float">
            <text:p>-3838029.41331433</text:p>
          </table:table-cell>
          <table:table-cell table:formula="of:=0.5*[.D129]*[.$C$4]" office:value-type="float" office:value="425159.998915149" calcext:value-type="float">
            <text:p>425159.998915149</text:p>
          </table:table-cell>
          <table:table-cell table:formula="of:=SQRT([.H129]*[.H129]+[.I129]*[.I129])" office:value-type="float" office:value="3861506.28668962" calcext:value-type="float">
            <text:p>3861506.286689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64-[.$C$8]*ABS(64-[.A130]))/64" office:value-type="float" office:value="1" calcext:value-type="float">
            <text:p>1</text:p>
          </table:table-cell>
          <table:table-cell table:formula="of:=SIN([.A130]*[.$C$5]+[.$C$6])*[.$C$7]*[.B130]" office:value-type="float" office:value="-65134.4010891429" calcext:value-type="float">
            <text:p>-65134.4010891429</text:p>
          </table:table-cell>
          <table:table-cell table:formula="of:=[.C130]+([.$C$3]*[.E129])-[.F129]" office:value-type="float" office:value="-4476425.66003403" calcext:value-type="float">
            <text:p>-4476425.66003403</text:p>
          </table:table-cell>
          <table:table-cell table:formula="of:=[.D130]" office:value-type="float" office:value="-4476425.66003403" calcext:value-type="float">
            <text:p>-4476425.66003403</text:p>
          </table:table-cell>
          <table:table-cell table:formula="of:=[.E129]" office:value-type="float" office:value="713715.747572716" calcext:value-type="float">
            <text:p>713715.747572716</text:p>
          </table:table-cell>
          <table:table-cell/>
          <table:table-cell table:formula="of:=0.5*[.$C$3]*[.D130]-[.F130]" office:value-type="float" office:value="2881782.94280421" calcext:value-type="float">
            <text:p>2881782.94280421</text:p>
          </table:table-cell>
          <table:table-cell table:formula="of:=0.5*[.D130]*[.$C$4]" office:value-type="float" office:value="-2666603.80583785" calcext:value-type="float">
            <text:p>-2666603.80583785</text:p>
          </table:table-cell>
          <table:table-cell table:formula="of:=SQRT([.H130]*[.H130]+[.I130]*[.I130])" office:value-type="float" office:value="3926251.2383629" calcext:value-type="float">
            <text:p>3926251.23836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64-[.$C$8]*ABS(64-[.A131]))/64" office:value-type="float" office:value="1" calcext:value-type="float">
            <text:p>1</text:p>
          </table:table-cell>
          <table:table-cell table:formula="of:=SIN([.A131]*[.$C$5]+[.$C$6])*[.$C$7]*[.B131]" office:value-type="float" office:value="48001.1299199765" calcext:value-type="float">
            <text:p>48001.1299199765</text:p>
          </table:table-cell>
          <table:table-cell table:formula="of:=[.C131]+([.$C$3]*[.E130])-[.F130]" office:value-type="float" office:value="6525282.76310112" calcext:value-type="float">
            <text:p>6525282.76310112</text:p>
          </table:table-cell>
          <table:table-cell table:formula="of:=[.D131]" office:value-type="float" office:value="6525282.76310112" calcext:value-type="float">
            <text:p>6525282.76310112</text:p>
          </table:table-cell>
          <table:table-cell table:formula="of:=[.E130]" office:value-type="float" office:value="-4476425.66003403" calcext:value-type="float">
            <text:p>-4476425.66003403</text:p>
          </table:table-cell>
          <table:table-cell/>
          <table:table-cell table:formula="of:=0.5*[.$C$3]*[.D131]-[.F131]" office:value-type="float" office:value="-764730.434333197" calcext:value-type="float">
            <text:p>-764730.434333197</text:p>
          </table:table-cell>
          <table:table-cell table:formula="of:=0.5*[.D131]*[.$C$4]" office:value-type="float" office:value="3887106.62741605" calcext:value-type="float">
            <text:p>3887106.62741605</text:p>
          </table:table-cell>
          <table:table-cell table:formula="of:=SQRT([.H131]*[.H131]+[.I131]*[.I131])" office:value-type="float" office:value="3961617.1660191" calcext:value-type="float">
            <text:p>3961617.16601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64-[.$C$8]*ABS(64-[.A132]))/64" office:value-type="float" office:value="1" calcext:value-type="float">
            <text:p>1</text:p>
          </table:table-cell>
          <table:table-cell table:formula="of:=SIN([.A132]*[.$C$5]+[.$C$6])*[.$C$7]*[.B132]" office:value-type="float" office:value="-11975.3346112727" calcext:value-type="float">
            <text:p>-11975.3346112727</text:p>
          </table:table-cell>
          <table:table-cell table:formula="of:=[.C132]+([.$C$3]*[.E131])-[.F131]" office:value-type="float" office:value="-6017861.8633117" calcext:value-type="float">
            <text:p>-6017861.8633117</text:p>
          </table:table-cell>
          <table:table-cell table:formula="of:=[.D132]" office:value-type="float" office:value="-6017861.8633117" calcext:value-type="float">
            <text:p>-6017861.8633117</text:p>
          </table:table-cell>
          <table:table-cell table:formula="of:=[.E131]" office:value-type="float" office:value="6525282.76310112" calcext:value-type="float">
            <text:p>6525282.76310112</text:p>
          </table:table-cell>
          <table:table-cell/>
          <table:table-cell table:formula="of:=0.5*[.$C$3]*[.D132]-[.F132]" office:value-type="float" office:value="-1691690.94416717" calcext:value-type="float">
            <text:p>-1691690.94416717</text:p>
          </table:table-cell>
          <table:table-cell table:formula="of:=0.5*[.D132]*[.$C$4]" office:value-type="float" office:value="-3584836.3329218" calcext:value-type="float">
            <text:p>-3584836.3329218</text:p>
          </table:table-cell>
          <table:table-cell table:formula="of:=SQRT([.H132]*[.H132]+[.I132]*[.I132])" office:value-type="float" office:value="3963946.23883995" calcext:value-type="float">
            <text:p>3963946.238839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64-[.$C$8]*ABS(64-[.A133]))/64" office:value-type="float" office:value="1" calcext:value-type="float">
            <text:p>1</text:p>
          </table:table-cell>
          <table:table-cell table:formula="of:=SIN([.A133]*[.$C$5]+[.$C$6])*[.$C$7]*[.B133]" office:value-type="float" office:value="-28763.7726257063" calcext:value-type="float">
            <text:p>-28763.7726257063</text:p>
          </table:table-cell>
          <table:table-cell table:formula="of:=[.C133]+([.$C$3]*[.E132])-[.F132]" office:value-type="float" office:value="3113137.10214106" calcext:value-type="float">
            <text:p>3113137.10214106</text:p>
          </table:table-cell>
          <table:table-cell table:formula="of:=[.D133]" office:value-type="float" office:value="3113137.10214106" calcext:value-type="float">
            <text:p>3113137.10214106</text:p>
          </table:table-cell>
          <table:table-cell table:formula="of:=[.E132]" office:value-type="float" office:value="-6017861.8633117" calcext:value-type="float">
            <text:p>-6017861.8633117</text:p>
          </table:table-cell>
          <table:table-cell/>
          <table:table-cell table:formula="of:=0.5*[.$C$3]*[.D133]-[.F133]" office:value-type="float" office:value="3517366.77553514" calcext:value-type="float">
            <text:p>3517366.77553514</text:p>
          </table:table-cell>
          <table:table-cell table:formula="of:=0.5*[.D133]*[.$C$4]" office:value-type="float" office:value="1854493.71331708" calcext:value-type="float">
            <text:p>1854493.71331708</text:p>
          </table:table-cell>
          <table:table-cell table:formula="of:=SQRT([.H133]*[.H133]+[.I133]*[.I133])" office:value-type="float" office:value="3976306.82497856" calcext:value-type="float">
            <text:p>3976306.824978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64-[.$C$8]*ABS(64-[.A134]))/64" office:value-type="float" office:value="1" calcext:value-type="float">
            <text:p>1</text:p>
          </table:table-cell>
          <table:table-cell table:formula="of:=SIN([.A134]*[.$C$5]+[.$C$6])*[.$C$7]*[.B134]" office:value-type="float" office:value="58181.8907613621" calcext:value-type="float">
            <text:p>58181.8907613621</text:p>
          </table:table-cell>
          <table:table-cell table:formula="of:=[.C134]+([.$C$3]*[.E133])-[.F133]" office:value-type="float" office:value="1075053.57851995" calcext:value-type="float">
            <text:p>1075053.57851995</text:p>
          </table:table-cell>
          <table:table-cell table:formula="of:=[.D134]" office:value-type="float" office:value="1075053.57851995" calcext:value-type="float">
            <text:p>1075053.57851995</text:p>
          </table:table-cell>
          <table:table-cell table:formula="of:=[.E133]" office:value-type="float" office:value="3113137.10214106" calcext:value-type="float">
            <text:p>3113137.10214106</text:p>
          </table:table-cell>
          <table:table-cell/>
          <table:table-cell table:formula="of:=0.5*[.$C$3]*[.D134]-[.F134]" office:value-type="float" office:value="-3976628.20580526" calcext:value-type="float">
            <text:p>-3976628.20580526</text:p>
          </table:table-cell>
          <table:table-cell table:formula="of:=0.5*[.D134]*[.$C$4]" office:value-type="float" office:value="640408.705891278" calcext:value-type="float">
            <text:p>640408.705891278</text:p>
          </table:table-cell>
          <table:table-cell table:formula="of:=SQRT([.H134]*[.H134]+[.I134]*[.I134])" office:value-type="float" office:value="4027864.84353526" calcext:value-type="float">
            <text:p>4027864.843535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64-[.$C$8]*ABS(64-[.A135]))/64" office:value-type="float" office:value="1" calcext:value-type="float">
            <text:p>1</text:p>
          </table:table-cell>
          <table:table-cell table:formula="of:=SIN([.A135]*[.$C$5]+[.$C$6])*[.$C$7]*[.B135]" office:value-type="float" office:value="-64700.4901247381" calcext:value-type="float">
            <text:p>-64700.4901247381</text:p>
          </table:table-cell>
          <table:table-cell table:formula="of:=[.C135]+([.$C$3]*[.E134])-[.F134]" office:value-type="float" office:value="-4904819.79959419" calcext:value-type="float">
            <text:p>-4904819.79959419</text:p>
          </table:table-cell>
          <table:table-cell table:formula="of:=[.D135]" office:value-type="float" office:value="-4904819.79959419" calcext:value-type="float">
            <text:p>-4904819.79959419</text:p>
          </table:table-cell>
          <table:table-cell table:formula="of:=[.E134]" office:value-type="float" office:value="1075053.57851995" calcext:value-type="float">
            <text:p>1075053.57851995</text:p>
          </table:table-cell>
          <table:table-cell/>
          <table:table-cell table:formula="of:=0.5*[.$C$3]*[.D135]-[.F135]" office:value-type="float" office:value="2864534.50029597" calcext:value-type="float">
            <text:p>2864534.50029597</text:p>
          </table:table-cell>
          <table:table-cell table:formula="of:=0.5*[.D135]*[.$C$4]" office:value-type="float" office:value="-2921797.91151659" calcext:value-type="float">
            <text:p>-2921797.91151659</text:p>
          </table:table-cell>
          <table:table-cell table:formula="of:=SQRT([.H135]*[.H135]+[.I135]*[.I135])" office:value-type="float" office:value="4091755.23939649" calcext:value-type="float">
            <text:p>4091755.239396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64-[.$C$8]*ABS(64-[.A136]))/64" office:value-type="float" office:value="1" calcext:value-type="float">
            <text:p>1</text:p>
          </table:table-cell>
          <table:table-cell table:formula="of:=SIN([.A136]*[.$C$5]+[.$C$6])*[.$C$7]*[.B136]" office:value-type="float" office:value="45753.94786417" calcext:value-type="float">
            <text:p>45753.94786417</text:p>
          </table:table-cell>
          <table:table-cell table:formula="of:=[.C136]+([.$C$3]*[.E135])-[.F135]" office:value-type="float" office:value="6849876.52697606" calcext:value-type="float">
            <text:p>6849876.52697606</text:p>
          </table:table-cell>
          <table:table-cell table:formula="of:=[.D136]" office:value-type="float" office:value="6849876.52697606" calcext:value-type="float">
            <text:p>6849876.52697606</text:p>
          </table:table-cell>
          <table:table-cell table:formula="of:=[.E135]" office:value-type="float" office:value="-4904819.79959419" calcext:value-type="float">
            <text:p>-4904819.79959419</text:p>
          </table:table-cell>
          <table:table-cell/>
          <table:table-cell table:formula="of:=0.5*[.$C$3]*[.D136]-[.F136]" office:value-type="float" office:value="-597052.442331708" calcext:value-type="float">
            <text:p>-597052.442331708</text:p>
          </table:table-cell>
          <table:table-cell table:formula="of:=0.5*[.D136]*[.$C$4]" office:value-type="float" office:value="4080466.91793265" calcext:value-type="float">
            <text:p>4080466.91793265</text:p>
          </table:table-cell>
          <table:table-cell table:formula="of:=SQRT([.H136]*[.H136]+[.I136]*[.I136])" office:value-type="float" office:value="4123915.8438597" calcext:value-type="float">
            <text:p>4123915.84385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64-[.$C$8]*ABS(64-[.A137]))/64" office:value-type="float" office:value="1" calcext:value-type="float">
            <text:p>1</text:p>
          </table:table-cell>
          <table:table-cell table:formula="of:=SIN([.A137]*[.$C$5]+[.$C$6])*[.$C$7]*[.B137]" office:value-type="float" office:value="-8799.33858634511" calcext:value-type="float">
            <text:p>-8799.33858634511</text:p>
          </table:table-cell>
          <table:table-cell table:formula="of:=[.C137]+([.$C$3]*[.E136])-[.F136]" office:value-type="float" office:value="-6107724.02284396" calcext:value-type="float">
            <text:p>-6107724.02284396</text:p>
          </table:table-cell>
          <table:table-cell table:formula="of:=[.D137]" office:value-type="float" office:value="-6107724.02284396" calcext:value-type="float">
            <text:p>-6107724.02284396</text:p>
          </table:table-cell>
          <table:table-cell table:formula="of:=[.E136]" office:value-type="float" office:value="6849876.52697606" calcext:value-type="float">
            <text:p>6849876.52697606</text:p>
          </table:table-cell>
          <table:table-cell/>
          <table:table-cell table:formula="of:=0.5*[.$C$3]*[.D137]-[.F137]" office:value-type="float" office:value="-1944106.74699669" calcext:value-type="float">
            <text:p>-1944106.74699669</text:p>
          </table:table-cell>
          <table:table-cell table:formula="of:=0.5*[.D137]*[.$C$4]" office:value-type="float" office:value="-3638367.16193766" calcext:value-type="float">
            <text:p>-3638367.16193766</text:p>
          </table:table-cell>
          <table:table-cell table:formula="of:=SQRT([.H137]*[.H137]+[.I137]*[.I137])" office:value-type="float" office:value="4125198.98293214" calcext:value-type="float">
            <text:p>4125198.982932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64-[.$C$8]*ABS(64-[.A138]))/64" office:value-type="float" office:value="1" calcext:value-type="float">
            <text:p>1</text:p>
          </table:table-cell>
          <table:table-cell table:formula="of:=SIN([.A138]*[.$C$5]+[.$C$6])*[.$C$7]*[.B138]" office:value-type="float" office:value="-31618.5582626639" calcext:value-type="float">
            <text:p>-31618.5582626639</text:p>
          </table:table-cell>
          <table:table-cell table:formula="of:=[.C138]+([.$C$3]*[.E137])-[.F137]" office:value-type="float" office:value="2930044.47472001" calcext:value-type="float">
            <text:p>2930044.47472001</text:p>
          </table:table-cell>
          <table:table-cell table:formula="of:=[.D138]" office:value-type="float" office:value="2930044.47472001" calcext:value-type="float">
            <text:p>2930044.47472001</text:p>
          </table:table-cell>
          <table:table-cell table:formula="of:=[.E137]" office:value-type="float" office:value="-6107724.02284396" calcext:value-type="float">
            <text:p>-6107724.02284396</text:p>
          </table:table-cell>
          <table:table-cell/>
          <table:table-cell table:formula="of:=0.5*[.$C$3]*[.D138]-[.F138]" office:value-type="float" office:value="3754290.30771288" calcext:value-type="float">
            <text:p>3754290.30771288</text:p>
          </table:table-cell>
          <table:table-cell table:formula="of:=0.5*[.D138]*[.$C$4]" office:value-type="float" office:value="1745425.55622451" calcext:value-type="float">
            <text:p>1745425.55622451</text:p>
          </table:table-cell>
          <table:table-cell table:formula="of:=SQRT([.H138]*[.H138]+[.I138]*[.I138])" office:value-type="float" office:value="4140193.96730497" calcext:value-type="float">
            <text:p>4140193.967304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64-[.$C$8]*ABS(64-[.A139]))/64" office:value-type="float" office:value="1" calcext:value-type="float">
            <text:p>1</text:p>
          </table:table-cell>
          <table:table-cell table:formula="of:=SIN([.A139]*[.$C$5]+[.$C$6])*[.$C$7]*[.B139]" office:value-type="float" office:value="59591.8652399178" calcext:value-type="float">
            <text:p>59591.8652399178</text:p>
          </table:table-cell>
          <table:table-cell table:formula="of:=[.C139]+([.$C$3]*[.E138])-[.F138]" office:value-type="float" office:value="1460448.45782172" calcext:value-type="float">
            <text:p>1460448.45782172</text:p>
          </table:table-cell>
          <table:table-cell table:formula="of:=[.D139]" office:value-type="float" office:value="1460448.45782172" calcext:value-type="float">
            <text:p>1460448.45782172</text:p>
          </table:table-cell>
          <table:table-cell table:formula="of:=[.E138]" office:value-type="float" office:value="2930044.47472001" calcext:value-type="float">
            <text:p>2930044.47472001</text:p>
          </table:table-cell>
          <table:table-cell/>
          <table:table-cell table:formula="of:=0.5*[.$C$3]*[.D139]-[.F139]" office:value-type="float" office:value="-4103087.63822942" calcext:value-type="float">
            <text:p>-4103087.63822942</text:p>
          </table:table-cell>
          <table:table-cell table:formula="of:=0.5*[.D139]*[.$C$4]" office:value-type="float" office:value="869988.180665513" calcext:value-type="float">
            <text:p>869988.180665513</text:p>
          </table:table-cell>
          <table:table-cell table:formula="of:=SQRT([.H139]*[.H139]+[.I139]*[.I139])" office:value-type="float" office:value="4194306.56980255" calcext:value-type="float">
            <text:p>4194306.56980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4T03:32:52.120279825</dc:date>
    <meta:editing-duration>PT7H40M14S</meta:editing-duration>
    <meta:editing-cycles>9</meta:editing-cycles>
    <meta:generator>LibreOffice/7.3.7.2$Linux_X86_64 LibreOffice_project/30$Build-2</meta:generator>
    <meta:document-statistic meta:table-count="1" meta:cell-count="119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973cm" svg:y="4.203cm" style:legend-expansion="high" chart:style-name="ch2"/>
        <chart:plot-area chart:style-name="ch3" table:cell-range-address="table.D10:table.D139" chart:data-source-has-labels="row" svg:x="0.319cm" svg:y="0.18cm" svg:width="14.335cm" svg:height="8.645cm">
          <chart:coordinate-region svg:x="1.972cm" svg:y="0.379cm" svg:width="12.68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D11:table.D139" chart:label-cell-address="table.D10:table.D10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le.D10:table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D11:table.D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114.8045505516">
                <text:p>-64114.8045505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89.289089562">
                <text:p>146389.289089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6649.647969662">
                <text:p>-176649.64796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86.490849515">
                <text:p>102986.490849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68.7465613869">
                <text:p>72068.746561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2125.376169947">
                <text:p>-282125.376169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2076.557086457">
                <text:p>422076.5570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98296.552613747">
                <text:p>-398296.552613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660.38168297">
                <text:p>180660.38168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58.960419865">
                <text:p>170058.960419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6315.3466222">
                <text:p>-516315.3466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7732.066970456">
                <text:p>697732.066970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03707.279582788">
                <text:p>-603707.279582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373.35122732">
                <text:p>232373.35122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367.698663827">
                <text:p>293367.698663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65065.957158857">
                <text:p>-765065.957158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1367.03542342">
                <text:p>971367.03542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91313.525028761">
                <text:p>-791313.525028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601.115046641">
                <text:p>257601.115046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266.53778937">
                <text:p>441266.53778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26685.29611354">
                <text:p>-1026685.29611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0998.36503431">
                <text:p>1240998.36503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59629.267162036">
                <text:p>-959629.267162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945.651526419">
                <text:p>255945.651526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2906.871199724">
                <text:p>612906.871199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99415.00719989">
                <text:p>-1299415.00719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656.61116932">
                <text:p>1504656.61116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07256.83739709">
                <text:p>-1107256.83739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7136.973211099">
                <text:p>227136.973211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7323.139600185">
                <text:p>807323.139600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81437.24326645">
                <text:p>-1581437.24326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0393.90629626">
                <text:p>1760393.90629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32892.6777516">
                <text:p>-1232892.6777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34.437270242">
                <text:p>171034.437270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436.48710556">
                <text:p>1023436.48710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0881.84220917">
                <text:p>-1870881.842209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6291.81501239">
                <text:p>2006291.81501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35332.76487029">
                <text:p>-1335332.76487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627.5903461324">
                <text:p>87627.5903461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0058.83104813">
                <text:p>1260058.83104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65833.7010166">
                <text:p>-2165833.7010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0469.09323361">
                <text:p>2240469.09323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13477.68210506">
                <text:p>-1413477.6821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963.4554715464">
                <text:p>-22963.4554715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5897.33213833">
                <text:p>1515897.33213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64340.3232722">
                <text:p>-2464340.3232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61089.32529347">
                <text:p>2461089.32529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66337.32220088">
                <text:p>-1466337.32220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0488.117294852">
                <text:p>-160488.117294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9559.25033541">
                <text:p>1789559.25033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764419.51486323">
                <text:p>-2764419.51486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66368.41307362">
                <text:p>2666368.41307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93035.20430972">
                <text:p>-1493035.20430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24565.906951582">
                <text:p>-324565.906951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9557.17053481">
                <text:p>2079557.17053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064067.20214833">
                <text:p>-3064067.20214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4581.89173915">
                <text:p>2854581.891739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92812.3902785">
                <text:p>-1492812.3902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14687.466093707">
                <text:p>-514687.466093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84314.58097689">
                <text:p>2384314.58097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361265.34641858">
                <text:p>-3361265.34641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24072.04718506">
                <text:p>3024072.04718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65030.98642867">
                <text:p>-1465030.98642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30216.06812114">
                <text:p>-730216.06812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02171.78613174">
                <text:p>2702171.78613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653989.92814968">
                <text:p>-3653989.92814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3254.81090843">
                <text:p>3173254.810908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09177.21835956">
                <text:p>-1409177.21835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70389.58264046">
                <text:p>-970389.58264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1392.13472027">
                <text:p>3031392.13472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940218.9742876">
                <text:p>-3940218.9742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0626.40870681">
                <text:p>3300626.40870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24864.06766279">
                <text:p>-1324864.06766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34322.89668884">
                <text:p>-1234322.89668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70168.54249621">
                <text:p>3370168.54249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217940.60163764">
                <text:p>-4217940.60163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04769.74036122">
                <text:p>3404769.74036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11833.46082532">
                <text:p>-1211833.46082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521010.78548045">
                <text:p>-1521010.78548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16630.28843985">
                <text:p>3716630.28843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485161.04933712">
                <text:p>-4485161.0493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84360.46829283">
                <text:p>3484360.46829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69958.00202067">
                <text:p>-1069958.00202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29331.22398047">
                <text:p>-1829331.22398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68850.06210626">
                <text:p>4068850.06210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739912.67338616">
                <text:p>-4739912.67338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38172.79408147">
                <text:p>3538172.79408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99242.242937104">
                <text:p>-899242.242937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158049.129185">
                <text:p>-2158049.129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24851.23902927">
                <text:p>4424851.239029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980261.87628853">
                <text:p>-4980261.87628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65084.90269953">
                <text:p>3565084.90269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99823.484264019">
                <text:p>-699823.484264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05820.52158768">
                <text:p>-2505820.52158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2615.36031277">
                <text:p>4782615.360312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204316.94501563">
                <text:p>-5204316.94501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4084.05534409">
                <text:p>3564084.055344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71972.10494818">
                <text:p>-471972.10494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871197.09295045">
                <text:p>-2871197.09295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40089.79184281">
                <text:p>5140089.79184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410235.77075093">
                <text:p>-5410235.770750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34271.31283973">
                <text:p>3534271.312839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16091.416836655">
                <text:p>-216091.416836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252631.16617005">
                <text:p>-3252631.16617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5195.53793149">
                <text:p>5495195.53793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596233.42419838">
                <text:p>-5596233.42419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4865.87273137">
                <text:p>3474865.87273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282.9561624704">
                <text:p>67282.9561624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648481.03174828">
                <text:p>-3648481.03174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45835.18365802">
                <text:p>5845835.183658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760589.56064678">
                <text:p>-5760589.56064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85209.00438727">
                <text:p>3385209.00438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7484.173751018">
                <text:p>377484.173751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057016.64413618">
                <text:p>-4057016.644136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89900.93970501">
                <text:p>6189900.93970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901655.62947015">
                <text:p>-5901655.62947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64767.56768377">
                <text:p>3264767.567683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3715.747572716">
                <text:p>713715.7475727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476425.66003403">
                <text:p>-4476425.66003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25282.76310112">
                <text:p>6525282.76310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017861.8633117">
                <text:p>-6017861.8633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13137.10214106">
                <text:p>3113137.10214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5053.57851995">
                <text:p>1075053.57851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904819.79959419">
                <text:p>-4904819.79959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49876.52697606">
                <text:p>6849876.526976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107724.02284396">
                <text:p>-6107724.022843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30044.47472001">
                <text:p>2930044.47472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0448.45782172">
                <text:p>1460448.45782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3.019cm" svg:y="0.363cm" style:legend-expansion="custom" svg:width="4.355cm" svg:height="0.598cm" style:legend-expansion-aspect-ratio="7.28260869565217" chart:style-name="ch2"/>
        <chart:plot-area chart:style-name="ch3" table:cell-range-address="table.C10:table.C139" chart:data-source-has-labels="row" svg:x="0.318cm" svg:y="0.18cm" svg:width="15.238cm" svg:height="8.644cm">
          <chart:coordinate-region svg:x="1.601cm" svg:y="0.379cm" svg:width="13.675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C11:table.C139" chart:label-cell-address="table.C10:table.C10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form to take DFT of</text:p>
                <draw:g>
                  <svg:desc>table.C10:tabl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91.7161644479">
                <text:p>59591.7161644479</text:p>
                <draw:g>
                  <svg:desc>table.C11:table.C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110.7829602822">
                <text:p>-64110.7829602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96.8080193679">
                <text:p>43396.8080193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02.50091853016">
                <text:p>-5602.50091853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396.8664386302">
                <text:p>-34396.8664386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58.1435341722">
                <text:p>60858.1435341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366.5689421882">
                <text:p>-63366.5689421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34.8640787746">
                <text:p>40934.8640787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.81123154732">
                <text:p>-2391.81123154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092.6226103474">
                <text:p>-37092.6226103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977.9570303522">
                <text:p>61977.9570303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469.6979814681">
                <text:p>-62469.6979814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374.3036073921">
                <text:p>38374.3036073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4.640588308457">
                <text:p>824.640588308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699.0186280241">
                <text:p>-39699.0186280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948.4589007268">
                <text:p>62948.4589007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22.330737616">
                <text:p>-61422.330737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721.2952733293">
                <text:p>35721.2952733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9.10575947766">
                <text:p>4039.10575947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2209.7754007462">
                <text:p>-42209.7754007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767.3111009483">
                <text:p>63767.3111009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26.9904320074">
                <text:p>-60226.9904320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82.2304616297">
                <text:p>32982.2304616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43.84028645217">
                <text:p>7243.84028645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618.8442429211">
                <text:p>-44618.8442429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432.5409271853">
                <text:p>64432.540927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8886.5567691855">
                <text:p>-58886.5567691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63.7078767337">
                <text:p>30163.7078767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31.1236159031">
                <text:p>10431.1236159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6920.4214462184">
                <text:p>-46920.4214462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942.5457685797">
                <text:p>64942.5457685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7404.2589993392">
                <text:p>-57404.2589993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72.5176454806">
                <text:p>27272.5176454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93.2772363306">
                <text:p>13593.2772363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9108.9622613332">
                <text:p>-49108.9622613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296.0969681107">
                <text:p>65296.0969681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5783.6681386906">
                <text:p>-55783.6681386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15.6249589585">
                <text:p>24315.6249589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22.6831764306">
                <text:p>16722.6831764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1179.1942558906">
                <text:p>-51179.1942558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492.342782563">
                <text:p>65492.342782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4028.6883665284">
                <text:p>-54028.6883665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300.1532926013">
                <text:p>21300.1532926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11.8023576161">
                <text:p>19811.8023576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3126.1300163045">
                <text:p>-53126.1300163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30.8104344683">
                <text:p>65530.8104344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2143.5476196148">
                <text:p>-52143.5476196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33.3672449649">
                <text:p>18233.3672449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53.1927564749">
                <text:p>22853.1927564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4945.0791630001">
                <text:p>-54945.079163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411.4072510776">
                <text:p>65411.4072510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0132.7874066292">
                <text:p>-50132.7874066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22.6550365166">
                <text:p>15122.6550365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39.5273334123">
                <text:p>25839.5273334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6631.6596500472">
                <text:p>-56631.6596500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134.4208876203">
                <text:p>65134.4208876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8001.2518671827">
                <text:p>-48001.251867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75.5107106157">
                <text:p>11975.5107106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63.6116842846">
                <text:p>28763.6116842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8181.8083219857">
                <text:p>-58181.8083219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700.518634311">
                <text:p>64700.518634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5754.0761017514">
                <text:p>-45754.0761017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99.51607954631">
                <text:p>8799.51607954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18.4013724978">
                <text:p>31618.4013724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9591.7907024054">
                <text:p>-59591.7907024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110.7458087754">
                <text:p>64110.7458087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3396.6738006725">
                <text:p>-43396.6738006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02.32245910886">
                <text:p>5602.32245910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97.0188998268">
                <text:p>34397.01889982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0858.2099907072">
                <text:p>-60858.2099907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366.5232377667">
                <text:p>63366.5232377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0934.7242019705">
                <text:p>-40934.7242019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91.63223577038">
                <text:p>2391.63223577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92.770275045">
                <text:p>37092.770275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1978.0152453636">
                <text:p>-61978.0152453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469.6438342385">
                <text:p>62469.6438342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8374.1584094578">
                <text:p>-38374.1584094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24.81968922078">
                <text:p>-824.81968922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699.1611404826">
                <text:p>39699.1611404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2948.5087339683">
                <text:p>-62948.5087339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422.2682780247">
                <text:p>61422.2682780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5721.1451040621">
                <text:p>-35721.1451040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039.28453404973">
                <text:p>-4039.28453404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209.9124176373">
                <text:p>42209.9124176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767.3524323663">
                <text:p>-63767.3524323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226.9198105264">
                <text:p>60226.9198105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2982.075682804">
                <text:p>-32982.075682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244.01830399897">
                <text:p>-7244.01830399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618.9754341561">
                <text:p>44618.9754341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4432.5736572074">
                <text:p>-64432.5736572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886.4781559494">
                <text:p>58886.4781559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0163.5488612281">
                <text:p>-30163.5488612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431.300447561">
                <text:p>-10431.3004475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920.5464957436">
                <text:p>46920.546495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4942.5698183562">
                <text:p>-64942.56981835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404.1725837362">
                <text:p>57404.1725837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7272.3547763812">
                <text:p>-27272.3547763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593.4524560926">
                <text:p>-13593.4524560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09.0808678912">
                <text:p>49109.0808678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5296.1122797031">
                <text:p>-65296.112279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783.5741289051">
                <text:p>55783.5741289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4315.4586286362">
                <text:p>-24315.4586286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6722.856362175">
                <text:p>-16722.856362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179.3061337448">
                <text:p>51179.3061337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5492.3493190839">
                <text:p>-65492.3493190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028.5869890407">
                <text:p>54028.5869890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299.9839017606">
                <text:p>-21299.98390176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9811.9730921159">
                <text:p>-19811.9730921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126.2348959277">
                <text:p>53126.2348959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5530.8081801705">
                <text:p>-65530.80818017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143.4391186527">
                <text:p>52143.43911865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233.1952016892">
                <text:p>-18233.1952016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853.3606284124">
                <text:p>-22853.3606284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945.1767917283">
                <text:p>54945.17679172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5411.396211392">
                <text:p>-65411.3962113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32.6720435862">
                <text:p>50132.67204358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122.4807552742">
                <text:p>-15122.4807552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5839.6919383692">
                <text:p>-25839.6919383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631.7497926805">
                <text:p>56631.7497926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5134.4010891429">
                <text:p>-65134.40108914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01.1299199765">
                <text:p>48001.1299199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975.3346112727">
                <text:p>-11975.3346112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8763.7726257063">
                <text:p>-28763.7726257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181.8907613621">
                <text:p>58181.89076136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4700.4901247381">
                <text:p>-64700.49012473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753.94786417">
                <text:p>45753.94786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799.33858634511">
                <text:p>-8799.33858634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1618.5582626639">
                <text:p>-31618.5582626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591.8652399178">
                <text:p>59591.8652399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4.816cm" svg:y="4.204cm" style:legend-expansion="high" chart:style-name="ch2"/>
        <chart:plot-area chart:style-name="ch3" table:cell-range-address="table.H10:table.I139" chart:data-source-has-labels="row" svg:x="0.32cm" svg:y="0.18cm" svg:width="14.176cm" svg:height="8.646cm">
          <chart:coordinate-region svg:x="1.021cm" svg:y="0.379cm" svg:width="12.82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I11:table.I139" chart:label-cell-address="table.I10:table.I10" chart:class="chart:scatter">
            <chart:domain table:cell-range-address="table.H11:table.H139"/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q</text:p>
                <draw:g>
                  <svg:desc>table.I10:table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table.H11:table.H139</svg:desc>
                </draw:g>
              </table:table-cell>
              <table:table-cell office:value-type="float" office:value="0">
                <text:p>0</text:p>
                <draw:g>
                  <svg:desc>table.I11:table.I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494.9888067954">
                <text:p>51494.9888067954</text:p>
              </table:table-cell>
              <table:table-cell office:value-type="float" office:value="-38193.1466775997">
                <text:p>-38193.1466775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3466.1712502902">
                <text:p>-53466.1712502902</text:p>
              </table:table-cell>
              <table:table-cell office:value-type="float" office:value="87204.0027170149">
                <text:p>87204.002717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502.96590070816">
                <text:p>-4502.96590070816</text:p>
              </table:table-cell>
              <table:table-cell office:value-type="float" office:value="-105230.078493527">
                <text:p>-105230.078493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930.1254984385">
                <text:p>93930.1254984385</text:p>
              </table:table-cell>
              <table:table-cell office:value-type="float" office:value="61348.9845036574">
                <text:p>61348.9845036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0872.649038637">
                <text:p>-160872.649038637</text:p>
              </table:table-cell>
              <table:table-cell office:value-type="float" office:value="42931.3046742514">
                <text:p>42931.3046742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536.473223148">
                <text:p>154536.473223148</text:p>
              </table:table-cell>
              <table:table-cell office:value-type="float" office:value="-168061.900041136">
                <text:p>-168061.900041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889.6826061262">
                <text:p>-56889.6826061262</text:p>
              </table:table-cell>
              <table:table-cell office:value-type="float" office:value="251430.725976387">
                <text:p>251430.725976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2161.77639657">
                <text:p>-102161.77639657</text:p>
              </table:table-cell>
              <table:table-cell office:value-type="float" office:value="-237264.993035501">
                <text:p>-237264.993035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188.77800163">
                <text:p>253188.77800163</text:p>
              </table:table-cell>
              <table:table-cell office:value-type="float" office:value="107619.269914618">
                <text:p>107619.269914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7253.015161851">
                <text:p>-317253.015161851</text:p>
              </table:table-cell>
              <table:table-cell office:value-type="float" office:value="101304.010277922">
                <text:p>101304.010277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649.401471599">
                <text:p>244649.401471599</text:p>
              </table:table-cell>
              <table:table-cell office:value-type="float" office:value="-307568.710591472">
                <text:p>-307568.710591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108.2867744481">
                <text:p>-44108.2867744481</text:p>
              </table:table-cell>
              <table:table-cell office:value-type="float" office:value="415638.530948905">
                <text:p>415638.53094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2829.848557556">
                <text:p>-212829.848557556</text:p>
              </table:table-cell>
              <table:table-cell office:value-type="float" office:value="-359628.027271928">
                <text:p>-359628.027271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063.259672944">
                <text:p>417063.259672944</text:p>
              </table:table-cell>
              <table:table-cell office:value-type="float" office:value="138424.651679205">
                <text:p>138424.651679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68008.488824281">
                <text:p>-468008.488824281</text:p>
              </table:table-cell>
              <table:table-cell office:value-type="float" office:value="174758.944117237">
                <text:p>174758.94411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139.020743132">
                <text:p>321139.020743132</text:p>
              </table:table-cell>
              <table:table-cell office:value-type="float" office:value="-455749.28481249">
                <text:p>-455749.28481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143.3368146905">
                <text:p>-15143.3368146905</text:p>
              </table:table-cell>
              <table:table-cell office:value-type="float" office:value="578642.700726952">
                <text:p>578642.700726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5778.072488016">
                <text:p>-335778.072488016</text:p>
              </table:table-cell>
              <table:table-cell office:value-type="float" office:value="-471384.943637513">
                <text:p>-471384.943637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4406.375858591">
                <text:p>584406.375858591</text:p>
              </table:table-cell>
              <table:table-cell office:value-type="float" office:value="153452.813905598">
                <text:p>153452.813905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12029.710364089">
                <text:p>-612029.710364089</text:p>
              </table:table-cell>
              <table:table-cell office:value-type="float" office:value="262862.184792561">
                <text:p>262862.184792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374.798391657">
                <text:p>383374.798391657</text:p>
              </table:table-cell>
              <table:table-cell office:value-type="float" office:value="-611595.752043233">
                <text:p>-611595.752043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06.0943325283">
                <text:p>29906.0943325283</text:p>
              </table:table-cell>
              <table:table-cell office:value-type="float" office:value="739261.905494012">
                <text:p>739261.905494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70216.934632486">
                <text:p>-470216.934632486</text:p>
              </table:table-cell>
              <table:table-cell office:value-type="float" office:value="-571650.519934742">
                <text:p>-571650.519934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4051.798717287">
                <text:p>754051.798717287</text:p>
              </table:table-cell>
              <table:table-cell office:value-type="float" office:value="152466.655381206">
                <text:p>152466.655381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48237.05097856">
                <text:p>-748237.05097856</text:p>
              </table:table-cell>
              <table:table-cell office:value-type="float" office:value="365108.217915301">
                <text:p>365108.217915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793.016046433">
                <text:p>430793.016046433</text:p>
              </table:table-cell>
              <table:table-cell office:value-type="float" office:value="-774060.660606546">
                <text:p>-774060.660606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63.5230934452">
                <text:p>90863.5230934452</text:p>
              </table:table-cell>
              <table:table-cell office:value-type="float" office:value="896322.948383933">
                <text:p>896322.948383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15299.608256002">
                <text:p>-615299.608256002</text:p>
              </table:table-cell>
              <table:table-cell office:value-type="float" office:value="-659592.165911368">
                <text:p>-659592.165911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4818.715614349">
                <text:p>924818.715614349</text:p>
              </table:table-cell>
              <table:table-cell office:value-type="float" office:value="135305.344757273">
                <text:p>135305.34475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75584.978739106">
                <text:p>-875584.978739106</text:p>
              </table:table-cell>
              <table:table-cell office:value-type="float" office:value="480921.86045204">
                <text:p>480921.86045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899.124525295">
                <text:p>462899.124525295</text:p>
              </table:table-cell>
              <table:table-cell office:value-type="float" office:value="-942061.120156294">
                <text:p>-942061.120156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475.64413926">
                <text:p>167475.64413926</text:p>
              </table:table-cell>
              <table:table-cell office:value-type="float" office:value="1048665.48599573">
                <text:p>1048665.48599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70125.25338234">
                <text:p>-770125.25338234</text:p>
              </table:table-cell>
              <table:table-cell office:value-type="float" office:value="-734433.352939238">
                <text:p>-734433.352939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5516.53394453">
                <text:p>1095516.53394453</text:p>
              </table:table-cell>
              <table:table-cell office:value-type="float" office:value="101885.101192699">
                <text:p>101885.1011926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93066.305670363">
                <text:p>-993066.305670363</text:p>
              </table:table-cell>
              <table:table-cell office:value-type="float" office:value="609660.438665315">
                <text:p>609660.438665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9269.851473936">
                <text:p>479269.851473936</text:p>
              </table:table-cell>
              <table:table-cell office:value-type="float" office:value="-1114483.07636365">
                <text:p>-1114483.07636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9413.197081228">
                <text:p>259413.197081228</text:p>
              </table:table-cell>
              <table:table-cell office:value-type="float" office:value="1195146.70762849">
                <text:p>1195146.707628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33742.515205186">
                <text:p>-933742.515205186</text:p>
              </table:table-cell>
              <table:table-cell office:value-type="float" office:value="-795456.845101727">
                <text:p>-795456.845101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4949.62656793">
                <text:p>1264949.62656793</text:p>
              </table:table-cell>
              <table:table-cell office:value-type="float" office:value="52199.6976292063">
                <text:p>52199.6976292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99716.3014981">
                <text:p>-1099716.3014981</text:p>
              </table:table-cell>
              <table:table-cell office:value-type="float" office:value="750616.212495529">
                <text:p>750616.212495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9555.054446437">
                <text:p>479555.054446437</text:p>
              </table:table-cell>
              <table:table-cell office:value-type="float" office:value="-1290185.70363097">
                <text:p>-1290185.70363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6272.108276962">
                <text:p>366272.108276962</text:p>
              </table:table-cell>
              <table:table-cell office:value-type="float" office:value="1334645.95742519">
                <text:p>1334645.95742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05153.20934442">
                <text:p>-1105153.20934442</text:p>
              </table:table-cell>
              <table:table-cell office:value-type="float" office:value="-842007.720628506">
                <text:p>-842007.720628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1922.10190446">
                <text:p>1431922.10190446</text:p>
              </table:table-cell>
              <table:table-cell office:value-type="float" office:value="-13679.3152408004">
                <text:p>-13679.3152408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94616.66009052">
                <text:p>-1194616.66009052</text:p>
              </table:table-cell>
              <table:table-cell office:value-type="float" office:value="903019.038432725">
                <text:p>903019.038432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3479.312955092">
                <text:p>463479.312955092</text:p>
              </table:table-cell>
              <table:table-cell office:value-type="float" office:value="-1468005.90113393">
                <text:p>-1468005.90113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574.904157421">
                <text:p>487574.904157421</text:p>
              </table:table-cell>
              <table:table-cell office:value-type="float" office:value="1466069.28378759">
                <text:p>1466069.28378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83316.18171266">
                <text:p>-1283316.18171266</text:p>
              </table:table-cell>
              <table:table-cell office:value-type="float" office:value="-873496.17328242">
                <text:p>-873496.17328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5242.58264261">
                <text:p>1595242.58264261</text:p>
              </table:table-cell>
              <table:table-cell office:value-type="float" office:value="-95602.6653566611">
                <text:p>-95602.6653566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76899.30508087">
                <text:p>-1276899.30508087</text:p>
              </table:table-cell>
              <table:table-cell office:value-type="float" office:value="1066039.26215552">
                <text:p>1066039.26215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843.253850846">
                <text:p>430843.253850846</text:p>
              </table:table-cell>
              <table:table-cell office:value-type="float" office:value="-1646762.87715022">
                <text:p>-1646762.87715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2772.391610051">
                <text:p>622772.391610051</text:p>
              </table:table-cell>
              <table:table-cell office:value-type="float" office:value="1588353.90064623">
                <text:p>1588353.90064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67151.33018758">
                <text:p>-1467151.33018758</text:p>
              </table:table-cell>
              <table:table-cell office:value-type="float" office:value="-889400.084001822">
                <text:p>-889400.084001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3728.97697845">
                <text:p>1753728.97697845</text:p>
              </table:table-cell>
              <table:table-cell office:value-type="float" office:value="-193343.696165776">
                <text:p>-193343.696165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45750.02166478">
                <text:p>-1345750.02166478</text:p>
              </table:table-cell>
              <table:table-cell office:value-type="float" office:value="1238790.83146962">
                <text:p>1238790.83146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1524.605246865">
                <text:p>381524.605246865</text:p>
              </table:table-cell>
              <table:table-cell office:value-type="float" office:value="-1825262.80633677">
                <text:p>-1825262.806336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1245.600092771">
                <text:p>771245.600092771</text:p>
              </table:table-cell>
              <table:table-cell office:value-type="float" office:value="1700472.5454392">
                <text:p>1700472.5454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655543.77475544">
                <text:p>-1655543.77475544</text:p>
              </table:table-cell>
              <table:table-cell office:value-type="float" office:value="-889267.353830753">
                <text:p>-889267.353830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6213.22631054">
                <text:p>1906213.22631054</text:p>
              </table:table-cell>
              <table:table-cell office:value-type="float" office:value="-306598.983237015">
                <text:p>-306598.983237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00411.90211156">
                <text:p>-1400411.90211156</text:p>
              </table:table-cell>
              <table:table-cell office:value-type="float" office:value="1420334.61936221">
                <text:p>1420334.61936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478.97506431">
                <text:p>315478.97506431</text:p>
              </table:table-cell>
              <table:table-cell office:value-type="float" office:value="-2002303.54436904">
                <text:p>-2002303.54436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2307.979308704">
                <text:p>932307.979308704</text:p>
              </table:table-cell>
              <table:table-cell office:value-type="float" office:value="1801437.71897023">
                <text:p>1801437.71897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47348.1623019">
                <text:p>-1847348.1623019</text:p>
              </table:table-cell>
              <table:table-cell office:value-type="float" office:value="-872717.989926672">
                <text:p>-872717.989926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1546.01337582">
                <text:p>2051546.01337582</text:p>
              </table:table-cell>
              <table:table-cell office:value-type="float" office:value="-434989.228955716">
                <text:p>-434989.228955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40188.59311393">
                <text:p>-1440188.59311393</text:p>
              </table:table-cell>
              <table:table-cell office:value-type="float" office:value="1609681.94630351">
                <text:p>1609681.9463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2740.351158792">
                <text:p>232740.351158792</text:p>
              </table:table-cell>
              <table:table-cell office:value-type="float" office:value="-2176679.38415468">
                <text:p>-2176679.38415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5207.84544514">
                <text:p>1105207.84544514</text:p>
              </table:table-cell>
              <table:table-cell office:value-type="float" office:value="1890305.79267955">
                <text:p>1890305.79267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41393.09177909">
                <text:p>-2041393.09177909</text:p>
              </table:table-cell>
              <table:table-cell office:value-type="float" office:value="-839445.93721881">
                <text:p>-839445.93721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8601.41492103">
                <text:p>2188601.41492103</text:p>
              </table:table-cell>
              <table:table-cell office:value-type="float" office:value="-578060.432750442">
                <text:p>-578060.4327504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464447.33372258">
                <text:p>-1464447.33372258</text:p>
              </table:table-cell>
              <table:table-cell office:value-type="float" office:value="1805798.29027487">
                <text:p>1805798.29027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421.320875385">
                <text:p>133421.320875385</text:p>
              </table:table-cell>
              <table:table-cell office:value-type="float" office:value="-2347185.83768237">
                <text:p>-2347185.83768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9131.06817488">
                <text:p>1289131.06817488</text:p>
              </table:table-cell>
              <table:table-cell office:value-type="float" office:value="1966180.96926904">
                <text:p>1966180.96926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236485.64507515">
                <text:p>-2236485.64507515</text:p>
              </table:table-cell>
              <table:table-cell office:value-type="float" office:value="-789220.649097198">
                <text:p>-789220.649097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16281.48316238">
                <text:p>2316281.48316238</text:p>
              </table:table-cell>
              <table:table-cell office:value-type="float" office:value="-735285.333414481">
                <text:p>-735285.333414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72621.77326967">
                <text:p>-1472621.77326967</text:p>
              </table:table-cell>
              <table:table-cell office:value-type="float" office:value="2007607.17238563">
                <text:p>2007607.17238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713.008777116">
                <text:p>17713.008777116</text:p>
              </table:table-cell>
              <table:table-cell office:value-type="float" office:value="-2512624.42746327">
                <text:p>-2512624.427463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3203.98983592">
                <text:p>1483203.98983592</text:p>
              </table:table-cell>
              <table:table-cell office:value-type="float" office:value="2028219.08307526">
                <text:p>2028219.083075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431416.00855385">
                <text:p>-2431416.00855385</text:p>
              </table:table-cell>
              <table:table-cell office:value-type="float" office:value="-721888.391340758">
                <text:p>-721888.391340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33520.74049357">
                <text:p>2433520.74049357</text:p>
              </table:table-cell>
              <table:table-cell office:value-type="float" office:value="-906065.119207576">
                <text:p>-906065.1192075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64214.5593763">
                <text:p>-1464214.5593763</text:p>
              </table:table-cell>
              <table:table-cell office:value-type="float" office:value="2213994.20536129">
                <text:p>2213994.20536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4115.267806488">
                <text:p>-114115.267806488</text:p>
              </table:table-cell>
              <table:table-cell office:value-type="float" office:value="-2671807.4714698">
                <text:p>-2671807.4714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6496.56744941">
                <text:p>1686496.56744941</text:p>
              </table:table-cell>
              <table:table-cell office:value-type="float" office:value="2075631.22707816">
                <text:p>2075631.22707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24962.16992047">
                <text:p>-2624962.16992047</text:p>
              </table:table-cell>
              <table:table-cell office:value-type="float" office:value="-637373.274339885">
                <text:p>-637373.274339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9290.5721582">
                <text:p>2539290.5721582</text:p>
              </table:table-cell>
              <table:table-cell office:value-type="float" office:value="-1089731.40055838">
                <text:p>-1089731.40055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38799.68686144">
                <text:p>-1438799.68686144</text:p>
              </table:table-cell>
              <table:table-cell office:value-type="float" office:value="2423811.29164416">
                <text:p>2423811.29164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61716.624860395">
                <text:p>-261716.624860395</text:p>
              </table:table-cell>
              <table:table-cell office:value-type="float" office:value="-2823562.84547223">
                <text:p>-2823562.84547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8025.72750745">
                <text:p>1898025.72750745</text:p>
              </table:table-cell>
              <table:table-cell office:value-type="float" office:value="2107687.19396937">
                <text:p>2107687.19396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15894.67480463">
                <text:p>-2815894.67480463</text:p>
              </table:table-cell>
              <table:table-cell office:value-type="float" office:value="-535678.009532278">
                <text:p>-535678.0095322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32603.50190521">
                <text:p>2632603.50190521</text:p>
              </table:table-cell>
              <table:table-cell office:value-type="float" office:value="-1285548.4393381">
                <text:p>-1285548.4393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96024.59912115">
                <text:p>-1396024.59912115</text:p>
              </table:table-cell>
              <table:table-cell office:value-type="float" office:value="2635880.95734669">
                <text:p>2635880.95734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4667.517941089">
                <text:p>-424667.517941089</text:p>
              </table:table-cell>
              <table:table-cell office:value-type="float" office:value="-2966738.70672057">
                <text:p>-2966738.70672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758.92276438">
                <text:p>2116758.92276438</text:p>
              </table:table-cell>
              <table:table-cell office:value-type="float" office:value="2123718.71927867">
                <text:p>2123718.719278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002981.42723443">
                <text:p>-3002981.42723443</text:p>
              </table:table-cell>
              <table:table-cell office:value-type="float" office:value="-416884.386847821">
                <text:p>-416884.386847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12517.33599653">
                <text:p>2712517.33599653</text:p>
              </table:table-cell>
              <table:table-cell office:value-type="float" office:value="-1492715.62784346">
                <text:p>-1492715.62784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35612.03432579">
                <text:p>-1335612.03432579</text:p>
              </table:table-cell>
              <table:table-cell office:value-type="float" office:value="2849000.80783909">
                <text:p>2849000.80783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02468.926256296">
                <text:p>-602468.926256296</text:p>
              </table:table-cell>
              <table:table-cell office:value-type="float" office:value="-3100208.16301451">
                <text:p>-3100208.16301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41617.87959978">
                <text:p>2341617.87959978</text:p>
              </table:table-cell>
              <table:table-cell office:value-type="float" office:value="2123122.5151708">
                <text:p>2123122.5151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184992.51800742">
                <text:p>-3184992.51800742</text:p>
              </table:table-cell>
              <table:table-cell office:value-type="float" office:value="-281153.470846325">
                <text:p>-281153.470846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78139.16133104">
                <text:p>2778139.16133104</text:p>
              </table:table-cell>
              <table:table-cell office:value-type="float" office:value="-1710370.20981468">
                <text:p>-1710370.20981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57361.60958592">
                <text:p>-1257361.60958592</text:p>
              </table:table-cell>
              <table:table-cell office:value-type="float" office:value="3061948.0903369">
                <text:p>3061948.0903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4547.811320449">
                <text:p>-794547.811320449</text:p>
              </table:table-cell>
              <table:table-cell office:value-type="float" office:value="-3222873.87135003">
                <text:p>-3222873.87135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1482.52389027">
                <text:p>2571482.52389027</text:p>
              </table:table-cell>
              <table:table-cell office:value-type="float" office:value="2105363.08417335">
                <text:p>2105363.084173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360705.06484535">
                <text:p>-3360705.06484535</text:p>
              </table:table-cell>
              <table:table-cell office:value-type="float" office:value="-128725.514128417">
                <text:p>-128725.514128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28629.18388955">
                <text:p>2828629.18388955</text:p>
              </table:table-cell>
              <table:table-cell office:value-type="float" office:value="-1937590.23502468">
                <text:p>-1937590.235024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61151.13706328">
                <text:p>-1161151.13706328</text:p>
              </table:table-cell>
              <table:table-cell office:value-type="float" office:value="3273484.34848349">
                <text:p>3273484.34848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00258.846054">
                <text:p>-1000258.846054</text:p>
              </table:table-cell>
              <table:table-cell office:value-type="float" office:value="-3333672.55052571">
                <text:p>-3333672.5505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5195.07273246">
                <text:p>2805195.07273246</text:p>
              </table:table-cell>
              <table:table-cell office:value-type="float" office:value="2069975.3027801">
                <text:p>2069975.3027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28908.04814974">
                <text:p>-3528908.04814974</text:p>
              </table:table-cell>
              <table:table-cell office:value-type="float" office:value="40080.4124980154">
                <text:p>40080.4124980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63204.39418845">
                <text:p>2863204.39418845</text:p>
              </table:table-cell>
              <table:table-cell office:value-type="float" office:value="-2173397.73821089">
                <text:p>-2173397.73821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46937.66684841">
                <text:p>-1046937.66684841</text:p>
              </table:table-cell>
              <table:table-cell office:value-type="float" office:value="3482360.15359736">
                <text:p>3482360.15359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218886.40932117">
                <text:p>-1218886.40932117</text:p>
              </table:table-cell>
              <table:table-cell office:value-type="float" office:value="-3431579.39233458">
                <text:p>-3431579.392334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41564.27880303">
                <text:p>3041564.27880303</text:p>
              </table:table-cell>
              <table:table-cell office:value-type="float" office:value="2016566.76558927">
                <text:p>2016566.76558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688407.12615603">
                <text:p>-3688407.12615603</text:p>
              </table:table-cell>
              <table:table-cell office:value-type="float" office:value="224867.072708266">
                <text:p>224867.072708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81142.0469552">
                <text:p>2881142.0469552</text:p>
              </table:table-cell>
              <table:table-cell office:value-type="float" office:value="-2416762.13238372">
                <text:p>-2416762.13238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14758.252289346">
                <text:p>-914758.252289346</text:p>
              </table:table-cell>
              <table:table-cell office:value-type="float" office:value="3687319.89697583">
                <text:p>3687319.89697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49646.84004143">
                <text:p>-1449646.84004143</text:p>
              </table:table-cell>
              <table:table-cell office:value-type="float" office:value="-3515612.35625877">
                <text:p>-3515612.35625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79369.81362509">
                <text:p>3279369.81362509</text:p>
              </table:table-cell>
              <table:table-cell office:value-type="float" office:value="1944819.88138173">
                <text:p>1944819.88138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838029.41331433">
                <text:p>-3838029.41331433</text:p>
              </table:table-cell>
              <table:table-cell office:value-type="float" office:value="425159.998915149">
                <text:p>425159.998915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81782.94280421">
                <text:p>2881782.94280421</text:p>
              </table:table-cell>
              <table:table-cell office:value-type="float" office:value="-2666603.80583785">
                <text:p>-2666603.80583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64730.434333197">
                <text:p>-764730.434333197</text:p>
              </table:table-cell>
              <table:table-cell office:value-type="float" office:value="3887106.62741605">
                <text:p>3887106.62741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91690.94416717">
                <text:p>-1691690.94416717</text:p>
              </table:table-cell>
              <table:table-cell office:value-type="float" office:value="-3584836.3329218">
                <text:p>-3584836.3329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17366.77553514">
                <text:p>3517366.77553514</text:p>
              </table:table-cell>
              <table:table-cell office:value-type="float" office:value="1854493.71331708">
                <text:p>1854493.71331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976628.20580526">
                <text:p>-3976628.20580526</text:p>
              </table:table-cell>
              <table:table-cell office:value-type="float" office:value="640408.705891278">
                <text:p>640408.705891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4534.50029597">
                <text:p>2864534.50029597</text:p>
              </table:table-cell>
              <table:table-cell office:value-type="float" office:value="-2921797.91151659">
                <text:p>-2921797.911516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97052.442331708">
                <text:p>-597052.442331708</text:p>
              </table:table-cell>
              <table:table-cell office:value-type="float" office:value="4080466.91793265">
                <text:p>4080466.91793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944106.74699669">
                <text:p>-1944106.74699669</text:p>
              </table:table-cell>
              <table:table-cell office:value-type="float" office:value="-3638367.16193766">
                <text:p>-3638367.161937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54290.30771288">
                <text:p>3754290.30771288</text:p>
              </table:table-cell>
              <table:table-cell office:value-type="float" office:value="1745425.55622451">
                <text:p>1745425.556224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103087.63822942">
                <text:p>-4103087.63822942</text:p>
              </table:table-cell>
              <table:table-cell office:value-type="float" office:value="869988.180665513">
                <text:p>869988.180665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4.438cm" svg:y="4.204cm" style:legend-expansion="high" chart:style-name="ch2"/>
        <chart:plot-area chart:style-name="ch3" table:cell-range-address="table.J10:table.J139" chart:data-source-has-labels="row" svg:x="0.32cm" svg:y="0.18cm" svg:width="13.798cm" svg:height="8.646cm">
          <chart:coordinate-region svg:x="1.867cm" svg:y="0.379cm" svg:width="12.251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J11:table.J139" chart:label-cell-address="table.J10:table.J10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le.J10:table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J11:table.J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12.7937727613">
                <text:p>64112.793772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89.635633501">
                <text:p>102289.63563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326.3790399">
                <text:p>105326.3790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189.867527252">
                <text:p>112189.867527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02.570940337">
                <text:p>166502.570940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311.900262964">
                <text:p>228311.900262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786.434771186">
                <text:p>257786.434771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324.806158137">
                <text:p>258324.806158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111.731052883">
                <text:p>275111.731052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034.499906053">
                <text:p>333034.499906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003.614964688">
                <text:p>393003.614964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972.402643453">
                <text:p>417972.402643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886.183591335">
                <text:p>417886.183591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435.031331744">
                <text:p>439435.031331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9572.451362721">
                <text:p>499572.451362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7528.188750088">
                <text:p>557528.188750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840.820739574">
                <text:p>578840.8207395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749.236761405">
                <text:p>578749.236761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217.326993954">
                <text:p>604217.326993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090.755499781">
                <text:p>666090.755499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1821.030421787">
                <text:p>721821.030421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9866.568641173">
                <text:p>739866.568641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194.759882041">
                <text:p>740194.759882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9311.507876951">
                <text:p>769311.507876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563.928624331">
                <text:p>832563.928624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5862.590345153">
                <text:p>885862.590345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916.759544754">
                <text:p>900916.759544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028.510221068">
                <text:p>902028.510221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4664.214073942">
                <text:p>934664.214073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8966.911791482">
                <text:p>998966.911791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9645.06076884">
                <text:p>1049645.060768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1954.51545654">
                <text:p>1061954.51545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4182.90524082">
                <text:p>1064182.90524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0244.0865512">
                <text:p>1100244.0865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5275.3056387">
                <text:p>1165275.3056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3166.15433865">
                <text:p>1213166.15433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2976.23017585">
                <text:p>1222976.23017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6632.25015524">
                <text:p>1226632.25015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6026.21070297">
                <text:p>1266026.21070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1465.599346">
                <text:p>1331465.599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6427.33193542">
                <text:p>1376427.33193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3992.44541762">
                <text:p>1383992.44541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9366.98453731">
                <text:p>1389366.98453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1987.4404435">
                <text:p>1431987.4404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7515.39168644">
                <text:p>1497515.39168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9433.14219922">
                <text:p>1539433.14219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5020.52802854">
                <text:p>1545020.52802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2383.96892798">
                <text:p>1552383.9689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8104.74221797">
                <text:p>1598104.74221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3403.60218833">
                <text:p>1663403.60218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2190.9067284">
                <text:p>1702190.9067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6081.34784066">
                <text:p>1706081.347840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5682.23604886">
                <text:p>1715682.23604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64354.5872474">
                <text:p>1764354.587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9110.67050191">
                <text:p>1829110.67050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4710.52354117">
                <text:p>1864710.52354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67197.54001952">
                <text:p>1867197.54001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79260.92300155">
                <text:p>1879260.92300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30712.7701145">
                <text:p>1930712.7701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4618.74214961">
                <text:p>1994618.74214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27004.30870298">
                <text:p>2027004.30870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8392.47277527">
                <text:p>2028392.47277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3118.18618058">
                <text:p>2043118.18618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7154.42309471">
                <text:p>2097154.42309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59911.83893948">
                <text:p>2159911.83893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9086.84443115">
                <text:p>2189086.84443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89689.56052481">
                <text:p>2189689.56052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7250.60577103">
                <text:p>2207250.60577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63654.12934617">
                <text:p>2263654.12934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4976.01243687">
                <text:p>2324976.01243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0974.82025665">
                <text:p>2350974.82025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51111.76145445">
                <text:p>2351111.76145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1652.85688876">
                <text:p>2371652.85688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0186.08974197">
                <text:p>2430186.089741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9799.47901877">
                <text:p>2489799.479018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2686.86154186">
                <text:p>2512686.86154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2681.18240572">
                <text:p>2512681.18240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36317.53852006">
                <text:p>2536317.53852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96724.32011121">
                <text:p>2596724.32011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4372.73517924">
                <text:p>2654372.73517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74243.34325588">
                <text:p>2674243.34325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4418.75233491">
                <text:p>2674418.75233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01235.10349549">
                <text:p>2701235.10349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63242.8657674">
                <text:p>2763242.8657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18688.65191143">
                <text:p>2818688.65191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35666.18875698">
                <text:p>2835666.18875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6343.94421809">
                <text:p>2836343.94421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6393.85805397">
                <text:p>2866393.85805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29716.02516835">
                <text:p>2929716.02516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2742.54716264">
                <text:p>2982742.54716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96978.65436981">
                <text:p>2996978.654369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98474.53477885">
                <text:p>2998474.53477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1780.01251944">
                <text:p>3031780.01251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96118.57713651">
                <text:p>3096118.57713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46532.2355418">
                <text:p>3146532.2355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8205.10118108">
                <text:p>3158205.10118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60826.39644865">
                <text:p>3160826.39644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7377.77153907">
                <text:p>3197377.77153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62426.00748931">
                <text:p>3262426.00748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10058.05465377">
                <text:p>3310058.05465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9370.7558971">
                <text:p>3319370.75589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23413.31869405">
                <text:p>3323413.31869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63169.45616257">
                <text:p>3363169.45616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28614.73175606">
                <text:p>3428614.73175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3322.86763983">
                <text:p>3473322.867639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0501.4628984">
                <text:p>3480501.4628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86246.85732408">
                <text:p>3486246.85732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29135.65221883">
                <text:p>3529135.65221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4662.31117198">
                <text:p>3594662.311171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36332.0417185">
                <text:p>3636332.04171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41623.429835">
                <text:p>3641623.429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49336.21117181">
                <text:p>3649336.21117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5255.3807101">
                <text:p>3695255.3807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60547.65948487">
                <text:p>3760547.65948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99093.40274299">
                <text:p>3799093.40274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02762.96925294">
                <text:p>3802762.969252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2688.12592023">
                <text:p>3812688.12592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61506.28668962">
                <text:p>3861506.28668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6251.2383629">
                <text:p>3926251.2383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61617.1660191">
                <text:p>3961617.16601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63946.23883995">
                <text:p>3963946.23883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76306.82497856">
                <text:p>3976306.824978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27864.84353526">
                <text:p>4027864.84353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1755.23939649">
                <text:p>4091755.239396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23915.8438597">
                <text:p>4123915.8438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5198.98293214">
                <text:p>4125198.98293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40193.96730497">
                <text:p>4140193.96730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94306.56980255">
                <text:p>4194306.56980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